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Info">
        <table:table-row>
          <table:table-cell office:value-type="string" office:string-value="General">
            <text:p>Gener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Name">
            <text:p>Name</text:p>
          </table:table-cell>
          <table:table-cell office:value-type="string" office:string-value="G14">
            <text:p>G1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Description">
            <text:p>Description</text:p>
          </table:table-cell>
          <table:table-cell office:value-type="string" office:string-value="Bacterial model with 14 reactions">
            <text:p>Bacterial model with 14 reactions</text:p>
          </table:table-cell>
        </table:table-row>
        <table:table-row>
          <table:table-cell office:value-type="string" office:string-value="Units">
            <text:p>Uni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m">
            <text:p>Km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1/h ([mass of products]/[mass of protein]/h)">
            <text:p>1/h ([mass of products]/[mass of protein]/h)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ho">
            <text:p>rho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Sheets">
            <text:p>Shee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M">
            <text:p>M</text:p>
          </table:table-cell>
          <table:table-cell office:value-type="string" office:string-value="Mass fraction matrix">
            <text:p>Mass fraction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">
            <text:p>K</text:p>
          </table:table-cell>
          <table:table-cell office:value-type="string" office:string-value="Michaelis constant matrix">
            <text:p>Michaelis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A">
            <text:p>KA</text:p>
          </table:table-cell>
          <table:table-cell office:value-type="string" office:string-value="Activation constant matrix">
            <text:p>Activation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I">
            <text:p>KI</text:p>
          </table:table-cell>
          <table:table-cell office:value-type="string" office:string-value="Inhibition constant matrix">
            <text:p>Inhibition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Turnover numbers">
            <text:p>Turnover number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conditions">
            <text:p>conditions</text:p>
          </table:table-cell>
          <table:table-cell office:value-type="string" office:string-value="Value of rho and external concentrations at different growth conditions">
            <text:p>Value of rho and external concentrations at different growth conditions</text:p>
          </table:table-cell>
        </table:table-row>
      </table:table>
      <table:table table:name="M">
        <table:table-row>
          <table:table-cell/>
          <table:table-cell table:style-name="pd1" office:value-type="string" office:string-value="tC">
            <text:p>tC</text:p>
          </table:table-cell>
          <table:table-cell table:style-name="pd1" office:value-type="string" office:string-value="tP">
            <text:p>tP</text:p>
          </table:table-cell>
          <table:table-cell table:style-name="pd1" office:value-type="string" office:string-value="tN">
            <text:p>tN</text:p>
          </table:table-cell>
          <table:table-cell table:style-name="pd1" office:value-type="string" office:string-value="tAce">
            <text:p>tAce</text:p>
          </table:table-cell>
          <table:table-cell table:style-name="pd1" office:value-type="string" office:string-value="Res">
            <text:p>Res</text:p>
          </table:table-cell>
          <table:table-cell table:style-name="pd1" office:value-type="string" office:string-value="Fer">
            <text:p>Fer</text:p>
          </table:table-cell>
          <table:table-cell table:style-name="pd1" office:value-type="string" office:string-value="NTS">
            <text:p>NTS</text:p>
          </table:table-cell>
          <table:table-cell table:style-name="pd1" office:value-type="string" office:string-value="AAS">
            <text:p>AAS</text:p>
          </table:table-cell>
          <table:table-cell table:style-name="pd1" office:value-type="string" office:string-value="DNAp">
            <text:p>DNAp</text:p>
          </table:table-cell>
          <table:table-cell table:style-name="pd1" office:value-type="string" office:string-value="tRNAp">
            <text:p>tRNAp</text:p>
          </table:table-cell>
          <table:table-cell table:style-name="pd1" office:value-type="string" office:string-value="mRNAp">
            <text:p>mRNAp</text:p>
          </table:table-cell>
          <table:table-cell table:style-name="pd1" office:value-type="string" office:string-value="rRNAp">
            <text:p>rRNAp</text:p>
          </table:table-cell>
          <table:table-cell table:style-name="pd1" office:value-type="string" office:string-value="tRNAc">
            <text:p>tRNAc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P">
            <text:p>x_P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N">
            <text:p>x_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Ace">
            <text:p>x_A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">
            <text:p>C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-0.4">
            <text:p>-0.4</text:p>
          </table:table-cell>
          <table:table-cell office:value-type="float" office:value="-0.5">
            <text:p>-0.5</text:p>
          </table:table-cell>
          <table:table-cell office:value-type="float" office:value="-0.5">
            <text:p>-0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">
            <text:p>P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-0.1">
            <text:p>-0.1</text:p>
          </table:table-cell>
          <table:table-cell office:value-type="float" office:value="-0.2">
            <text:p>-0.2</text:p>
          </table:table-cell>
          <table:table-cell office:value-type="float" office:value="-0.2">
            <text:p>-0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">
            <text:p>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-0.1">
            <text:p>-0.1</text:p>
          </table:table-cell>
          <table:table-cell office:value-type="float" office:value="-0.2">
            <text:p>-0.2</text:p>
          </table:table-cell>
          <table:table-cell office:value-type="float" office:value="-0.2">
            <text:p>-0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ce">
            <text:p>A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DP">
            <text:p>AD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-0.4">
            <text:p>-0.4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</table:table-row>
        <table:table-row>
          <table:table-cell table:style-name="pd1" office:value-type="string" office:string-value="ATP">
            <text:p>AT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8">
            <text:p>0.8</text:p>
          </table:table-cell>
          <table:table-cell office:value-type="float" office:value="-0.1">
            <text:p>-0.1</text:p>
          </table:table-cell>
          <table:table-cell office:value-type="float" office:value="-0.1">
            <text:p>-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-0.1">
            <text:p>-0.1</text:p>
          </table:table-cell>
        </table:table-row>
        <table:table-row>
          <table:table-cell table:style-name="pd1" office:value-type="string" office:string-value="A">
            <text:p>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T">
            <text:p>NT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DNA">
            <text:p>D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tRNA">
            <text:p>tR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0.1">
            <text:p>0.1</text:p>
          </table:table-cell>
        </table:table-row>
        <table:table-row>
          <table:table-cell table:style-name="pd1" office:value-type="string" office:string-value="mRNA">
            <text:p>mR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rRNA">
            <text:p>rR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TC">
            <text:p>T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-0.9">
            <text:p>-0.9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</table:table-row>
      </table:table>
      <table:table table:name="kcat">
        <table:table-row>
          <table:table-cell/>
          <table:table-cell table:style-name="pd1" office:value-type="string" office:string-value="tC">
            <text:p>tC</text:p>
          </table:table-cell>
          <table:table-cell table:style-name="pd1" office:value-type="string" office:string-value="tP">
            <text:p>tP</text:p>
          </table:table-cell>
          <table:table-cell table:style-name="pd1" office:value-type="string" office:string-value="tN">
            <text:p>tN</text:p>
          </table:table-cell>
          <table:table-cell table:style-name="pd1" office:value-type="string" office:string-value="tAce">
            <text:p>tAce</text:p>
          </table:table-cell>
          <table:table-cell table:style-name="pd1" office:value-type="string" office:string-value="Res">
            <text:p>Res</text:p>
          </table:table-cell>
          <table:table-cell table:style-name="pd1" office:value-type="string" office:string-value="Fer">
            <text:p>Fer</text:p>
          </table:table-cell>
          <table:table-cell table:style-name="pd1" office:value-type="string" office:string-value="NTS">
            <text:p>NTS</text:p>
          </table:table-cell>
          <table:table-cell table:style-name="pd1" office:value-type="string" office:string-value="AAS">
            <text:p>AAS</text:p>
          </table:table-cell>
          <table:table-cell table:style-name="pd1" office:value-type="string" office:string-value="DNAp">
            <text:p>DNAp</text:p>
          </table:table-cell>
          <table:table-cell table:style-name="pd1" office:value-type="string" office:string-value="tRNAp">
            <text:p>tRNAp</text:p>
          </table:table-cell>
          <table:table-cell table:style-name="pd1" office:value-type="string" office:string-value="mRNAp">
            <text:p>mRNAp</text:p>
          </table:table-cell>
          <table:table-cell table:style-name="pd1" office:value-type="string" office:string-value="rRNAp">
            <text:p>rRNAp</text:p>
          </table:table-cell>
          <table:table-cell table:style-name="pd1" office:value-type="string" office:string-value="tRNAc">
            <text:p>tRNAc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kcat_f">
            <text:p>kcat_f</text:p>
          </table:table-cell>
          <table:table-cell office:value-type="float" office:value="20.0">
            <text:p>20.0</text:p>
          </table:table-cell>
          <table:table-cell office:value-type="float" office:value="30.0">
            <text:p>30.0</text:p>
          </table:table-cell>
          <table:table-cell office:value-type="float" office:value="40.0">
            <text:p>40.0</text:p>
          </table:table-cell>
          <table:table-cell office:value-type="float" office:value="50.0">
            <text:p>50.0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float" office:value="20.0">
            <text:p>20.0</text:p>
          </table:table-cell>
          <table:table-cell office:value-type="float" office:value="30.0">
            <text:p>30.0</text:p>
          </table:table-cell>
          <table:table-cell office:value-type="float" office:value="25.0">
            <text:p>25.0</text:p>
          </table:table-cell>
          <table:table-cell office:value-type="float" office:value="35.0">
            <text:p>35.0</text:p>
          </table:table-cell>
          <table:table-cell office:value-type="float" office:value="20.0">
            <text:p>20.0</text:p>
          </table:table-cell>
          <table:table-cell office:value-type="float" office:value="4.55">
            <text:p>4.55</text:p>
          </table:table-cell>
        </table:table-row>
        <table:table-row>
          <table:table-cell table:style-name="pd1" office:value-type="string" office:string-value="kcat_b">
            <text:p>kcat_b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K">
        <table:table-row>
          <table:table-cell/>
          <table:table-cell table:style-name="pd1" office:value-type="string" office:string-value="tC">
            <text:p>tC</text:p>
          </table:table-cell>
          <table:table-cell table:style-name="pd1" office:value-type="string" office:string-value="tP">
            <text:p>tP</text:p>
          </table:table-cell>
          <table:table-cell table:style-name="pd1" office:value-type="string" office:string-value="tN">
            <text:p>tN</text:p>
          </table:table-cell>
          <table:table-cell table:style-name="pd1" office:value-type="string" office:string-value="tAce">
            <text:p>tAce</text:p>
          </table:table-cell>
          <table:table-cell table:style-name="pd1" office:value-type="string" office:string-value="Res">
            <text:p>Res</text:p>
          </table:table-cell>
          <table:table-cell table:style-name="pd1" office:value-type="string" office:string-value="Fer">
            <text:p>Fer</text:p>
          </table:table-cell>
          <table:table-cell table:style-name="pd1" office:value-type="string" office:string-value="NTS">
            <text:p>NTS</text:p>
          </table:table-cell>
          <table:table-cell table:style-name="pd1" office:value-type="string" office:string-value="AAS">
            <text:p>AAS</text:p>
          </table:table-cell>
          <table:table-cell table:style-name="pd1" office:value-type="string" office:string-value="DNAp">
            <text:p>DNAp</text:p>
          </table:table-cell>
          <table:table-cell table:style-name="pd1" office:value-type="string" office:string-value="tRNAp">
            <text:p>tRNAp</text:p>
          </table:table-cell>
          <table:table-cell table:style-name="pd1" office:value-type="string" office:string-value="mRNAp">
            <text:p>mRNAp</text:p>
          </table:table-cell>
          <table:table-cell table:style-name="pd1" office:value-type="string" office:string-value="rRNAp">
            <text:p>rRNAp</text:p>
          </table:table-cell>
          <table:table-cell table:style-name="pd1" office:value-type="string" office:string-value="tRNAc">
            <text:p>tRNAc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P">
            <text:p>x_P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N">
            <text:p>x_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Ace">
            <text:p>x_A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">
            <text:p>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">
            <text:p>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">
            <text:p>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ce">
            <text:p>A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DP">
            <text:p>AD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TP">
            <text:p>AT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string" office:string-value="A">
            <text:p>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T">
            <text:p>NT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DNA">
            <text:p>D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tRNA">
            <text:p>tR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mRNA">
            <text:p>mR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rRNA">
            <text:p>rR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TC">
            <text:p>T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KA">
        <table:table-row>
          <table:table-cell/>
          <table:table-cell table:style-name="pd1" office:value-type="string" office:string-value="tC">
            <text:p>tC</text:p>
          </table:table-cell>
          <table:table-cell table:style-name="pd1" office:value-type="string" office:string-value="tP">
            <text:p>tP</text:p>
          </table:table-cell>
          <table:table-cell table:style-name="pd1" office:value-type="string" office:string-value="tN">
            <text:p>tN</text:p>
          </table:table-cell>
          <table:table-cell table:style-name="pd1" office:value-type="string" office:string-value="tAce">
            <text:p>tAce</text:p>
          </table:table-cell>
          <table:table-cell table:style-name="pd1" office:value-type="string" office:string-value="Res">
            <text:p>Res</text:p>
          </table:table-cell>
          <table:table-cell table:style-name="pd1" office:value-type="string" office:string-value="Fer">
            <text:p>Fer</text:p>
          </table:table-cell>
          <table:table-cell table:style-name="pd1" office:value-type="string" office:string-value="NTS">
            <text:p>NTS</text:p>
          </table:table-cell>
          <table:table-cell table:style-name="pd1" office:value-type="string" office:string-value="AAS">
            <text:p>AAS</text:p>
          </table:table-cell>
          <table:table-cell table:style-name="pd1" office:value-type="string" office:string-value="DNAp">
            <text:p>DNAp</text:p>
          </table:table-cell>
          <table:table-cell table:style-name="pd1" office:value-type="string" office:string-value="tRNAp">
            <text:p>tRNAp</text:p>
          </table:table-cell>
          <table:table-cell table:style-name="pd1" office:value-type="string" office:string-value="mRNAp">
            <text:p>mRNAp</text:p>
          </table:table-cell>
          <table:table-cell table:style-name="pd1" office:value-type="string" office:string-value="rRNAp">
            <text:p>rRNAp</text:p>
          </table:table-cell>
          <table:table-cell table:style-name="pd1" office:value-type="string" office:string-value="tRNAc">
            <text:p>tRNAc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P">
            <text:p>x_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N">
            <text:p>x_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Ace">
            <text:p>x_A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">
            <text:p>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">
            <text:p>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">
            <text:p>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ce">
            <text:p>A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DP">
            <text:p>AD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TP">
            <text:p>AT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">
            <text:p>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T">
            <text:p>NT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DNA">
            <text:p>D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tRNA">
            <text:p>tR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mRNA">
            <text:p>mR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string" office:string-value="rRNA">
            <text:p>rRN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string" office:string-value="TC">
            <text:p>T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rho">
        <table:table-row>
          <table:table-cell table:style-name="pd1" office:value-type="string" office:string-value="">
            <text:p/>
          </table:table-cell>
          <table:table-cell table:style-name="pd1" office:value-type="string" office:string-value="(g/L)">
            <text:p>(g/L)</text:p>
          </table:table-cell>
        </table:table-row>
        <table:table-row>
          <table:table-cell office:value-type="string" office:string-value="rho">
            <text:p>rho</text:p>
          </table:table-cell>
          <table:table-cell office:value-type="float" office:value="340.0">
            <text:p>340.0</text:p>
          </table:table-cell>
        </table:table-row>
      </table:table>
      <table:table table:name="conditions">
        <table:table-row>
          <table:table-cell/>
          <table:table-cell table:style-name="pd1" office:value-type="string" office:string-value="1">
            <text:p>1</text:p>
          </table:table-cell>
          <table:table-cell table:style-name="pd1" office:value-type="string" office:string-value="2">
            <text:p>2</text:p>
          </table:table-cell>
          <table:table-cell table:style-name="pd1" office:value-type="string" office:string-value="3">
            <text:p>3</text:p>
          </table:table-cell>
          <table:table-cell table:style-name="pd1" office:value-type="string" office:string-value="4">
            <text:p>4</text:p>
          </table:table-cell>
          <table:table-cell table:style-name="pd1" office:value-type="string" office:string-value="5">
            <text:p>5</text:p>
          </table:table-cell>
          <table:table-cell table:style-name="pd1" office:value-type="string" office:string-value="6">
            <text:p>6</text:p>
          </table:table-cell>
          <table:table-cell table:style-name="pd1" office:value-type="string" office:string-value="7">
            <text:p>7</text:p>
          </table:table-cell>
          <table:table-cell table:style-name="pd1" office:value-type="string" office:string-value="8">
            <text:p>8</text:p>
          </table:table-cell>
          <table:table-cell table:style-name="pd1" office:value-type="string" office:string-value="9">
            <text:p>9</text:p>
          </table:table-cell>
          <table:table-cell table:style-name="pd1" office:value-type="string" office:string-value="10">
            <text:p>10</text:p>
          </table:table-cell>
          <table:table-cell table:style-name="pd1" office:value-type="string" office:string-value="11">
            <text:p>11</text:p>
          </table:table-cell>
          <table:table-cell table:style-name="pd1" office:value-type="string" office:string-value="12">
            <text:p>12</text:p>
          </table:table-cell>
          <table:table-cell table:style-name="pd1" office:value-type="string" office:string-value="13">
            <text:p>13</text:p>
          </table:table-cell>
          <table:table-cell table:style-name="pd1" office:value-type="string" office:string-value="14">
            <text:p>14</text:p>
          </table:table-cell>
          <table:table-cell table:style-name="pd1" office:value-type="string" office:string-value="15">
            <text:p>15</text:p>
          </table:table-cell>
        </table:table-row>
        <table:table-row>
          <table:table-cell table:style-name="pd1" office:value-type="string" office:string-value="rho">
            <text:p>rho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5.0">
            <text:p>5.0</text:p>
          </table:table-cell>
          <table:table-cell office:value-type="float" office:value="3.846153846153846">
            <text:p>3.846153846153846</text:p>
          </table:table-cell>
          <table:table-cell office:value-type="float" office:value="2.9585798816568043">
            <text:p>2.9585798816568043</text:p>
          </table:table-cell>
          <table:table-cell office:value-type="float" office:value="2.2758306781975417">
            <text:p>2.2758306781975417</text:p>
          </table:table-cell>
          <table:table-cell office:value-type="float" office:value="1.7506389832288782">
            <text:p>1.7506389832288782</text:p>
          </table:table-cell>
          <table:table-cell office:value-type="float" office:value="1.3466453717145217">
            <text:p>1.3466453717145217</text:p>
          </table:table-cell>
          <table:table-cell office:value-type="float" office:value="1.0358810551650166">
            <text:p>1.0358810551650166</text:p>
          </table:table-cell>
          <table:table-cell office:value-type="float" office:value="0.7968315808961666">
            <text:p>0.7968315808961666</text:p>
          </table:table-cell>
          <table:table-cell office:value-type="float" office:value="0.6129473699201281">
            <text:p>0.6129473699201281</text:p>
          </table:table-cell>
          <table:table-cell office:value-type="float" office:value="0.4714979768616369">
            <text:p>0.4714979768616369</text:p>
          </table:table-cell>
          <table:table-cell office:value-type="float" office:value="0.3626907514320284">
            <text:p>0.3626907514320284</text:p>
          </table:table-cell>
          <table:table-cell office:value-type="float" office:value="0.2789928857169449">
            <text:p>0.2789928857169449</text:p>
          </table:table-cell>
          <table:table-cell office:value-type="float" office:value="0.2146099120899576">
            <text:p>0.2146099120899576</text:p>
          </table:table-cell>
          <table:table-cell office:value-type="float" office:value="0.1650845477615058">
            <text:p>0.1650845477615058</text:p>
          </table:table-cell>
          <table:table-cell office:value-type="float" office:value="0.1269881136626968">
            <text:p>0.1269881136626968</text:p>
          </table:table-cell>
        </table:table-row>
        <table:table-row>
          <table:table-cell table:style-name="pd1" office:value-type="string" office:string-value="x_P">
            <text:p>x_P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string" office:string-value="x_N">
            <text:p>x_N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string" office:string-value="x_Ace">
            <text:p>x_Ac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</table:table>
      <table:table table:name="q">
        <table:table-row>
          <table:table-cell/>
          <table:table-cell table:style-name="pd1" office:value-type="string" office:string-value="tC">
            <text:p>tC</text:p>
          </table:table-cell>
          <table:table-cell table:style-name="pd1" office:value-type="string" office:string-value="tP">
            <text:p>tP</text:p>
          </table:table-cell>
          <table:table-cell table:style-name="pd1" office:value-type="string" office:string-value="tN">
            <text:p>tN</text:p>
          </table:table-cell>
          <table:table-cell table:style-name="pd1" office:value-type="string" office:string-value="tAce">
            <text:p>tAce</text:p>
          </table:table-cell>
          <table:table-cell table:style-name="pd1" office:value-type="string" office:string-value="Res">
            <text:p>Res</text:p>
          </table:table-cell>
          <table:table-cell table:style-name="pd1" office:value-type="string" office:string-value="Fer">
            <text:p>Fer</text:p>
          </table:table-cell>
          <table:table-cell table:style-name="pd1" office:value-type="string" office:string-value="NTS">
            <text:p>NTS</text:p>
          </table:table-cell>
          <table:table-cell table:style-name="pd1" office:value-type="string" office:string-value="AAS">
            <text:p>AAS</text:p>
          </table:table-cell>
          <table:table-cell table:style-name="pd1" office:value-type="string" office:string-value="DNAp">
            <text:p>DNAp</text:p>
          </table:table-cell>
          <table:table-cell table:style-name="pd1" office:value-type="string" office:string-value="tRNAp">
            <text:p>tRNAp</text:p>
          </table:table-cell>
          <table:table-cell table:style-name="pd1" office:value-type="string" office:string-value="mRNAp">
            <text:p>mRNAp</text:p>
          </table:table-cell>
          <table:table-cell table:style-name="pd1" office:value-type="string" office:string-value="rRNAp">
            <text:p>rRNAp</text:p>
          </table:table-cell>
          <table:table-cell table:style-name="pd1" office:value-type="string" office:string-value="tRNAc">
            <text:p>tRNAc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q0">
            <text:p>q0</text:p>
          </table:table-cell>
          <table:table-cell office:value-type="float" office:value="0.5947259522111721">
            <text:p>0.5947259522111721</text:p>
          </table:table-cell>
          <table:table-cell office:value-type="float" office:value="0.2324285931844956">
            <text:p>0.2324285931844956</text:p>
          </table:table-cell>
          <table:table-cell office:value-type="float" office:value="0.22249807008363476">
            <text:p>0.22249807008363476</text:p>
          </table:table-cell>
          <table:table-cell office:value-type="float" office:value="0.04965261547930258">
            <text:p>0.04965261547930258</text:p>
          </table:table-cell>
          <table:table-cell office:value-type="float" office:value="1e-10">
            <text:p>1e-10</text:p>
          </table:table-cell>
          <table:table-cell office:value-type="float" office:value="0.2730893851486642">
            <text:p>0.2730893851486642</text:p>
          </table:table-cell>
          <table:table-cell office:value-type="float" office:value="0.5338234418362432">
            <text:p>0.5338234418362432</text:p>
          </table:table-cell>
          <table:table-cell office:value-type="float" office:value="0.16903283068393546">
            <text:p>0.16903283068393546</text:p>
          </table:table-cell>
          <table:table-cell office:value-type="float" office:value="0.06640919417954058">
            <text:p>0.06640919417954058</text:p>
          </table:table-cell>
          <table:table-cell office:value-type="float" office:value="0.34613129383535823">
            <text:p>0.34613129383535823</text:p>
          </table:table-cell>
          <table:table-cell office:value-type="float" office:value="0.004981148850158959">
            <text:p>0.004981148850158959</text:p>
          </table:table-cell>
          <table:table-cell office:value-type="float" office:value="0.008301583732828235">
            <text:p>0.008301583732828235</text:p>
          </table:table-cell>
          <table:table-cell office:value-type="float" office:value="0.5123846605561967">
            <text:p>0.5123846605561967</text:p>
          </table:table-cell>
          <table:table-cell office:value-type="float" office:value="0.37364276306130706">
            <text:p>0.37364276306130706</text:p>
          </table:table-cell>
        </table:table-row>
        <table:table-row>
          <table:table-cell table:style-name="pd1" office:value-type="string" office:string-value="1">
            <text:p>1</text:p>
          </table:table-cell>
          <table:table-cell office:value-type="float" office:value="0.5908499648606256">
            <text:p>0.5908499648606256</text:p>
          </table:table-cell>
          <table:table-cell office:value-type="float" office:value="0.23835377836793403">
            <text:p>0.23835377836793403</text:p>
          </table:table-cell>
          <table:table-cell office:value-type="float" office:value="0.2315107474279255">
            <text:p>0.2315107474279255</text:p>
          </table:table-cell>
          <table:table-cell office:value-type="float" office:value="0.06071449065648516">
            <text:p>0.06071449065648516</text:p>
          </table:table-cell>
          <table:table-cell office:value-type="float" office:value="1e-10">
            <text:p>1e-10</text:p>
          </table:table-cell>
          <table:table-cell office:value-type="float" office:value="0.32420385554915876">
            <text:p>0.32420385554915876</text:p>
          </table:table-cell>
          <table:table-cell office:value-type="float" office:value="0.5793716057649695">
            <text:p>0.5793716057649695</text:p>
          </table:table-cell>
          <table:table-cell office:value-type="float" office:value="0.17532894103650631">
            <text:p>0.17532894103650631</text:p>
          </table:table-cell>
          <table:table-cell office:value-type="float" office:value="0.029478479195873555">
            <text:p>0.029478479195873555</text:p>
          </table:table-cell>
          <table:table-cell office:value-type="float" office:value="0.36830733873194405">
            <text:p>0.36830733873194405</text:p>
          </table:table-cell>
          <table:table-cell office:value-type="float" office:value="0.04441873193633822">
            <text:p>0.04441873193633822</text:p>
          </table:table-cell>
          <table:table-cell office:value-type="float" office:value="0.05807516064485538">
            <text:p>0.05807516064485538</text:p>
          </table:table-cell>
          <table:table-cell office:value-type="float" office:value="0.5485989330656844">
            <text:p>0.5485989330656844</text:p>
          </table:table-cell>
          <table:table-cell office:value-type="float" office:value="0.4722030412203437">
            <text:p>0.4722030412203437</text:p>
          </table:table-cell>
        </table:table-row>
        <table:table-row>
          <table:table-cell table:style-name="pd1" office:value-type="string" office:string-value="2">
            <text:p>2</text:p>
          </table:table-cell>
          <table:table-cell office:value-type="float" office:value="0.5908499648606256">
            <text:p>0.5908499648606256</text:p>
          </table:table-cell>
          <table:table-cell office:value-type="float" office:value="0.23835377836793403">
            <text:p>0.23835377836793403</text:p>
          </table:table-cell>
          <table:table-cell office:value-type="float" office:value="0.2315107474279255">
            <text:p>0.2315107474279255</text:p>
          </table:table-cell>
          <table:table-cell office:value-type="float" office:value="0.06071449065648516">
            <text:p>0.06071449065648516</text:p>
          </table:table-cell>
          <table:table-cell office:value-type="float" office:value="1e-10">
            <text:p>1e-10</text:p>
          </table:table-cell>
          <table:table-cell office:value-type="float" office:value="0.32420385554915876">
            <text:p>0.32420385554915876</text:p>
          </table:table-cell>
          <table:table-cell office:value-type="float" office:value="0.5793716057649695">
            <text:p>0.5793716057649695</text:p>
          </table:table-cell>
          <table:table-cell office:value-type="float" office:value="0.17532894103650631">
            <text:p>0.17532894103650631</text:p>
          </table:table-cell>
          <table:table-cell office:value-type="float" office:value="0.029478479195873555">
            <text:p>0.029478479195873555</text:p>
          </table:table-cell>
          <table:table-cell office:value-type="float" office:value="0.36830733873194405">
            <text:p>0.36830733873194405</text:p>
          </table:table-cell>
          <table:table-cell office:value-type="float" office:value="0.04441873193633822">
            <text:p>0.04441873193633822</text:p>
          </table:table-cell>
          <table:table-cell office:value-type="float" office:value="0.05807516064485538">
            <text:p>0.05807516064485538</text:p>
          </table:table-cell>
          <table:table-cell office:value-type="float" office:value="0.5485989330656844">
            <text:p>0.5485989330656844</text:p>
          </table:table-cell>
          <table:table-cell office:value-type="float" office:value="0.4722030412203437">
            <text:p>0.4722030412203437</text:p>
          </table:table-cell>
        </table:table-row>
        <table:table-row>
          <table:table-cell table:style-name="pd1" office:value-type="string" office:string-value="3">
            <text:p>3</text:p>
          </table:table-cell>
          <table:table-cell office:value-type="float" office:value="0.5906047821583816">
            <text:p>0.5906047821583816</text:p>
          </table:table-cell>
          <table:table-cell office:value-type="float" office:value="0.23848308346356853">
            <text:p>0.23848308346356853</text:p>
          </table:table-cell>
          <table:table-cell office:value-type="float" office:value="0.23164340878572454">
            <text:p>0.23164340878572454</text:p>
          </table:table-cell>
          <table:table-cell office:value-type="float" office:value="0.06073127440767478">
            <text:p>0.06073127440767478</text:p>
          </table:table-cell>
          <table:table-cell office:value-type="float" office:value="1e-10">
            <text:p>1e-10</text:p>
          </table:table-cell>
          <table:table-cell office:value-type="float" office:value="0.324285015498109">
            <text:p>0.324285015498109</text:p>
          </table:table-cell>
          <table:table-cell office:value-type="float" office:value="0.5794808371795585">
            <text:p>0.5794808371795585</text:p>
          </table:table-cell>
          <table:table-cell office:value-type="float" office:value="0.17535557245644826">
            <text:p>0.17535557245644826</text:p>
          </table:table-cell>
          <table:table-cell office:value-type="float" office:value="0.029485643113735045">
            <text:p>0.029485643113735045</text:p>
          </table:table-cell>
          <table:table-cell office:value-type="float" office:value="0.3685186834076004">
            <text:p>0.3685186834076004</text:p>
          </table:table-cell>
          <table:table-cell office:value-type="float" office:value="0.04442787780892826">
            <text:p>0.04442787780892826</text:p>
          </table:table-cell>
          <table:table-cell office:value-type="float" office:value="0.05807662504993959">
            <text:p>0.05807662504993959</text:p>
          </table:table-cell>
          <table:table-cell office:value-type="float" office:value="0.5489445863310041">
            <text:p>0.5489445863310041</text:p>
          </table:table-cell>
          <table:table-cell office:value-type="float" office:value="0.47270156640873096">
            <text:p>0.47270156640873096</text:p>
          </table:table-cell>
        </table:table-row>
        <table:table-row>
          <table:table-cell table:style-name="pd1" office:value-type="string" office:string-value="4">
            <text:p>4</text:p>
          </table:table-cell>
          <table:table-cell office:value-type="float" office:value="0.5906047821583815">
            <text:p>0.5906047821583815</text:p>
          </table:table-cell>
          <table:table-cell office:value-type="float" office:value="0.23848308346356853">
            <text:p>0.23848308346356853</text:p>
          </table:table-cell>
          <table:table-cell office:value-type="float" office:value="0.23164340878572454">
            <text:p>0.23164340878572454</text:p>
          </table:table-cell>
          <table:table-cell office:value-type="float" office:value="0.06073127440767472">
            <text:p>0.06073127440767472</text:p>
          </table:table-cell>
          <table:table-cell office:value-type="float" office:value="1e-10">
            <text:p>1e-10</text:p>
          </table:table-cell>
          <table:table-cell office:value-type="float" office:value="0.324285015498109">
            <text:p>0.324285015498109</text:p>
          </table:table-cell>
          <table:table-cell office:value-type="float" office:value="0.5794808371795585">
            <text:p>0.5794808371795585</text:p>
          </table:table-cell>
          <table:table-cell office:value-type="float" office:value="0.17535557245644826">
            <text:p>0.17535557245644826</text:p>
          </table:table-cell>
          <table:table-cell office:value-type="float" office:value="0.02948564311373467">
            <text:p>0.02948564311373467</text:p>
          </table:table-cell>
          <table:table-cell office:value-type="float" office:value="0.3685186834076004">
            <text:p>0.3685186834076004</text:p>
          </table:table-cell>
          <table:table-cell office:value-type="float" office:value="0.04442787780892826">
            <text:p>0.04442787780892826</text:p>
          </table:table-cell>
          <table:table-cell office:value-type="float" office:value="0.05807662504993959">
            <text:p>0.05807662504993959</text:p>
          </table:table-cell>
          <table:table-cell office:value-type="float" office:value="0.5489445863310041">
            <text:p>0.5489445863310041</text:p>
          </table:table-cell>
          <table:table-cell office:value-type="float" office:value="0.47270156640873096">
            <text:p>0.47270156640873096</text:p>
          </table:table-cell>
        </table:table-row>
        <table:table-row>
          <table:table-cell table:style-name="pd1" office:value-type="string" office:string-value="5">
            <text:p>5</text:p>
          </table:table-cell>
          <table:table-cell office:value-type="float" office:value="0.5908334073896835">
            <text:p>0.5908334073896835</text:p>
          </table:table-cell>
          <table:table-cell office:value-type="float" office:value="0.23874653248900532">
            <text:p>0.23874653248900532</text:p>
          </table:table-cell>
          <table:table-cell office:value-type="float" office:value="0.23198060161925588">
            <text:p>0.23198060161925588</text:p>
          </table:table-cell>
          <table:table-cell office:value-type="float" office:value="0.06156054149794471">
            <text:p>0.06156054149794471</text:p>
          </table:table-cell>
          <table:table-cell office:value-type="float" office:value="1e-10">
            <text:p>1e-10</text:p>
          </table:table-cell>
          <table:table-cell office:value-type="float" office:value="0.32779048675349337">
            <text:p>0.32779048675349337</text:p>
          </table:table-cell>
          <table:table-cell office:value-type="float" office:value="0.5835875422945747">
            <text:p>0.5835875422945747</text:p>
          </table:table-cell>
          <table:table-cell office:value-type="float" office:value="0.17659193597098782">
            <text:p>0.17659193597098782</text:p>
          </table:table-cell>
          <table:table-cell office:value-type="float" office:value="0.028876559380377614">
            <text:p>0.028876559380377614</text:p>
          </table:table-cell>
          <table:table-cell office:value-type="float" office:value="0.3748284117908376">
            <text:p>0.3748284117908376</text:p>
          </table:table-cell>
          <table:table-cell office:value-type="float" office:value="0.04370549414196493">
            <text:p>0.04370549414196493</text:p>
          </table:table-cell>
          <table:table-cell office:value-type="float" office:value="0.05710113163734225">
            <text:p>0.05710113163734225</text:p>
          </table:table-cell>
          <table:table-cell office:value-type="float" office:value="0.560111744066805">
            <text:p>0.560111744066805</text:p>
          </table:table-cell>
          <table:table-cell office:value-type="float" office:value="0.48409786147859285">
            <text:p>0.48409786147859285</text:p>
          </table:table-cell>
        </table:table-row>
        <table:table-row>
          <table:table-cell table:style-name="pd1" office:value-type="string" office:string-value="6">
            <text:p>6</text:p>
          </table:table-cell>
          <table:table-cell office:value-type="float" office:value="0.5903695135574305">
            <text:p>0.5903695135574305</text:p>
          </table:table-cell>
          <table:table-cell office:value-type="float" office:value="0.2389868769578634">
            <text:p>0.2389868769578634</text:p>
          </table:table-cell>
          <table:table-cell office:value-type="float" office:value="0.2322194403593348">
            <text:p>0.2322194403593348</text:p>
          </table:table-cell>
          <table:table-cell office:value-type="float" office:value="0.06157583087462879">
            <text:p>0.06157583087462879</text:p>
          </table:table-cell>
          <table:table-cell office:value-type="float" office:value="1e-10">
            <text:p>1e-10</text:p>
          </table:table-cell>
          <table:table-cell office:value-type="float" office:value="0.3278482474921272">
            <text:p>0.3278482474921272</text:p>
          </table:table-cell>
          <table:table-cell office:value-type="float" office:value="0.5837015046581756">
            <text:p>0.5837015046581756</text:p>
          </table:table-cell>
          <table:table-cell office:value-type="float" office:value="0.17661200126237392">
            <text:p>0.17661200126237392</text:p>
          </table:table-cell>
          <table:table-cell office:value-type="float" office:value="0.02885759816884745">
            <text:p>0.02885759816884745</text:p>
          </table:table-cell>
          <table:table-cell office:value-type="float" office:value="0.3750360871475548">
            <text:p>0.3750360871475548</text:p>
          </table:table-cell>
          <table:table-cell office:value-type="float" office:value="0.043698647479809824">
            <text:p>0.043698647479809824</text:p>
          </table:table-cell>
          <table:table-cell office:value-type="float" office:value="0.05708648003660409">
            <text:p>0.05708648003660409</text:p>
          </table:table-cell>
          <table:table-cell office:value-type="float" office:value="0.5605633055902105">
            <text:p>0.5605633055902105</text:p>
          </table:table-cell>
          <table:table-cell office:value-type="float" office:value="0.48481762546878066">
            <text:p>0.48481762546878066</text:p>
          </table:table-cell>
        </table:table-row>
        <table:table-row>
          <table:table-cell table:style-name="pd1" office:value-type="string" office:string-value="7">
            <text:p>7</text:p>
          </table:table-cell>
          <table:table-cell office:value-type="float" office:value="0.5898311009329016">
            <text:p>0.5898311009329016</text:p>
          </table:table-cell>
          <table:table-cell office:value-type="float" office:value="0.23924679676627023">
            <text:p>0.23924679676627023</text:p>
          </table:table-cell>
          <table:table-cell office:value-type="float" office:value="0.23247439240786513">
            <text:p>0.23247439240786513</text:p>
          </table:table-cell>
          <table:table-cell office:value-type="float" office:value="0.06155229010703699">
            <text:p>0.06155229010703699</text:p>
          </table:table-cell>
          <table:table-cell office:value-type="float" office:value="1e-10">
            <text:p>1e-10</text:p>
          </table:table-cell>
          <table:table-cell office:value-type="float" office:value="0.3278508915763024">
            <text:p>0.3278508915763024</text:p>
          </table:table-cell>
          <table:table-cell office:value-type="float" office:value="0.5837319255546398">
            <text:p>0.5837319255546398</text:p>
          </table:table-cell>
          <table:table-cell office:value-type="float" office:value="0.17661745870105877">
            <text:p>0.17661745870105877</text:p>
          </table:table-cell>
          <table:table-cell office:value-type="float" office:value="0.028859623403239772">
            <text:p>0.028859623403239772</text:p>
          </table:table-cell>
          <table:table-cell office:value-type="float" office:value="0.37516940547423555">
            <text:p>0.37516940547423555</text:p>
          </table:table-cell>
          <table:table-cell office:value-type="float" office:value="0.04371446813254604">
            <text:p>0.04371446813254604</text:p>
          </table:table-cell>
          <table:table-cell office:value-type="float" office:value="0.05709813744558442">
            <text:p>0.05709813744558442</text:p>
          </table:table-cell>
          <table:table-cell office:value-type="float" office:value="0.5608411536908129">
            <text:p>0.5608411536908129</text:p>
          </table:table-cell>
          <table:table-cell office:value-type="float" office:value="0.4853988133735945">
            <text:p>0.4853988133735945</text:p>
          </table:table-cell>
        </table:table-row>
        <table:table-row>
          <table:table-cell table:style-name="pd1" office:value-type="string" office:string-value="8">
            <text:p>8</text:p>
          </table:table-cell>
          <table:table-cell office:value-type="float" office:value="0.5889138946821733">
            <text:p>0.5889138946821733</text:p>
          </table:table-cell>
          <table:table-cell office:value-type="float" office:value="0.23967077205009252">
            <text:p>0.23967077205009252</text:p>
          </table:table-cell>
          <table:table-cell office:value-type="float" office:value="0.23288743831627906">
            <text:p>0.23288743831627906</text:p>
          </table:table-cell>
          <table:table-cell office:value-type="float" office:value="0.061472105048545014">
            <text:p>0.061472105048545014</text:p>
          </table:table-cell>
          <table:table-cell office:value-type="float" office:value="1e-10">
            <text:p>1e-10</text:p>
          </table:table-cell>
          <table:table-cell office:value-type="float" office:value="0.327827446491099">
            <text:p>0.327827446491099</text:p>
          </table:table-cell>
          <table:table-cell office:value-type="float" office:value="0.5837020336573099">
            <text:p>0.5837020336573099</text:p>
          </table:table-cell>
          <table:table-cell office:value-type="float" office:value="0.17661322227670637">
            <text:p>0.17661322227670637</text:p>
          </table:table-cell>
          <table:table-cell office:value-type="float" office:value="0.02890232541670745">
            <text:p>0.02890232541670745</text:p>
          </table:table-cell>
          <table:table-cell office:value-type="float" office:value="0.37536831864802134">
            <text:p>0.37536831864802134</text:p>
          </table:table-cell>
          <table:table-cell office:value-type="float" office:value="0.04378931520118593">
            <text:p>0.04378931520118593</text:p>
          </table:table-cell>
          <table:table-cell office:value-type="float" office:value="0.05716730784149792">
            <text:p>0.05716730784149792</text:p>
          </table:table-cell>
          <table:table-cell office:value-type="float" office:value="0.5612093644850196">
            <text:p>0.5612093644850196</text:p>
          </table:table-cell>
          <table:table-cell office:value-type="float" office:value="0.48624846778743674">
            <text:p>0.48624846778743674</text:p>
          </table:table-cell>
        </table:table-row>
        <table:table-row>
          <table:table-cell table:style-name="pd1" office:value-type="string" office:string-value="9">
            <text:p>9</text:p>
          </table:table-cell>
          <table:table-cell office:value-type="float" office:value="0.5888831529005432">
            <text:p>0.5888831529005432</text:p>
          </table:table-cell>
          <table:table-cell office:value-type="float" office:value="0.24022027413590635">
            <text:p>0.24022027413590635</text:p>
          </table:table-cell>
          <table:table-cell office:value-type="float" office:value="0.23345003822488763">
            <text:p>0.23345003822488763</text:p>
          </table:table-cell>
          <table:table-cell office:value-type="float" office:value="0.0625534652613373">
            <text:p>0.0625534652613373</text:p>
          </table:table-cell>
          <table:table-cell office:value-type="float" office:value="1e-10">
            <text:p>1e-10</text:p>
          </table:table-cell>
          <table:table-cell office:value-type="float" office:value="0.3323355468606377">
            <text:p>0.3323355468606377</text:p>
          </table:table-cell>
          <table:table-cell office:value-type="float" office:value="0.5888026179681369">
            <text:p>0.5888026179681369</text:p>
          </table:table-cell>
          <table:table-cell office:value-type="float" office:value="0.17849359977104493">
            <text:p>0.17849359977104493</text:p>
          </table:table-cell>
          <table:table-cell office:value-type="float" office:value="0.02780287231645072">
            <text:p>0.02780287231645072</text:p>
          </table:table-cell>
          <table:table-cell office:value-type="float" office:value="0.3842583114700449">
            <text:p>0.3842583114700449</text:p>
          </table:table-cell>
          <table:table-cell office:value-type="float" office:value="0.042507738459805086">
            <text:p>0.042507738459805086</text:p>
          </table:table-cell>
          <table:table-cell office:value-type="float" office:value="0.05547829907945695">
            <text:p>0.05547829907945695</text:p>
          </table:table-cell>
          <table:table-cell office:value-type="float" office:value="0.5776108804155085">
            <text:p>0.5776108804155085</text:p>
          </table:table-cell>
          <table:table-cell office:value-type="float" office:value="0.5034418214173563">
            <text:p>0.5034418214173563</text:p>
          </table:table-cell>
        </table:table-row>
        <table:table-row>
          <table:table-cell table:style-name="pd1" office:value-type="string" office:string-value="10">
            <text:p>10</text:p>
          </table:table-cell>
          <table:table-cell office:value-type="float" office:value="0.5872315038083875">
            <text:p>0.5872315038083875</text:p>
          </table:table-cell>
          <table:table-cell office:value-type="float" office:value="0.24099150817162546">
            <text:p>0.24099150817162546</text:p>
          </table:table-cell>
          <table:table-cell office:value-type="float" office:value="0.2342100082590546">
            <text:p>0.2342100082590546</text:p>
          </table:table-cell>
          <table:table-cell office:value-type="float" office:value="0.06243302023906777">
            <text:p>0.06243302023906777</text:p>
          </table:table-cell>
          <table:table-cell office:value-type="float" office:value="1e-10">
            <text:p>1e-10</text:p>
          </table:table-cell>
          <table:table-cell office:value-type="float" office:value="0.3322598402158609">
            <text:p>0.3322598402158609</text:p>
          </table:table-cell>
          <table:table-cell office:value-type="float" office:value="0.5888404876907706">
            <text:p>0.5888404876907706</text:p>
          </table:table-cell>
          <table:table-cell office:value-type="float" office:value="0.178448150348837">
            <text:p>0.178448150348837</text:p>
          </table:table-cell>
          <table:table-cell office:value-type="float" office:value="0.027774011584352387">
            <text:p>0.027774011584352387</text:p>
          </table:table-cell>
          <table:table-cell office:value-type="float" office:value="0.3844783473120997">
            <text:p>0.3844783473120997</text:p>
          </table:table-cell>
          <table:table-cell office:value-type="float" office:value="0.04252047612567929">
            <text:p>0.04252047612567929</text:p>
          </table:table-cell>
          <table:table-cell office:value-type="float" office:value="0.05548227871027242">
            <text:p>0.05548227871027242</text:p>
          </table:table-cell>
          <table:table-cell office:value-type="float" office:value="0.5782801942281464">
            <text:p>0.5782801942281464</text:p>
          </table:table-cell>
          <table:table-cell office:value-type="float" office:value="0.5049786949726678">
            <text:p>0.5049786949726678</text:p>
          </table:table-cell>
        </table:table-row>
        <table:table-row>
          <table:table-cell table:style-name="pd1" office:value-type="string" office:string-value="11">
            <text:p>11</text:p>
          </table:table-cell>
          <table:table-cell office:value-type="float" office:value="0.5844579473664633">
            <text:p>0.5844579473664633</text:p>
          </table:table-cell>
          <table:table-cell office:value-type="float" office:value="0.2422773566262062">
            <text:p>0.2422773566262062</text:p>
          </table:table-cell>
          <table:table-cell office:value-type="float" office:value="0.23545302373993604">
            <text:p>0.23545302373993604</text:p>
          </table:table-cell>
          <table:table-cell office:value-type="float" office:value="0.062188327732605596">
            <text:p>0.062188327732605596</text:p>
          </table:table-cell>
          <table:table-cell office:value-type="float" office:value="1e-10">
            <text:p>1e-10</text:p>
          </table:table-cell>
          <table:table-cell office:value-type="float" office:value="0.33203270593527606">
            <text:p>0.33203270593527606</text:p>
          </table:table-cell>
          <table:table-cell office:value-type="float" office:value="0.5886950011700524">
            <text:p>0.5886950011700524</text:p>
          </table:table-cell>
          <table:table-cell office:value-type="float" office:value="0.1783338045975758">
            <text:p>0.1783338045975758</text:p>
          </table:table-cell>
          <table:table-cell office:value-type="float" office:value="0.027743972357841006">
            <text:p>0.027743972357841006</text:p>
          </table:table-cell>
          <table:table-cell office:value-type="float" office:value="0.38486832936840604">
            <text:p>0.38486832936840604</text:p>
          </table:table-cell>
          <table:table-cell office:value-type="float" office:value="0.042588263407531">
            <text:p>0.042588263407531</text:p>
          </table:table-cell>
          <table:table-cell office:value-type="float" office:value="0.05553839557089208">
            <text:p>0.05553839557089208</text:p>
          </table:table-cell>
          <table:table-cell office:value-type="float" office:value="0.5794153818756981">
            <text:p>0.5794153818756981</text:p>
          </table:table-cell>
          <table:table-cell office:value-type="float" office:value="0.5075555215993792">
            <text:p>0.5075555215993792</text:p>
          </table:table-cell>
        </table:table-row>
        <table:table-row>
          <table:table-cell table:style-name="pd1" office:value-type="string" office:string-value="12">
            <text:p>12</text:p>
          </table:table-cell>
          <table:table-cell office:value-type="float" office:value="0.585589565023227">
            <text:p>0.585589565023227</text:p>
          </table:table-cell>
          <table:table-cell office:value-type="float" office:value="0.24271499545166714">
            <text:p>0.24271499545166714</text:p>
          </table:table-cell>
          <table:table-cell office:value-type="float" office:value="0.23593366129834678">
            <text:p>0.23593366129834678</text:p>
          </table:table-cell>
          <table:table-cell office:value-type="float" office:value="0.06423822177324096">
            <text:p>0.06423822177324096</text:p>
          </table:table-cell>
          <table:table-cell office:value-type="float" office:value="1e-10">
            <text:p>1e-10</text:p>
          </table:table-cell>
          <table:table-cell office:value-type="float" office:value="0.3398555254261805">
            <text:p>0.3398555254261805</text:p>
          </table:table-cell>
          <table:table-cell office:value-type="float" office:value="0.5980145521532666">
            <text:p>0.5980145521532666</text:p>
          </table:table-cell>
          <table:table-cell office:value-type="float" office:value="0.1821578611224029">
            <text:p>0.1821578611224029</text:p>
          </table:table-cell>
          <table:table-cell office:value-type="float" office:value="0.025465742820117595">
            <text:p>0.025465742820117595</text:p>
          </table:table-cell>
          <table:table-cell office:value-type="float" office:value="0.40310655489171093">
            <text:p>0.40310655489171093</text:p>
          </table:table-cell>
          <table:table-cell office:value-type="float" office:value="0.03975484577776677">
            <text:p>0.03975484577776677</text:p>
          </table:table-cell>
          <table:table-cell office:value-type="float" office:value="0.0517803656198779">
            <text:p>0.0517803656198779</text:p>
          </table:table-cell>
          <table:table-cell office:value-type="float" office:value="0.6130660986381143">
            <text:p>0.6130660986381143</text:p>
          </table:table-cell>
          <table:table-cell office:value-type="float" office:value="0.5432056858248916">
            <text:p>0.5432056858248916</text:p>
          </table:table-cell>
        </table:table-row>
        <table:table-row>
          <table:table-cell table:style-name="pd1" office:value-type="string" office:string-value="13">
            <text:p>13</text:p>
          </table:table-cell>
          <table:table-cell office:value-type="float" office:value="0.5851460150045974">
            <text:p>0.5851460150045974</text:p>
          </table:table-cell>
          <table:table-cell office:value-type="float" office:value="0.24349301427168335">
            <text:p>0.24349301427168335</text:p>
          </table:table-cell>
          <table:table-cell office:value-type="float" office:value="0.23683637035430605">
            <text:p>0.23683637035430605</text:p>
          </table:table-cell>
          <table:table-cell office:value-type="float" office:value="0.06547539963058692">
            <text:p>0.06547539963058692</text:p>
          </table:table-cell>
          <table:table-cell office:value-type="float" office:value="1e-10">
            <text:p>1e-10</text:p>
          </table:table-cell>
          <table:table-cell office:value-type="float" office:value="0.344920901788865">
            <text:p>0.344920901788865</text:p>
          </table:table-cell>
          <table:table-cell office:value-type="float" office:value="0.6050533063454173">
            <text:p>0.6050533063454173</text:p>
          </table:table-cell>
          <table:table-cell office:value-type="float" office:value="0.18499584550355763">
            <text:p>0.18499584550355763</text:p>
          </table:table-cell>
          <table:table-cell office:value-type="float" office:value="0.023687341040958806">
            <text:p>0.023687341040958806</text:p>
          </table:table-cell>
          <table:table-cell office:value-type="float" office:value="0.4177768812542845">
            <text:p>0.4177768812542845</text:p>
          </table:table-cell>
          <table:table-cell office:value-type="float" office:value="0.03749437655391567">
            <text:p>0.03749437655391567</text:p>
          </table:table-cell>
          <table:table-cell office:value-type="float" office:value="0.048764918890313785">
            <text:p>0.048764918890313785</text:p>
          </table:table-cell>
          <table:table-cell office:value-type="float" office:value="0.6404559191402112">
            <text:p>0.6404559191402112</text:p>
          </table:table-cell>
          <table:table-cell office:value-type="float" office:value="0.5735973878503189">
            <text:p>0.5735973878503189</text:p>
          </table:table-cell>
        </table:table-row>
        <table:table-row>
          <table:table-cell table:style-name="pd1" office:value-type="string" office:string-value="14">
            <text:p>14</text:p>
          </table:table-cell>
          <table:table-cell office:value-type="float" office:value="0.5832687212557066">
            <text:p>0.5832687212557066</text:p>
          </table:table-cell>
          <table:table-cell office:value-type="float" office:value="0.2446834348495382">
            <text:p>0.2446834348495382</text:p>
          </table:table-cell>
          <table:table-cell office:value-type="float" office:value="0.2381970179150697">
            <text:p>0.2381970179150697</text:p>
          </table:table-cell>
          <table:table-cell office:value-type="float" office:value="0.06614917402031469">
            <text:p>0.06614917402031469</text:p>
          </table:table-cell>
          <table:table-cell office:value-type="float" office:value="0.002278992190694135">
            <text:p>0.002278992190694135</text:p>
          </table:table-cell>
          <table:table-cell office:value-type="float" office:value="0.346843165685738">
            <text:p>0.346843165685738</text:p>
          </table:table-cell>
          <table:table-cell office:value-type="float" office:value="0.6134291807726229">
            <text:p>0.6134291807726229</text:p>
          </table:table-cell>
          <table:table-cell office:value-type="float" office:value="0.18891146014017612">
            <text:p>0.18891146014017612</text:p>
          </table:table-cell>
          <table:table-cell office:value-type="float" office:value="0.020969463341299347">
            <text:p>0.020969463341299347</text:p>
          </table:table-cell>
          <table:table-cell office:value-type="float" office:value="0.4382453551337761">
            <text:p>0.4382453551337761</text:p>
          </table:table-cell>
          <table:table-cell office:value-type="float" office:value="0.033924483670088226">
            <text:p>0.033924483670088226</text:p>
          </table:table-cell>
          <table:table-cell office:value-type="float" office:value="0.04403919391663417">
            <text:p>0.04403919391663417</text:p>
          </table:table-cell>
          <table:table-cell office:value-type="float" office:value="0.6794835987221777">
            <text:p>0.6794835987221777</text:p>
          </table:table-cell>
          <table:table-cell office:value-type="float" office:value="0.6179780246166727">
            <text:p>0.6179780246166727</text:p>
          </table:table-cell>
        </table:table-row>
        <table:table-row>
          <table:table-cell table:style-name="pd1" office:value-type="string" office:string-value="15">
            <text:p>15</text:p>
          </table:table-cell>
          <table:table-cell office:value-type="float" office:value="0.5680032265252427">
            <text:p>0.5680032265252427</text:p>
          </table:table-cell>
          <table:table-cell office:value-type="float" office:value="0.2470806064137766">
            <text:p>0.2470806064137766</text:p>
          </table:table-cell>
          <table:table-cell office:value-type="float" office:value="0.2414547060374863">
            <text:p>0.2414547060374863</text:p>
          </table:table-cell>
          <table:table-cell office:value-type="float" office:value="0.05653853897650572">
            <text:p>0.05653853897650572</text:p>
          </table:table-cell>
          <table:table-cell office:value-type="float" office:value="0.04832778426137573">
            <text:p>0.04832778426137573</text:p>
          </table:table-cell>
          <table:table-cell office:value-type="float" office:value="0.2947466741807515">
            <text:p>0.2947466741807515</text:p>
          </table:table-cell>
          <table:table-cell office:value-type="float" office:value="0.6194920040332828">
            <text:p>0.6194920040332828</text:p>
          </table:table-cell>
          <table:table-cell office:value-type="float" office:value="0.1941879226306577">
            <text:p>0.1941879226306577</text:p>
          </table:table-cell>
          <table:table-cell office:value-type="float" office:value="0.015343802252830314">
            <text:p>0.015343802252830314</text:p>
          </table:table-cell>
          <table:table-cell office:value-type="float" office:value="0.4718455916887849">
            <text:p>0.4718455916887849</text:p>
          </table:table-cell>
          <table:table-cell office:value-type="float" office:value="0.02584634741407898">
            <text:p>0.02584634741407898</text:p>
          </table:table-cell>
          <table:table-cell office:value-type="float" office:value="0.03345704510874441">
            <text:p>0.03345704510874441</text:p>
          </table:table-cell>
          <table:table-cell office:value-type="float" office:value="0.7468493916808722">
            <text:p>0.7468493916808722</text:p>
          </table:table-cell>
          <table:table-cell office:value-type="float" office:value="0.6982465018099746">
            <text:p>0.6982465018099746</text:p>
          </table:table-cell>
        </table:table-row>
      </table:table>
      <table:table table:name="optimization_data">
        <table:table-row>
          <table:table-cell table:style-name="pd1" office:value-type="string" office:string-value="rho">
            <text:p>rho</text:p>
          </table:table-cell>
          <table:table-cell table:style-name="pd1" office:value-type="string" office:string-value="x_C">
            <text:p>x_C</text:p>
          </table:table-cell>
          <table:table-cell table:style-name="pd1" office:value-type="string" office:string-value="x_P">
            <text:p>x_P</text:p>
          </table:table-cell>
          <table:table-cell table:style-name="pd1" office:value-type="string" office:string-value="x_N">
            <text:p>x_N</text:p>
          </table:table-cell>
          <table:table-cell table:style-name="pd1" office:value-type="string" office:string-value="x_Ace">
            <text:p>x_Ace</text:p>
          </table:table-cell>
          <table:table-cell table:style-name="pd1" office:value-type="string" office:string-value="condition">
            <text:p>condition</text:p>
          </table:table-cell>
          <table:table-cell table:style-name="pd1" office:value-type="string" office:string-value="mu">
            <text:p>mu</text:p>
          </table:table-cell>
          <table:table-cell table:style-name="pd1" office:value-type="string" office:string-value="density">
            <text:p>density</text:p>
          </table:table-cell>
          <table:table-cell table:style-name="pd1" office:value-type="string" office:string-value="consistent">
            <text:p>consistent</text:p>
          </table:table-cell>
          <table:table-cell table:style-name="pd1" office:value-type="string" office:string-value="converged">
            <text:p>converged</text:p>
          </table:table-cell>
          <table:table-cell table:style-name="pd1" office:value-type="string" office:string-value="run_time">
            <text:p>run_time</text:p>
          </table:table-cell>
          <table:table-cell table:style-name="pd1" office:value-type="string" office:string-value="tC_q">
            <text:p>tC_q</text:p>
          </table:table-cell>
          <table:table-cell table:style-name="pd1" office:value-type="string" office:string-value="tP_q">
            <text:p>tP_q</text:p>
          </table:table-cell>
          <table:table-cell table:style-name="pd1" office:value-type="string" office:string-value="tN_q">
            <text:p>tN_q</text:p>
          </table:table-cell>
          <table:table-cell table:style-name="pd1" office:value-type="string" office:string-value="tAce_q">
            <text:p>tAce_q</text:p>
          </table:table-cell>
          <table:table-cell table:style-name="pd1" office:value-type="string" office:string-value="Res_q">
            <text:p>Res_q</text:p>
          </table:table-cell>
          <table:table-cell table:style-name="pd1" office:value-type="string" office:string-value="Fer_q">
            <text:p>Fer_q</text:p>
          </table:table-cell>
          <table:table-cell table:style-name="pd1" office:value-type="string" office:string-value="NTS_q">
            <text:p>NTS_q</text:p>
          </table:table-cell>
          <table:table-cell table:style-name="pd1" office:value-type="string" office:string-value="AAS_q">
            <text:p>AAS_q</text:p>
          </table:table-cell>
          <table:table-cell table:style-name="pd1" office:value-type="string" office:string-value="DNAp_q">
            <text:p>DNAp_q</text:p>
          </table:table-cell>
          <table:table-cell table:style-name="pd1" office:value-type="string" office:string-value="tRNAp_q">
            <text:p>tRNAp_q</text:p>
          </table:table-cell>
          <table:table-cell table:style-name="pd1" office:value-type="string" office:string-value="mRNAp_q">
            <text:p>mRNAp_q</text:p>
          </table:table-cell>
          <table:table-cell table:style-name="pd1" office:value-type="string" office:string-value="rRNAp_q">
            <text:p>rRNAp_q</text:p>
          </table:table-cell>
          <table:table-cell table:style-name="pd1" office:value-type="string" office:string-value="tRNAc_q">
            <text:p>tRNAc_q</text:p>
          </table:table-cell>
          <table:table-cell table:style-name="pd1" office:value-type="string" office:string-value="Ribosome_q">
            <text:p>Ribosome_q</text:p>
          </table:table-cell>
          <table:table-cell table:style-name="pd1" office:value-type="string" office:string-value="tC_v">
            <text:p>tC_v</text:p>
          </table:table-cell>
          <table:table-cell table:style-name="pd1" office:value-type="string" office:string-value="tP_v">
            <text:p>tP_v</text:p>
          </table:table-cell>
          <table:table-cell table:style-name="pd1" office:value-type="string" office:string-value="tN_v">
            <text:p>tN_v</text:p>
          </table:table-cell>
          <table:table-cell table:style-name="pd1" office:value-type="string" office:string-value="tAce_v">
            <text:p>tAce_v</text:p>
          </table:table-cell>
          <table:table-cell table:style-name="pd1" office:value-type="string" office:string-value="Res_v">
            <text:p>Res_v</text:p>
          </table:table-cell>
          <table:table-cell table:style-name="pd1" office:value-type="string" office:string-value="Fer_v">
            <text:p>Fer_v</text:p>
          </table:table-cell>
          <table:table-cell table:style-name="pd1" office:value-type="string" office:string-value="NTS_v">
            <text:p>NTS_v</text:p>
          </table:table-cell>
          <table:table-cell table:style-name="pd1" office:value-type="string" office:string-value="AAS_v">
            <text:p>AAS_v</text:p>
          </table:table-cell>
          <table:table-cell table:style-name="pd1" office:value-type="string" office:string-value="DNAp_v">
            <text:p>DNAp_v</text:p>
          </table:table-cell>
          <table:table-cell table:style-name="pd1" office:value-type="string" office:string-value="tRNAp_v">
            <text:p>tRNAp_v</text:p>
          </table:table-cell>
          <table:table-cell table:style-name="pd1" office:value-type="string" office:string-value="mRNAp_v">
            <text:p>mRNAp_v</text:p>
          </table:table-cell>
          <table:table-cell table:style-name="pd1" office:value-type="string" office:string-value="rRNAp_v">
            <text:p>rRNAp_v</text:p>
          </table:table-cell>
          <table:table-cell table:style-name="pd1" office:value-type="string" office:string-value="tRNAc_v">
            <text:p>tRNAc_v</text:p>
          </table:table-cell>
          <table:table-cell table:style-name="pd1" office:value-type="string" office:string-value="Ribosome_v">
            <text:p>Ribosome_v</text:p>
          </table:table-cell>
          <table:table-cell table:style-name="pd1" office:value-type="string" office:string-value="tC_p">
            <text:p>tC_p</text:p>
          </table:table-cell>
          <table:table-cell table:style-name="pd1" office:value-type="string" office:string-value="tP_p">
            <text:p>tP_p</text:p>
          </table:table-cell>
          <table:table-cell table:style-name="pd1" office:value-type="string" office:string-value="tN_p">
            <text:p>tN_p</text:p>
          </table:table-cell>
          <table:table-cell table:style-name="pd1" office:value-type="string" office:string-value="tAce_p">
            <text:p>tAce_p</text:p>
          </table:table-cell>
          <table:table-cell table:style-name="pd1" office:value-type="string" office:string-value="Res_p">
            <text:p>Res_p</text:p>
          </table:table-cell>
          <table:table-cell table:style-name="pd1" office:value-type="string" office:string-value="Fer_p">
            <text:p>Fer_p</text:p>
          </table:table-cell>
          <table:table-cell table:style-name="pd1" office:value-type="string" office:string-value="NTS_p">
            <text:p>NTS_p</text:p>
          </table:table-cell>
          <table:table-cell table:style-name="pd1" office:value-type="string" office:string-value="AAS_p">
            <text:p>AAS_p</text:p>
          </table:table-cell>
          <table:table-cell table:style-name="pd1" office:value-type="string" office:string-value="DNAp_p">
            <text:p>DNAp_p</text:p>
          </table:table-cell>
          <table:table-cell table:style-name="pd1" office:value-type="string" office:string-value="tRNAp_p">
            <text:p>tRNAp_p</text:p>
          </table:table-cell>
          <table:table-cell table:style-name="pd1" office:value-type="string" office:string-value="mRNAp_p">
            <text:p>mRNAp_p</text:p>
          </table:table-cell>
          <table:table-cell table:style-name="pd1" office:value-type="string" office:string-value="rRNAp_p">
            <text:p>rRNAp_p</text:p>
          </table:table-cell>
          <table:table-cell table:style-name="pd1" office:value-type="string" office:string-value="tRNAc_p">
            <text:p>tRNAc_p</text:p>
          </table:table-cell>
          <table:table-cell table:style-name="pd1" office:value-type="string" office:string-value="Ribosome_p">
            <text:p>Ribosome_p</text:p>
          </table:table-cell>
          <table:table-cell table:style-name="pd1" office:value-type="string" office:string-value="C_b">
            <text:p>C_b</text:p>
          </table:table-cell>
          <table:table-cell table:style-name="pd1" office:value-type="string" office:string-value="P_b">
            <text:p>P_b</text:p>
          </table:table-cell>
          <table:table-cell table:style-name="pd1" office:value-type="string" office:string-value="N_b">
            <text:p>N_b</text:p>
          </table:table-cell>
          <table:table-cell table:style-name="pd1" office:value-type="string" office:string-value="Ace_b">
            <text:p>Ace_b</text:p>
          </table:table-cell>
          <table:table-cell table:style-name="pd1" office:value-type="string" office:string-value="ADP_b">
            <text:p>ADP_b</text:p>
          </table:table-cell>
          <table:table-cell table:style-name="pd1" office:value-type="string" office:string-value="ATP_b">
            <text:p>ATP_b</text:p>
          </table:table-cell>
          <table:table-cell table:style-name="pd1" office:value-type="string" office:string-value="A_b">
            <text:p>A_b</text:p>
          </table:table-cell>
          <table:table-cell table:style-name="pd1" office:value-type="string" office:string-value="NT_b">
            <text:p>NT_b</text:p>
          </table:table-cell>
          <table:table-cell table:style-name="pd1" office:value-type="string" office:string-value="DNA_b">
            <text:p>DNA_b</text:p>
          </table:table-cell>
          <table:table-cell table:style-name="pd1" office:value-type="string" office:string-value="tRNA_b">
            <text:p>tRNA_b</text:p>
          </table:table-cell>
          <table:table-cell table:style-name="pd1" office:value-type="string" office:string-value="mRNA_b">
            <text:p>mRNA_b</text:p>
          </table:table-cell>
          <table:table-cell table:style-name="pd1" office:value-type="string" office:string-value="rRNA_b">
            <text:p>rRNA_b</text:p>
          </table:table-cell>
          <table:table-cell table:style-name="pd1" office:value-type="string" office:string-value="TC_b">
            <text:p>TC_b</text:p>
          </table:table-cell>
          <table:table-cell table:style-name="pd1" office:value-type="string" office:string-value="Protein_b">
            <text:p>Protein_b</text:p>
          </table:table-cell>
          <table:table-cell table:style-name="pd1" office:value-type="string" office:string-value="C_c">
            <text:p>C_c</text:p>
          </table:table-cell>
          <table:table-cell table:style-name="pd1" office:value-type="string" office:string-value="P_c">
            <text:p>P_c</text:p>
          </table:table-cell>
          <table:table-cell table:style-name="pd1" office:value-type="string" office:string-value="N_c">
            <text:p>N_c</text:p>
          </table:table-cell>
          <table:table-cell table:style-name="pd1" office:value-type="string" office:string-value="Ace_c">
            <text:p>Ace_c</text:p>
          </table:table-cell>
          <table:table-cell table:style-name="pd1" office:value-type="string" office:string-value="ADP_c">
            <text:p>ADP_c</text:p>
          </table:table-cell>
          <table:table-cell table:style-name="pd1" office:value-type="string" office:string-value="ATP_c">
            <text:p>ATP_c</text:p>
          </table:table-cell>
          <table:table-cell table:style-name="pd1" office:value-type="string" office:string-value="A_c">
            <text:p>A_c</text:p>
          </table:table-cell>
          <table:table-cell table:style-name="pd1" office:value-type="string" office:string-value="NT_c">
            <text:p>NT_c</text:p>
          </table:table-cell>
          <table:table-cell table:style-name="pd1" office:value-type="string" office:string-value="DNA_c">
            <text:p>DNA_c</text:p>
          </table:table-cell>
          <table:table-cell table:style-name="pd1" office:value-type="string" office:string-value="tRNA_c">
            <text:p>tRNA_c</text:p>
          </table:table-cell>
          <table:table-cell table:style-name="pd1" office:value-type="string" office:string-value="mRNA_c">
            <text:p>mRNA_c</text:p>
          </table:table-cell>
          <table:table-cell table:style-name="pd1" office:value-type="string" office:string-value="rRNA_c">
            <text:p>rRNA_c</text:p>
          </table:table-cell>
          <table:table-cell table:style-name="pd1" office:value-type="string" office:string-value="TC_c">
            <text:p>TC_c</text:p>
          </table:table-cell>
          <table:table-cell table:style-name="pd1" office:value-type="string" office:string-value="Protein_c">
            <text:p>Protein_c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1">
            <text:p>1</text:p>
          </table:table-cell>
          <table:table-cell office:value-type="float" office:value="0.6069715305391356">
            <text:p>0.606971530539135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591314">
            <text:p>0.591314</text:p>
          </table:table-cell>
          <table:table-cell office:value-type="float" office:value="0.5908499648606255">
            <text:p>0.5908499648606255</text:p>
          </table:table-cell>
          <table:table-cell office:value-type="float" office:value="0.238353778367934">
            <text:p>0.238353778367934</text:p>
          </table:table-cell>
          <table:table-cell office:value-type="float" office:value="0.2315107474279254">
            <text:p>0.2315107474279254</text:p>
          </table:table-cell>
          <table:table-cell office:value-type="float" office:value="0.0607144906564851">
            <text:p>0.0607144906564851</text:p>
          </table:table-cell>
          <table:table-cell office:value-type="float" office:value="1e-10">
            <text:p>1e-10</text:p>
          </table:table-cell>
          <table:table-cell office:value-type="float" office:value="0.3242038555491587">
            <text:p>0.3242038555491587</text:p>
          </table:table-cell>
          <table:table-cell office:value-type="float" office:value="0.5793716057649694">
            <text:p>0.5793716057649694</text:p>
          </table:table-cell>
          <table:table-cell office:value-type="float" office:value="0.1753289410365063">
            <text:p>0.1753289410365063</text:p>
          </table:table-cell>
          <table:table-cell office:value-type="float" office:value="0.0294784791958735">
            <text:p>0.0294784791958735</text:p>
          </table:table-cell>
          <table:table-cell office:value-type="float" office:value="0.368307338731944">
            <text:p>0.368307338731944</text:p>
          </table:table-cell>
          <table:table-cell office:value-type="float" office:value="0.0444187319363382">
            <text:p>0.0444187319363382</text:p>
          </table:table-cell>
          <table:table-cell office:value-type="float" office:value="0.0580751606448553">
            <text:p>0.0580751606448553</text:p>
          </table:table-cell>
          <table:table-cell office:value-type="float" office:value="0.5485989330656844">
            <text:p>0.5485989330656844</text:p>
          </table:table-cell>
          <table:table-cell office:value-type="float" office:value="0.4722030412203436">
            <text:p>0.4722030412203436</text:p>
          </table:table-cell>
          <table:table-cell office:value-type="float" office:value="121.93389654675244">
            <text:p>121.93389654675244</text:p>
          </table:table-cell>
          <table:table-cell office:value-type="float" office:value="49.18914560636208">
            <text:p>49.18914560636208</text:p>
          </table:table-cell>
          <table:table-cell office:value-type="float" office:value="47.77694711887964">
            <text:p>47.77694711887964</text:p>
          </table:table-cell>
          <table:table-cell office:value-type="float" office:value="12.529668888688084">
            <text:p>12.529668888688084</text:p>
          </table:table-cell>
          <table:table-cell office:value-type="float" office:value="2.0637032e-08">
            <text:p>2.0637032e-08</text:p>
          </table:table-cell>
          <table:table-cell office:value-type="float" office:value="66.90605353918298">
            <text:p>66.90605353918298</text:p>
          </table:table-cell>
          <table:table-cell office:value-type="float" office:value="119.56510390270724">
            <text:p>119.56510390270724</text:p>
          </table:table-cell>
          <table:table-cell office:value-type="float" office:value="36.18268973416959">
            <text:p>36.18268973416959</text:p>
          </table:table-cell>
          <table:table-cell office:value-type="float" office:value="6.083483196065049">
            <text:p>6.083483196065049</text:p>
          </table:table-cell>
          <table:table-cell office:value-type="float" office:value="76.00770349363411">
            <text:p>76.00770349363411</text:p>
          </table:table-cell>
          <table:table-cell office:value-type="float" office:value="9.166707940722308">
            <text:p>9.166707940722308</text:p>
          </table:table-cell>
          <table:table-cell office:value-type="float" office:value="11.984989508590772">
            <text:p>11.984989508590772</text:p>
          </table:table-cell>
          <table:table-cell office:value-type="float" office:value="113.21453757870516">
            <text:p>113.21453757870516</text:p>
          </table:table-cell>
          <table:table-cell office:value-type="float" office:value="97.44869290261379">
            <text:p>97.44869290261379</text:p>
          </table:table-cell>
          <table:table-cell office:value-type="float" office:value="8.313674764551301">
            <text:p>8.313674764551301</text:p>
          </table:table-cell>
          <table:table-cell office:value-type="float" office:value="4.09909546719684">
            <text:p>4.09909546719684</text:p>
          </table:table-cell>
          <table:table-cell office:value-type="float" office:value="2.986059194929977">
            <text:p>2.986059194929977</text:p>
          </table:table-cell>
          <table:table-cell office:value-type="float" office:value="0.5179236436086845">
            <text:p>0.5179236436086845</text:p>
          </table:table-cell>
          <table:table-cell office:value-type="float" office:value="8.5183418e-09">
            <text:p>8.5183418e-09</text:p>
          </table:table-cell>
          <table:table-cell office:value-type="float" office:value="12.10941689546716">
            <text:p>12.10941689546716</text:p>
          </table:table-cell>
          <table:table-cell office:value-type="float" office:value="19.955607603216656">
            <text:p>19.955607603216656</text:p>
          </table:table-cell>
          <table:table-cell office:value-type="float" office:value="4.295446381316139">
            <text:p>4.295446381316139</text:p>
          </table:table-cell>
          <table:table-cell office:value-type="float" office:value="1.0300795632351387">
            <text:p>1.0300795632351387</text:p>
          </table:table-cell>
          <table:table-cell office:value-type="float" office:value="7.1725491537076564">
            <text:p>7.1725491537076564</text:p>
          </table:table-cell>
          <table:table-cell office:value-type="float" office:value="0.8343483949878657">
            <text:p>0.8343483949878657</text:p>
          </table:table-cell>
          <table:table-cell office:value-type="float" office:value="0.8742994760866712">
            <text:p>0.8742994760866712</text:p>
          </table:table-cell>
          <table:table-cell office:value-type="float" office:value="15.306511118256655">
            <text:p>15.306511118256655</text:p>
          </table:table-cell>
          <table:table-cell office:value-type="float" office:value="50.94421554685441">
            <text:p>50.94421554685441</text:p>
          </table:table-cell>
          <table:table-cell office:value-type="float" office:value="0.0838181492102241">
            <text:p>0.0838181492102241</text:p>
          </table:table-cell>
          <table:table-cell office:value-type="float" office:value="0.0549932834427229">
            <text:p>0.0549932834427229</text:p>
          </table:table-cell>
          <table:table-cell office:value-type="float" office:value="0.0481502525027144">
            <text:p>0.0481502525027144</text:p>
          </table:table-cell>
          <table:table-cell office:value-type="float" office:value="0.0041262804533465">
            <text:p>0.0041262804533465</text:p>
          </table:table-cell>
          <table:table-cell office:value-type="float" office:value="0.0478687098390868">
            <text:p>0.0478687098390868</text:p>
          </table:table-cell>
          <table:table-cell office:value-type="float" office:value="0.0818128324305766">
            <text:p>0.0818128324305766</text:p>
          </table:table-cell>
          <table:table-cell office:value-type="float" office:value="0.0480762603197187">
            <text:p>0.0480762603197187</text:p>
          </table:table-cell>
          <table:table-cell office:value-type="float" office:value="0.0211547346794614">
            <text:p>0.0211547346794614</text:p>
          </table:table-cell>
          <table:table-cell office:value-type="float" office:value="0.0294784791958735">
            <text:p>0.0294784791958735</text:p>
          </table:table-cell>
          <table:table-cell office:value-type="float" office:value="0.0315083897079993">
            <text:p>0.0315083897079993</text:p>
          </table:table-cell>
          <table:table-cell office:value-type="float" office:value="0.0444187319363382">
            <text:p>0.0444187319363382</text:p>
          </table:table-cell>
          <table:table-cell office:value-type="float" office:value="0.0580751606448553">
            <text:p>0.0580751606448553</text:p>
          </table:table-cell>
          <table:table-cell office:value-type="float" office:value="0.0687563026608066">
            <text:p>0.0687563026608066</text:p>
          </table:table-cell>
          <table:table-cell office:value-type="float" office:value="0.3777624329762749">
            <text:p>0.3777624329762749</text:p>
          </table:table-cell>
          <table:table-cell office:value-type="float" office:value="28.4981707314762">
            <text:p>28.4981707314762</text:p>
          </table:table-cell>
          <table:table-cell office:value-type="float" office:value="18.69771637052581">
            <text:p>18.69771637052581</text:p>
          </table:table-cell>
          <table:table-cell office:value-type="float" office:value="16.371085850922906">
            <text:p>16.371085850922906</text:p>
          </table:table-cell>
          <table:table-cell office:value-type="float" office:value="1.4029353541378435">
            <text:p>1.4029353541378435</text:p>
          </table:table-cell>
          <table:table-cell office:value-type="float" office:value="16.27536134528954">
            <text:p>16.27536134528954</text:p>
          </table:table-cell>
          <table:table-cell office:value-type="float" office:value="27.81636302639605">
            <text:p>27.81636302639605</text:p>
          </table:table-cell>
          <table:table-cell office:value-type="float" office:value="16.34592850870439">
            <text:p>16.34592850870439</text:p>
          </table:table-cell>
          <table:table-cell office:value-type="float" office:value="7.19260979101688">
            <text:p>7.19260979101688</text:p>
          </table:table-cell>
          <table:table-cell office:value-type="float" office:value="10.022682926597009">
            <text:p>10.022682926597009</text:p>
          </table:table-cell>
          <table:table-cell office:value-type="float" office:value="10.71285250071978">
            <text:p>10.71285250071978</text:p>
          </table:table-cell>
          <table:table-cell office:value-type="float" office:value="15.102368858354994">
            <text:p>15.102368858354994</text:p>
          </table:table-cell>
          <table:table-cell office:value-type="float" office:value="19.74555461925083">
            <text:p>19.74555461925083</text:p>
          </table:table-cell>
          <table:table-cell office:value-type="float" office:value="23.377142904674272">
            <text:p>23.377142904674272</text:p>
          </table:table-cell>
          <table:table-cell office:value-type="float" office:value="128.43922721193348">
            <text:p>128.43922721193348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3.846153846153846">
            <text:p>3.84615384615384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2">
            <text:p>2</text:p>
          </table:table-cell>
          <table:table-cell office:value-type="float" office:value="0.6047322061153166">
            <text:p>0.604732206115316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4782759999999999">
            <text:p>0.4782759999999999</text:p>
          </table:table-cell>
          <table:table-cell office:value-type="float" office:value="0.5908499648606255">
            <text:p>0.5908499648606255</text:p>
          </table:table-cell>
          <table:table-cell office:value-type="float" office:value="0.238353778367934">
            <text:p>0.238353778367934</text:p>
          </table:table-cell>
          <table:table-cell office:value-type="float" office:value="0.2315107474279254">
            <text:p>0.2315107474279254</text:p>
          </table:table-cell>
          <table:table-cell office:value-type="float" office:value="0.0607144906564851">
            <text:p>0.0607144906564851</text:p>
          </table:table-cell>
          <table:table-cell office:value-type="float" office:value="1e-10">
            <text:p>1e-10</text:p>
          </table:table-cell>
          <table:table-cell office:value-type="float" office:value="0.3242038555491587">
            <text:p>0.3242038555491587</text:p>
          </table:table-cell>
          <table:table-cell office:value-type="float" office:value="0.5793716057649694">
            <text:p>0.5793716057649694</text:p>
          </table:table-cell>
          <table:table-cell office:value-type="float" office:value="0.1753289410365063">
            <text:p>0.1753289410365063</text:p>
          </table:table-cell>
          <table:table-cell office:value-type="float" office:value="0.0294784791958735">
            <text:p>0.0294784791958735</text:p>
          </table:table-cell>
          <table:table-cell office:value-type="float" office:value="0.368307338731944">
            <text:p>0.368307338731944</text:p>
          </table:table-cell>
          <table:table-cell office:value-type="float" office:value="0.0444187319363382">
            <text:p>0.0444187319363382</text:p>
          </table:table-cell>
          <table:table-cell office:value-type="float" office:value="0.0580751606448553">
            <text:p>0.0580751606448553</text:p>
          </table:table-cell>
          <table:table-cell office:value-type="float" office:value="0.5485989330656844">
            <text:p>0.5485989330656844</text:p>
          </table:table-cell>
          <table:table-cell office:value-type="float" office:value="0.4722030412203436">
            <text:p>0.4722030412203436</text:p>
          </table:table-cell>
          <table:table-cell office:value-type="float" office:value="121.48404092932996">
            <text:p>121.48404092932996</text:p>
          </table:table-cell>
          <table:table-cell office:value-type="float" office:value="49.00767011764307">
            <text:p>49.00767011764307</text:p>
          </table:table-cell>
          <table:table-cell office:value-type="float" office:value="47.60068171070839">
            <text:p>47.60068171070839</text:p>
          </table:table-cell>
          <table:table-cell office:value-type="float" office:value="12.483442678473777">
            <text:p>12.483442678473777</text:p>
          </table:table-cell>
          <table:table-cell office:value-type="float" office:value="2.0560895e-08">
            <text:p>2.0560895e-08</text:p>
          </table:table-cell>
          <table:table-cell office:value-type="float" office:value="66.65921435109364">
            <text:p>66.65921435109364</text:p>
          </table:table-cell>
          <table:table-cell office:value-type="float" office:value="119.12398756703998">
            <text:p>119.12398756703998</text:p>
          </table:table-cell>
          <table:table-cell office:value-type="float" office:value="36.049199485015365">
            <text:p>36.049199485015365</text:p>
          </table:table-cell>
          <table:table-cell office:value-type="float" office:value="6.061039157395327">
            <text:p>6.061039157395327</text:p>
          </table:table-cell>
          <table:table-cell office:value-type="float" office:value="75.72728522314209">
            <text:p>75.72728522314209</text:p>
          </table:table-cell>
          <table:table-cell office:value-type="float" office:value="9.132888837280271">
            <text:p>9.132888837280271</text:p>
          </table:table-cell>
          <table:table-cell office:value-type="float" office:value="11.940772805870035">
            <text:p>11.940772805870035</text:p>
          </table:table-cell>
          <table:table-cell office:value-type="float" office:value="112.79685064220888">
            <text:p>112.79685064220888</text:p>
          </table:table-cell>
          <table:table-cell office:value-type="float" office:value="97.08917152952368">
            <text:p>97.08917152952368</text:p>
          </table:table-cell>
          <table:table-cell office:value-type="float" office:value="8.756858785523786">
            <text:p>8.756858785523786</text:p>
          </table:table-cell>
          <table:table-cell office:value-type="float" office:value="4.083972509803589">
            <text:p>4.083972509803589</text:p>
          </table:table-cell>
          <table:table-cell office:value-type="float" office:value="2.975042606919274">
            <text:p>2.975042606919274</text:p>
          </table:table-cell>
          <table:table-cell office:value-type="float" office:value="0.51601284712738">
            <text:p>0.51601284712738</text:p>
          </table:table-cell>
          <table:table-cell office:value-type="float" office:value="8.4869147e-09">
            <text:p>8.4869147e-09</text:p>
          </table:table-cell>
          <table:table-cell office:value-type="float" office:value="12.064741137795073">
            <text:p>12.064741137795073</text:p>
          </table:table-cell>
          <table:table-cell office:value-type="float" office:value="19.881984579319088">
            <text:p>19.881984579319088</text:p>
          </table:table-cell>
          <table:table-cell office:value-type="float" office:value="4.279599018616373">
            <text:p>4.279599018616373</text:p>
          </table:table-cell>
          <table:table-cell office:value-type="float" office:value="1.0262792493680613">
            <text:p>1.0262792493680613</text:p>
          </table:table-cell>
          <table:table-cell office:value-type="float" office:value="7.146087180298999">
            <text:p>7.146087180298999</text:p>
          </table:table-cell>
          <table:table-cell office:value-type="float" office:value="0.8312701999739894">
            <text:p>0.8312701999739894</text:p>
          </table:table-cell>
          <table:table-cell office:value-type="float" office:value="0.8710738879461633">
            <text:p>0.8710738879461633</text:p>
          </table:table-cell>
          <table:table-cell office:value-type="float" office:value="15.250040192577288">
            <text:p>15.250040192577288</text:p>
          </table:table-cell>
          <table:table-cell office:value-type="float" office:value="50.75626500817752">
            <text:p>50.75626500817752</text:p>
          </table:table-cell>
          <table:table-cell office:value-type="float" office:value="0.0838181492102241">
            <text:p>0.0838181492102241</text:p>
          </table:table-cell>
          <table:table-cell office:value-type="float" office:value="0.0549932834427229">
            <text:p>0.0549932834427229</text:p>
          </table:table-cell>
          <table:table-cell office:value-type="float" office:value="0.0481502525027144">
            <text:p>0.0481502525027144</text:p>
          </table:table-cell>
          <table:table-cell office:value-type="float" office:value="0.0041262804533465">
            <text:p>0.0041262804533465</text:p>
          </table:table-cell>
          <table:table-cell office:value-type="float" office:value="0.0478687098390868">
            <text:p>0.0478687098390868</text:p>
          </table:table-cell>
          <table:table-cell office:value-type="float" office:value="0.0818128324305766">
            <text:p>0.0818128324305766</text:p>
          </table:table-cell>
          <table:table-cell office:value-type="float" office:value="0.0480762603197187">
            <text:p>0.0480762603197187</text:p>
          </table:table-cell>
          <table:table-cell office:value-type="float" office:value="0.0211547346794614">
            <text:p>0.0211547346794614</text:p>
          </table:table-cell>
          <table:table-cell office:value-type="float" office:value="0.0294784791958735">
            <text:p>0.0294784791958735</text:p>
          </table:table-cell>
          <table:table-cell office:value-type="float" office:value="0.0315083897079993">
            <text:p>0.0315083897079993</text:p>
          </table:table-cell>
          <table:table-cell office:value-type="float" office:value="0.0444187319363382">
            <text:p>0.0444187319363382</text:p>
          </table:table-cell>
          <table:table-cell office:value-type="float" office:value="0.0580751606448553">
            <text:p>0.0580751606448553</text:p>
          </table:table-cell>
          <table:table-cell office:value-type="float" office:value="0.0687563026608066">
            <text:p>0.0687563026608066</text:p>
          </table:table-cell>
          <table:table-cell office:value-type="float" office:value="0.3777624329762749">
            <text:p>0.3777624329762749</text:p>
          </table:table-cell>
          <table:table-cell office:value-type="float" office:value="28.4981707314762">
            <text:p>28.4981707314762</text:p>
          </table:table-cell>
          <table:table-cell office:value-type="float" office:value="18.69771637052581">
            <text:p>18.69771637052581</text:p>
          </table:table-cell>
          <table:table-cell office:value-type="float" office:value="16.371085850922906">
            <text:p>16.371085850922906</text:p>
          </table:table-cell>
          <table:table-cell office:value-type="float" office:value="1.4029353541378435">
            <text:p>1.4029353541378435</text:p>
          </table:table-cell>
          <table:table-cell office:value-type="float" office:value="16.27536134528954">
            <text:p>16.27536134528954</text:p>
          </table:table-cell>
          <table:table-cell office:value-type="float" office:value="27.81636302639605">
            <text:p>27.81636302639605</text:p>
          </table:table-cell>
          <table:table-cell office:value-type="float" office:value="16.34592850870439">
            <text:p>16.34592850870439</text:p>
          </table:table-cell>
          <table:table-cell office:value-type="float" office:value="7.19260979101688">
            <text:p>7.19260979101688</text:p>
          </table:table-cell>
          <table:table-cell office:value-type="float" office:value="10.022682926597009">
            <text:p>10.022682926597009</text:p>
          </table:table-cell>
          <table:table-cell office:value-type="float" office:value="10.71285250071978">
            <text:p>10.71285250071978</text:p>
          </table:table-cell>
          <table:table-cell office:value-type="float" office:value="15.102368858354994">
            <text:p>15.102368858354994</text:p>
          </table:table-cell>
          <table:table-cell office:value-type="float" office:value="19.74555461925083">
            <text:p>19.74555461925083</text:p>
          </table:table-cell>
          <table:table-cell office:value-type="float" office:value="23.377142904674272">
            <text:p>23.377142904674272</text:p>
          </table:table-cell>
          <table:table-cell office:value-type="float" office:value="128.43922721193348">
            <text:p>128.43922721193348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2.9585798816568043">
            <text:p>2.958579881656804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3">
            <text:p>3</text:p>
          </table:table-cell>
          <table:table-cell office:value-type="float" office:value="0.6018238933265673">
            <text:p>0.601823893326567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472092">
            <text:p>0.472092</text:p>
          </table:table-cell>
          <table:table-cell office:value-type="float" office:value="0.5906047821583816">
            <text:p>0.5906047821583816</text:p>
          </table:table-cell>
          <table:table-cell office:value-type="float" office:value="0.2384830834635685">
            <text:p>0.2384830834635685</text:p>
          </table:table-cell>
          <table:table-cell office:value-type="float" office:value="0.2316434087857245">
            <text:p>0.2316434087857245</text:p>
          </table:table-cell>
          <table:table-cell office:value-type="float" office:value="0.0607312744076747">
            <text:p>0.0607312744076747</text:p>
          </table:table-cell>
          <table:table-cell office:value-type="float" office:value="1e-10">
            <text:p>1e-10</text:p>
          </table:table-cell>
          <table:table-cell office:value-type="float" office:value="0.324285015498109">
            <text:p>0.324285015498109</text:p>
          </table:table-cell>
          <table:table-cell office:value-type="float" office:value="0.5794808371795585">
            <text:p>0.5794808371795585</text:p>
          </table:table-cell>
          <table:table-cell office:value-type="float" office:value="0.1753555724564482">
            <text:p>0.1753555724564482</text:p>
          </table:table-cell>
          <table:table-cell office:value-type="float" office:value="0.029485643113735">
            <text:p>0.029485643113735</text:p>
          </table:table-cell>
          <table:table-cell office:value-type="float" office:value="0.3685186834076004">
            <text:p>0.3685186834076004</text:p>
          </table:table-cell>
          <table:table-cell office:value-type="float" office:value="0.0444278778089282">
            <text:p>0.0444278778089282</text:p>
          </table:table-cell>
          <table:table-cell office:value-type="float" office:value="0.0580766250499395">
            <text:p>0.0580766250499395</text:p>
          </table:table-cell>
          <table:table-cell office:value-type="float" office:value="0.548944586331004">
            <text:p>0.548944586331004</text:p>
          </table:table-cell>
          <table:table-cell office:value-type="float" office:value="0.4727015664087309">
            <text:p>0.4727015664087309</text:p>
          </table:table-cell>
          <table:table-cell office:value-type="float" office:value="120.8496236013878">
            <text:p>120.8496236013878</text:p>
          </table:table-cell>
          <table:table-cell office:value-type="float" office:value="48.79843804607364">
            <text:p>48.79843804607364</text:p>
          </table:table-cell>
          <table:table-cell office:value-type="float" office:value="47.39890296721319">
            <text:p>47.39890296721319</text:p>
          </table:table-cell>
          <table:table-cell office:value-type="float" office:value="12.426840883641724">
            <text:p>12.426840883641724</text:p>
          </table:table-cell>
          <table:table-cell office:value-type="float" office:value="2.04620123e-08">
            <text:p>2.04620123e-08</text:p>
          </table:table-cell>
          <table:table-cell office:value-type="float" office:value="66.355239995343">
            <text:p>66.355239995343</text:p>
          </table:table-cell>
          <table:table-cell office:value-type="float" office:value="118.57344060344379">
            <text:p>118.57344060344379</text:p>
          </table:table-cell>
          <table:table-cell office:value-type="float" office:value="35.88127893296455">
            <text:p>35.88127893296455</text:p>
          </table:table-cell>
          <table:table-cell office:value-type="float" office:value="6.033355942221544">
            <text:p>6.033355942221544</text:p>
          </table:table-cell>
          <table:table-cell office:value-type="float" office:value="75.40633859606055">
            <text:p>75.40633859606055</text:p>
          </table:table-cell>
          <table:table-cell office:value-type="float" office:value="9.090837854370113">
            <text:p>9.090837854370113</text:p>
          </table:table-cell>
          <table:table-cell office:value-type="float" office:value="11.883646203599444">
            <text:p>11.883646203599444</text:p>
          </table:table-cell>
          <table:table-cell office:value-type="float" office:value="112.32510917653072">
            <text:p>112.32510917653072</text:p>
          </table:table-cell>
          <table:table-cell office:value-type="float" office:value="96.7242530064076">
            <text:p>96.7242530064076</text:p>
          </table:table-cell>
          <table:table-cell office:value-type="float" office:value="9.333687161086173">
            <text:p>9.333687161086173</text:p>
          </table:table-cell>
          <table:table-cell office:value-type="float" office:value="4.06653650383947">
            <text:p>4.06653650383947</text:p>
          </table:table-cell>
          <table:table-cell office:value-type="float" office:value="2.9624314354508243">
            <text:p>2.9624314354508243</text:p>
          </table:table-cell>
          <table:table-cell office:value-type="float" office:value="0.5137076656173872">
            <text:p>0.5137076656173872</text:p>
          </table:table-cell>
          <table:table-cell office:value-type="float" office:value="8.445156e-09">
            <text:p>8.445156e-09</text:p>
          </table:table-cell>
          <table:table-cell office:value-type="float" office:value="12.010249863852804">
            <text:p>12.010249863852804</text:p>
          </table:table-cell>
          <table:table-cell office:value-type="float" office:value="19.798197484779788">
            <text:p>19.798197484779788</text:p>
          </table:table-cell>
          <table:table-cell office:value-type="float" office:value="4.260049456464299">
            <text:p>4.260049456464299</text:p>
          </table:table-cell>
          <table:table-cell office:value-type="float" office:value="1.0240741701194052">
            <text:p>1.0240741701194052</text:p>
          </table:table-cell>
          <table:table-cell office:value-type="float" office:value="7.127966996094963">
            <text:p>7.127966996094963</text:p>
          </table:table-cell>
          <table:table-cell office:value-type="float" office:value="0.827970675300963">
            <text:p>0.827970675300963</text:p>
          </table:table-cell>
          <table:table-cell office:value-type="float" office:value="0.8679747180765893">
            <text:p>0.8679747180765893</text:p>
          </table:table-cell>
          <table:table-cell office:value-type="float" office:value="15.189503298138675">
            <text:p>15.189503298138675</text:p>
          </table:table-cell>
          <table:table-cell office:value-type="float" office:value="50.59247662590837">
            <text:p>50.59247662590837</text:p>
          </table:table-cell>
          <table:table-cell office:value-type="float" office:value="0.0834725711111346">
            <text:p>0.0834725711111346</text:p>
          </table:table-cell>
          <table:table-cell office:value-type="float" office:value="0.0550872999765562">
            <text:p>0.0550872999765562</text:p>
          </table:table-cell>
          <table:table-cell office:value-type="float" office:value="0.0482476252987122">
            <text:p>0.0482476252987122</text:p>
          </table:table-cell>
          <table:table-cell office:value-type="float" office:value="0.004125728691947">
            <text:p>0.004125728691947</text:p>
          </table:table-cell>
          <table:table-cell office:value-type="float" office:value="0.0479342499883305">
            <text:p>0.0479342499883305</text:p>
          </table:table-cell>
          <table:table-cell office:value-type="float" office:value="0.081779756260913">
            <text:p>0.081779756260913</text:p>
          </table:table-cell>
          <table:table-cell office:value-type="float" office:value="0.0480310979446026">
            <text:p>0.0480310979446026</text:p>
          </table:table-cell>
          <table:table-cell office:value-type="float" office:value="0.0210239240813993">
            <text:p>0.0210239240813993</text:p>
          </table:table-cell>
          <table:table-cell office:value-type="float" office:value="0.029485643113735">
            <text:p>0.029485643113735</text:p>
          </table:table-cell>
          <table:table-cell office:value-type="float" office:value="0.0315276296167707">
            <text:p>0.0315276296167707</text:p>
          </table:table-cell>
          <table:table-cell office:value-type="float" office:value="0.0444278778089282">
            <text:p>0.0444278778089282</text:p>
          </table:table-cell>
          <table:table-cell office:value-type="float" office:value="0.0580766250499395">
            <text:p>0.0580766250499395</text:p>
          </table:table-cell>
          <table:table-cell office:value-type="float" office:value="0.0686187179300458">
            <text:p>0.0686187179300458</text:p>
          </table:table-cell>
          <table:table-cell office:value-type="float" office:value="0.3781612531269847">
            <text:p>0.3781612531269847</text:p>
          </table:table-cell>
          <table:table-cell office:value-type="float" office:value="28.380674177785785">
            <text:p>28.380674177785785</text:p>
          </table:table-cell>
          <table:table-cell office:value-type="float" office:value="18.729681992029136">
            <text:p>18.729681992029136</text:p>
          </table:table-cell>
          <table:table-cell office:value-type="float" office:value="16.404192601562173">
            <text:p>16.404192601562173</text:p>
          </table:table-cell>
          <table:table-cell office:value-type="float" office:value="1.40274775526199">
            <text:p>1.40274775526199</text:p>
          </table:table-cell>
          <table:table-cell office:value-type="float" office:value="16.297644996032393">
            <text:p>16.297644996032393</text:p>
          </table:table-cell>
          <table:table-cell office:value-type="float" office:value="27.80511712871044">
            <text:p>27.80511712871044</text:p>
          </table:table-cell>
          <table:table-cell office:value-type="float" office:value="16.33057330116489">
            <text:p>16.33057330116489</text:p>
          </table:table-cell>
          <table:table-cell office:value-type="float" office:value="7.148134187675787">
            <text:p>7.148134187675787</text:p>
          </table:table-cell>
          <table:table-cell office:value-type="float" office:value="10.025118658669916">
            <text:p>10.025118658669916</text:p>
          </table:table-cell>
          <table:table-cell office:value-type="float" office:value="10.71939406970204">
            <text:p>10.71939406970204</text:p>
          </table:table-cell>
          <table:table-cell office:value-type="float" office:value="15.105478455035607">
            <text:p>15.105478455035607</text:p>
          </table:table-cell>
          <table:table-cell office:value-type="float" office:value="19.74605251697946">
            <text:p>19.74605251697946</text:p>
          </table:table-cell>
          <table:table-cell office:value-type="float" office:value="23.330364096215572">
            <text:p>23.330364096215572</text:p>
          </table:table-cell>
          <table:table-cell office:value-type="float" office:value="128.57482606317484">
            <text:p>128.5748260631748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2.2758306781975417">
            <text:p>2.275830678197541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4">
            <text:p>4</text:p>
          </table:table-cell>
          <table:table-cell office:value-type="float" office:value="0.597980964940149">
            <text:p>0.59798096494014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5163039999999999">
            <text:p>0.5163039999999999</text:p>
          </table:table-cell>
          <table:table-cell office:value-type="float" office:value="0.5906047821583815">
            <text:p>0.5906047821583815</text:p>
          </table:table-cell>
          <table:table-cell office:value-type="float" office:value="0.2384830834635685">
            <text:p>0.2384830834635685</text:p>
          </table:table-cell>
          <table:table-cell office:value-type="float" office:value="0.2316434087857245">
            <text:p>0.2316434087857245</text:p>
          </table:table-cell>
          <table:table-cell office:value-type="float" office:value="0.0607312744076747">
            <text:p>0.0607312744076747</text:p>
          </table:table-cell>
          <table:table-cell office:value-type="float" office:value="1e-10">
            <text:p>1e-10</text:p>
          </table:table-cell>
          <table:table-cell office:value-type="float" office:value="0.324285015498109">
            <text:p>0.324285015498109</text:p>
          </table:table-cell>
          <table:table-cell office:value-type="float" office:value="0.5794808371795585">
            <text:p>0.5794808371795585</text:p>
          </table:table-cell>
          <table:table-cell office:value-type="float" office:value="0.1753555724564482">
            <text:p>0.1753555724564482</text:p>
          </table:table-cell>
          <table:table-cell office:value-type="float" office:value="0.0294856431137346">
            <text:p>0.0294856431137346</text:p>
          </table:table-cell>
          <table:table-cell office:value-type="float" office:value="0.3685186834076004">
            <text:p>0.3685186834076004</text:p>
          </table:table-cell>
          <table:table-cell office:value-type="float" office:value="0.0444278778089282">
            <text:p>0.0444278778089282</text:p>
          </table:table-cell>
          <table:table-cell office:value-type="float" office:value="0.0580766250499395">
            <text:p>0.0580766250499395</text:p>
          </table:table-cell>
          <table:table-cell office:value-type="float" office:value="0.548944586331004">
            <text:p>0.548944586331004</text:p>
          </table:table-cell>
          <table:table-cell office:value-type="float" office:value="0.4727015664087309">
            <text:p>0.4727015664087309</text:p>
          </table:table-cell>
          <table:table-cell office:value-type="float" office:value="120.07794196133408">
            <text:p>120.07794196133408</text:p>
          </table:table-cell>
          <table:table-cell office:value-type="float" office:value="48.48683708629192">
            <text:p>48.48683708629192</text:p>
          </table:table-cell>
          <table:table-cell office:value-type="float" office:value="47.09623869662241">
            <text:p>47.09623869662241</text:p>
          </table:table-cell>
          <table:table-cell office:value-type="float" office:value="12.347489664597745">
            <text:p>12.347489664597745</text:p>
          </table:table-cell>
          <table:table-cell office:value-type="float" office:value="2.03313528e-08">
            <text:p>2.03313528e-08</text:p>
          </table:table-cell>
          <table:table-cell office:value-type="float" office:value="65.93153060428475">
            <text:p>65.93153060428475</text:p>
          </table:table-cell>
          <table:table-cell office:value-type="float" office:value="117.81629346152565">
            <text:p>117.81629346152565</text:p>
          </table:table-cell>
          <table:table-cell office:value-type="float" office:value="35.65216010454731">
            <text:p>35.65216010454731</text:p>
          </table:table-cell>
          <table:table-cell office:value-type="float" office:value="5.994830129150853">
            <text:p>5.994830129150853</text:p>
          </table:table-cell>
          <table:table-cell office:value-type="float" office:value="74.92483368686707">
            <text:p>74.92483368686707</text:p>
          </table:table-cell>
          <table:table-cell office:value-type="float" office:value="9.032788582424825">
            <text:p>9.032788582424825</text:p>
          </table:table-cell>
          <table:table-cell office:value-type="float" office:value="11.807763537862236">
            <text:p>11.807763537862236</text:p>
          </table:table-cell>
          <table:table-cell office:value-type="float" office:value="111.60786056718084">
            <text:p>111.60786056718084</text:p>
          </table:table-cell>
          <table:table-cell office:value-type="float" office:value="96.10662319533638">
            <text:p>96.10662319533638</text:p>
          </table:table-cell>
          <table:table-cell office:value-type="float" office:value="10.095097870426388">
            <text:p>10.095097870426388</text:p>
          </table:table-cell>
          <table:table-cell office:value-type="float" office:value="4.040569757190993">
            <text:p>4.040569757190993</text:p>
          </table:table-cell>
          <table:table-cell office:value-type="float" office:value="2.9435149185389005">
            <text:p>2.9435149185389005</text:p>
          </table:table-cell>
          <table:table-cell office:value-type="float" office:value="0.5104274007551663">
            <text:p>0.5104274007551663</text:p>
          </table:table-cell>
          <table:table-cell office:value-type="float" office:value="8.3912297e-09">
            <text:p>8.3912297e-09</text:p>
          </table:table-cell>
          <table:table-cell office:value-type="float" office:value="11.93355877424741">
            <text:p>11.93355877424741</text:p>
          </table:table-cell>
          <table:table-cell office:value-type="float" office:value="19.671776689663755">
            <text:p>19.671776689663755</text:p>
          </table:table-cell>
          <table:table-cell office:value-type="float" office:value="4.232847038671776">
            <text:p>4.232847038671776</text:p>
          </table:table-cell>
          <table:table-cell office:value-type="float" office:value="1.0175349752788603">
            <text:p>1.0175349752788603</text:p>
          </table:table-cell>
          <table:table-cell office:value-type="float" office:value="7.082451577032205">
            <text:p>7.082451577032205</text:p>
          </table:table-cell>
          <table:table-cell office:value-type="float" office:value="0.8226836934338153">
            <text:p>0.8226836934338153</text:p>
          </table:table-cell>
          <table:table-cell office:value-type="float" office:value="0.8624322915963921">
            <text:p>0.8624322915963921</text:p>
          </table:table-cell>
          <table:table-cell office:value-type="float" office:value="15.092511181263152">
            <text:p>15.092511181263152</text:p>
          </table:table-cell>
          <table:table-cell office:value-type="float" office:value="50.2694198866848">
            <text:p>50.2694198866848</text:p>
          </table:table-cell>
          <table:table-cell office:value-type="float" office:value="0.0834725711111345">
            <text:p>0.0834725711111345</text:p>
          </table:table-cell>
          <table:table-cell office:value-type="float" office:value="0.0550872999765562">
            <text:p>0.0550872999765562</text:p>
          </table:table-cell>
          <table:table-cell office:value-type="float" office:value="0.0482476252987122">
            <text:p>0.0482476252987122</text:p>
          </table:table-cell>
          <table:table-cell office:value-type="float" office:value="0.004125728691947">
            <text:p>0.004125728691947</text:p>
          </table:table-cell>
          <table:table-cell office:value-type="float" office:value="0.0479342499883305">
            <text:p>0.0479342499883305</text:p>
          </table:table-cell>
          <table:table-cell office:value-type="float" office:value="0.081779756260913">
            <text:p>0.081779756260913</text:p>
          </table:table-cell>
          <table:table-cell office:value-type="float" office:value="0.0480310979446026">
            <text:p>0.0480310979446026</text:p>
          </table:table-cell>
          <table:table-cell office:value-type="float" office:value="0.0210239240813997">
            <text:p>0.0210239240813997</text:p>
          </table:table-cell>
          <table:table-cell office:value-type="float" office:value="0.0294856431137346">
            <text:p>0.0294856431137346</text:p>
          </table:table-cell>
          <table:table-cell office:value-type="float" office:value="0.0315276296167707">
            <text:p>0.0315276296167707</text:p>
          </table:table-cell>
          <table:table-cell office:value-type="float" office:value="0.0444278778089282">
            <text:p>0.0444278778089282</text:p>
          </table:table-cell>
          <table:table-cell office:value-type="float" office:value="0.0580766250499395">
            <text:p>0.0580766250499395</text:p>
          </table:table-cell>
          <table:table-cell office:value-type="float" office:value="0.0686187179300458">
            <text:p>0.0686187179300458</text:p>
          </table:table-cell>
          <table:table-cell office:value-type="float" office:value="0.3781612531269847">
            <text:p>0.3781612531269847</text:p>
          </table:table-cell>
          <table:table-cell office:value-type="float" office:value="28.38067417778575">
            <text:p>28.38067417778575</text:p>
          </table:table-cell>
          <table:table-cell office:value-type="float" office:value="18.729681992029136">
            <text:p>18.729681992029136</text:p>
          </table:table-cell>
          <table:table-cell office:value-type="float" office:value="16.404192601562173">
            <text:p>16.404192601562173</text:p>
          </table:table-cell>
          <table:table-cell office:value-type="float" office:value="1.402747755262009">
            <text:p>1.402747755262009</text:p>
          </table:table-cell>
          <table:table-cell office:value-type="float" office:value="16.297644996032393">
            <text:p>16.297644996032393</text:p>
          </table:table-cell>
          <table:table-cell office:value-type="float" office:value="27.80511712871044">
            <text:p>27.80511712871044</text:p>
          </table:table-cell>
          <table:table-cell office:value-type="float" office:value="16.33057330116489">
            <text:p>16.33057330116489</text:p>
          </table:table-cell>
          <table:table-cell office:value-type="float" office:value="7.1481341876759">
            <text:p>7.1481341876759</text:p>
          </table:table-cell>
          <table:table-cell office:value-type="float" office:value="10.025118658669788">
            <text:p>10.025118658669788</text:p>
          </table:table-cell>
          <table:table-cell office:value-type="float" office:value="10.71939406970204">
            <text:p>10.71939406970204</text:p>
          </table:table-cell>
          <table:table-cell office:value-type="float" office:value="15.105478455035607">
            <text:p>15.105478455035607</text:p>
          </table:table-cell>
          <table:table-cell office:value-type="float" office:value="19.74605251697946">
            <text:p>19.74605251697946</text:p>
          </table:table-cell>
          <table:table-cell office:value-type="float" office:value="23.330364096215572">
            <text:p>23.330364096215572</text:p>
          </table:table-cell>
          <table:table-cell office:value-type="float" office:value="128.57482606317484">
            <text:p>128.5748260631748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.7506389832288782">
            <text:p>1.750638983228878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5">
            <text:p>5</text:p>
          </table:table-cell>
          <table:table-cell office:value-type="float" office:value="0.5931731462322635">
            <text:p>0.593173146232263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4503929999999999">
            <text:p>0.4503929999999999</text:p>
          </table:table-cell>
          <table:table-cell office:value-type="float" office:value="0.5908334073896834">
            <text:p>0.5908334073896834</text:p>
          </table:table-cell>
          <table:table-cell office:value-type="float" office:value="0.2387465324890053">
            <text:p>0.2387465324890053</text:p>
          </table:table-cell>
          <table:table-cell office:value-type="float" office:value="0.2319806016192558">
            <text:p>0.2319806016192558</text:p>
          </table:table-cell>
          <table:table-cell office:value-type="float" office:value="0.0615605414979447">
            <text:p>0.0615605414979447</text:p>
          </table:table-cell>
          <table:table-cell office:value-type="float" office:value="1e-10">
            <text:p>1e-10</text:p>
          </table:table-cell>
          <table:table-cell office:value-type="float" office:value="0.3277904867534933">
            <text:p>0.3277904867534933</text:p>
          </table:table-cell>
          <table:table-cell office:value-type="float" office:value="0.5835875422945745">
            <text:p>0.5835875422945745</text:p>
          </table:table-cell>
          <table:table-cell office:value-type="float" office:value="0.1765919359709878">
            <text:p>0.1765919359709878</text:p>
          </table:table-cell>
          <table:table-cell office:value-type="float" office:value="0.0288765593803776">
            <text:p>0.0288765593803776</text:p>
          </table:table-cell>
          <table:table-cell office:value-type="float" office:value="0.3748284117908375">
            <text:p>0.3748284117908375</text:p>
          </table:table-cell>
          <table:table-cell office:value-type="float" office:value="0.0437054941419649">
            <text:p>0.0437054941419649</text:p>
          </table:table-cell>
          <table:table-cell office:value-type="float" office:value="0.0571011316373422">
            <text:p>0.0571011316373422</text:p>
          </table:table-cell>
          <table:table-cell office:value-type="float" office:value="0.5601117440668049">
            <text:p>0.5601117440668049</text:p>
          </table:table-cell>
          <table:table-cell office:value-type="float" office:value="0.4840978614785928">
            <text:p>0.4840978614785928</text:p>
          </table:table-cell>
          <table:table-cell office:value-type="float" office:value="119.15861379455887">
            <text:p>119.15861379455887</text:p>
          </table:table-cell>
          <table:table-cell office:value-type="float" office:value="48.15013082170585">
            <text:p>48.15013082170585</text:p>
          </table:table-cell>
          <table:table-cell office:value-type="float" office:value="46.785585531298096">
            <text:p>46.785585531298096</text:p>
          </table:table-cell>
          <table:table-cell office:value-type="float" office:value="12.415460428593212">
            <text:p>12.415460428593212</text:p>
          </table:table-cell>
          <table:table-cell office:value-type="float" office:value="2.01678869e-08">
            <text:p>2.01678869e-08</text:p>
          </table:table-cell>
          <table:table-cell office:value-type="float" office:value="66.10841487307543">
            <text:p>66.10841487307543</text:p>
          </table:table-cell>
          <table:table-cell office:value-type="float" office:value="117.6972759120412">
            <text:p>117.6972759120412</text:p>
          </table:table-cell>
          <table:table-cell office:value-type="float" office:value="35.61486204811348">
            <text:p>35.61486204811348</text:p>
          </table:table-cell>
          <table:table-cell office:value-type="float" office:value="5.823791857207266">
            <text:p>5.823791857207266</text:p>
          </table:table-cell>
          <table:table-cell office:value-type="float" office:value="75.59497042853262">
            <text:p>75.59497042853262</text:p>
          </table:table-cell>
          <table:table-cell office:value-type="float" office:value="8.814474659060535">
            <text:p>8.814474659060535</text:p>
          </table:table-cell>
          <table:table-cell office:value-type="float" office:value="11.51609168829328">
            <text:p>11.51609168829328</text:p>
          </table:table-cell>
          <table:table-cell office:value-type="float" office:value="112.96270345971402">
            <text:p>112.96270345971402</text:p>
          </table:table-cell>
          <table:table-cell office:value-type="float" office:value="97.63230953637294">
            <text:p>97.63230953637294</text:p>
          </table:table-cell>
          <table:table-cell office:value-type="float" office:value="11.106257202482848">
            <text:p>11.106257202482848</text:p>
          </table:table-cell>
          <table:table-cell office:value-type="float" office:value="4.01251090180882">
            <text:p>4.01251090180882</text:p>
          </table:table-cell>
          <table:table-cell office:value-type="float" office:value="2.924099095706131">
            <text:p>2.924099095706131</text:p>
          </table:table-cell>
          <table:table-cell office:value-type="float" office:value="0.5215244106839196">
            <text:p>0.5215244106839196</text:p>
          </table:table-cell>
          <table:table-cell office:value-type="float" office:value="8.5113255e-09">
            <text:p>8.5113255e-09</text:p>
          </table:table-cell>
          <table:table-cell office:value-type="float" office:value="12.11396361135535">
            <text:p>12.11396361135535</text:p>
          </table:table-cell>
          <table:table-cell office:value-type="float" office:value="19.896345568991656">
            <text:p>19.896345568991656</text:p>
          </table:table-cell>
          <table:table-cell office:value-type="float" office:value="4.2826326529946845">
            <text:p>4.2826326529946845</text:p>
          </table:table-cell>
          <table:table-cell office:value-type="float" office:value="1.0050029559839395">
            <text:p>1.0050029559839395</text:p>
          </table:table-cell>
          <table:table-cell office:value-type="float" office:value="7.2526710604356674">
            <text:p>7.2526710604356674</text:p>
          </table:table-cell>
          <table:table-cell office:value-type="float" office:value="0.8127302978931814">
            <text:p>0.8127302978931814</text:p>
          </table:table-cell>
          <table:table-cell office:value-type="float" office:value="0.8527397583746941">
            <text:p>0.8527397583746941</text:p>
          </table:table-cell>
          <table:table-cell office:value-type="float" office:value="15.471846915005287">
            <text:p>15.471846915005287</text:p>
          </table:table-cell>
          <table:table-cell office:value-type="float" office:value="51.42229388194977">
            <text:p>51.42229388194977</text:p>
          </table:table-cell>
          <table:table-cell office:value-type="float" office:value="0.0796274735255048">
            <text:p>0.0796274735255048</text:p>
          </table:table-cell>
          <table:table-cell office:value-type="float" office:value="0.0539315881505434">
            <text:p>0.0539315881505434</text:p>
          </table:table-cell>
          <table:table-cell office:value-type="float" office:value="0.047165657280794">
            <text:p>0.047165657280794</text:p>
          </table:table-cell>
          <table:table-cell office:value-type="float" office:value="0.0039975558527539">
            <text:p>0.0039975558527539</text:p>
          </table:table-cell>
          <table:table-cell office:value-type="float" office:value="0.0493227136296986">
            <text:p>0.0493227136296986</text:p>
          </table:table-cell>
          <table:table-cell office:value-type="float" office:value="0.0817934811216986">
            <text:p>0.0817934811216986</text:p>
          </table:table-cell>
          <table:table-cell office:value-type="float" office:value="0.046910393560528">
            <text:p>0.046910393560528</text:p>
          </table:table-cell>
          <table:table-cell office:value-type="float" office:value="0.0207171911145948">
            <text:p>0.0207171911145948</text:p>
          </table:table-cell>
          <table:table-cell office:value-type="float" office:value="0.0288765593803776">
            <text:p>0.0288765593803776</text:p>
          </table:table-cell>
          <table:table-cell office:value-type="float" office:value="0.0311599770919334">
            <text:p>0.0311599770919334</text:p>
          </table:table-cell>
          <table:table-cell office:value-type="float" office:value="0.0437054941419649">
            <text:p>0.0437054941419649</text:p>
          </table:table-cell>
          <table:table-cell office:value-type="float" office:value="0.0571011316373422">
            <text:p>0.0571011316373422</text:p>
          </table:table-cell>
          <table:table-cell office:value-type="float" office:value="0.0684124943293909">
            <text:p>0.0684124943293909</text:p>
          </table:table-cell>
          <table:table-cell office:value-type="float" office:value="0.3872782891828743">
            <text:p>0.3872782891828743</text:p>
          </table:table-cell>
          <table:table-cell office:value-type="float" office:value="27.073340998671664">
            <text:p>27.073340998671664</text:p>
          </table:table-cell>
          <table:table-cell office:value-type="float" office:value="18.336739971184784">
            <text:p>18.336739971184784</text:p>
          </table:table-cell>
          <table:table-cell office:value-type="float" office:value="16.03632347546997">
            <text:p>16.03632347546997</text:p>
          </table:table-cell>
          <table:table-cell office:value-type="float" office:value="1.359168989936348">
            <text:p>1.359168989936348</text:p>
          </table:table-cell>
          <table:table-cell office:value-type="float" office:value="16.769722634097555">
            <text:p>16.769722634097555</text:p>
          </table:table-cell>
          <table:table-cell office:value-type="float" office:value="27.809783581377552">
            <text:p>27.809783581377552</text:p>
          </table:table-cell>
          <table:table-cell office:value-type="float" office:value="15.949533810579537">
            <text:p>15.949533810579537</text:p>
          </table:table-cell>
          <table:table-cell office:value-type="float" office:value="7.043844978962246">
            <text:p>7.043844978962246</text:p>
          </table:table-cell>
          <table:table-cell office:value-type="float" office:value="9.818030189328388">
            <text:p>9.818030189328388</text:p>
          </table:table-cell>
          <table:table-cell office:value-type="float" office:value="10.59439221125736">
            <text:p>10.59439221125736</text:p>
          </table:table-cell>
          <table:table-cell office:value-type="float" office:value="14.859868008268077">
            <text:p>14.859868008268077</text:p>
          </table:table-cell>
          <table:table-cell office:value-type="float" office:value="19.414384756696364">
            <text:p>19.414384756696364</text:p>
          </table:table-cell>
          <table:table-cell office:value-type="float" office:value="23.26024807199292">
            <text:p>23.26024807199292</text:p>
          </table:table-cell>
          <table:table-cell office:value-type="float" office:value="131.67461832217728">
            <text:p>131.67461832217728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.3466453717145217">
            <text:p>1.346645371714521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6">
            <text:p>6</text:p>
          </table:table-cell>
          <table:table-cell office:value-type="float" office:value="0.5866568924481992">
            <text:p>0.586656892448199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438944">
            <text:p>0.438944</text:p>
          </table:table-cell>
          <table:table-cell office:value-type="float" office:value="0.5903695135574305">
            <text:p>0.5903695135574305</text:p>
          </table:table-cell>
          <table:table-cell office:value-type="float" office:value="0.2389868769578633">
            <text:p>0.2389868769578633</text:p>
          </table:table-cell>
          <table:table-cell office:value-type="float" office:value="0.2322194403593348">
            <text:p>0.2322194403593348</text:p>
          </table:table-cell>
          <table:table-cell office:value-type="float" office:value="0.0615758308746287">
            <text:p>0.0615758308746287</text:p>
          </table:table-cell>
          <table:table-cell office:value-type="float" office:value="1e-10">
            <text:p>1e-10</text:p>
          </table:table-cell>
          <table:table-cell office:value-type="float" office:value="0.3278482474921272">
            <text:p>0.3278482474921272</text:p>
          </table:table-cell>
          <table:table-cell office:value-type="float" office:value="0.5837015046581756">
            <text:p>0.5837015046581756</text:p>
          </table:table-cell>
          <table:table-cell office:value-type="float" office:value="0.1766120012623739">
            <text:p>0.1766120012623739</text:p>
          </table:table-cell>
          <table:table-cell office:value-type="float" office:value="0.0288575981688474">
            <text:p>0.0288575981688474</text:p>
          </table:table-cell>
          <table:table-cell office:value-type="float" office:value="0.3750360871475548">
            <text:p>0.3750360871475548</text:p>
          </table:table-cell>
          <table:table-cell office:value-type="float" office:value="0.0436986474798098">
            <text:p>0.0436986474798098</text:p>
          </table:table-cell>
          <table:table-cell office:value-type="float" office:value="0.057086480036604">
            <text:p>0.057086480036604</text:p>
          </table:table-cell>
          <table:table-cell office:value-type="float" office:value="0.5605633055902105">
            <text:p>0.5605633055902105</text:p>
          </table:table-cell>
          <table:table-cell office:value-type="float" office:value="0.4848176254687806">
            <text:p>0.4848176254687806</text:p>
          </table:table-cell>
          <table:table-cell office:value-type="float" office:value="117.75707703471745">
            <text:p>117.75707703471745</text:p>
          </table:table-cell>
          <table:table-cell office:value-type="float" office:value="47.669121514480096">
            <text:p>47.669121514480096</text:p>
          </table:table-cell>
          <table:table-cell office:value-type="float" office:value="46.31926598407089">
            <text:p>46.31926598407089</text:p>
          </table:table-cell>
          <table:table-cell office:value-type="float" office:value="12.282121100880708">
            <text:p>12.282121100880708</text:p>
          </table:table-cell>
          <table:table-cell office:value-type="float" office:value="1.99463343e-08">
            <text:p>1.99463343e-08</text:p>
          </table:table-cell>
          <table:table-cell office:value-type="float" office:value="65.39370758322863">
            <text:p>65.39370758322863</text:p>
          </table:table-cell>
          <table:table-cell office:value-type="float" office:value="116.42705368563516">
            <text:p>116.42705368563516</text:p>
          </table:table-cell>
          <table:table-cell office:value-type="float" office:value="35.22762026207819">
            <text:p>35.22762026207819</text:p>
          </table:table-cell>
          <table:table-cell office:value-type="float" office:value="5.756033014186664">
            <text:p>5.756033014186664</text:p>
          </table:table-cell>
          <table:table-cell office:value-type="float" office:value="74.80595185025163">
            <text:p>74.80595185025163</text:p>
          </table:table-cell>
          <table:table-cell office:value-type="float" office:value="8.716278329796156">
            <text:p>8.716278329796156</text:p>
          </table:table-cell>
          <table:table-cell office:value-type="float" office:value="11.38666017288731">
            <text:p>11.38666017288731</text:p>
          </table:table-cell>
          <table:table-cell office:value-type="float" office:value="111.81183113853469">
            <text:p>111.81183113853469</text:p>
          </table:table-cell>
          <table:table-cell office:value-type="float" office:value="96.70334453095414">
            <text:p>96.70334453095414</text:p>
          </table:table-cell>
          <table:table-cell office:value-type="float" office:value="12.42530856764722">
            <text:p>12.42530856764722</text:p>
          </table:table-cell>
          <table:table-cell office:value-type="float" office:value="3.9724267928733417">
            <text:p>3.9724267928733417</text:p>
          </table:table-cell>
          <table:table-cell office:value-type="float" office:value="2.8949541240044305">
            <text:p>2.8949541240044305</text:p>
          </table:table-cell>
          <table:table-cell office:value-type="float" office:value="0.5161709921485191">
            <text:p>0.5161709921485191</text:p>
          </table:table-cell>
          <table:table-cell office:value-type="float" office:value="8.412211e-09">
            <text:p>8.412211e-09</text:p>
          </table:table-cell>
          <table:table-cell office:value-type="float" office:value="11.981174621292807">
            <text:p>11.981174621292807</text:p>
          </table:table-cell>
          <table:table-cell office:value-type="float" office:value="19.6929973943927">
            <text:p>19.6929973943927</text:p>
          </table:table-cell>
          <table:table-cell office:value-type="float" office:value="4.235821145398871">
            <text:p>4.235821145398871</text:p>
          </table:table-cell>
          <table:table-cell office:value-type="float" office:value="0.9949305434972608">
            <text:p>0.9949305434972608</text:p>
          </table:table-cell>
          <table:table-cell office:value-type="float" office:value="7.186063928145749">
            <text:p>7.186063928145749</text:p>
          </table:table-cell>
          <table:table-cell office:value-type="float" office:value="0.8042555182682161">
            <text:p>0.8042555182682161</text:p>
          </table:table-cell>
          <table:table-cell office:value-type="float" office:value="0.8440190799887369">
            <text:p>0.8440190799887369</text:p>
          </table:table-cell>
          <table:table-cell office:value-type="float" office:value="15.331064327704253">
            <text:p>15.331064327704253</text:p>
          </table:table-cell>
          <table:table-cell office:value-type="float" office:value="50.99120708373403">
            <text:p>50.99120708373403</text:p>
          </table:table-cell>
          <table:table-cell office:value-type="float" office:value="0.0790734615703048">
            <text:p>0.0790734615703048</text:p>
          </table:table-cell>
          <table:table-cell office:value-type="float" office:value="0.0541393510145407">
            <text:p>0.0541393510145407</text:p>
          </table:table-cell>
          <table:table-cell office:value-type="float" office:value="0.0473719144160121">
            <text:p>0.0473719144160121</text:p>
          </table:table-cell>
          <table:table-cell office:value-type="float" office:value="0.0039938186237966">
            <text:p>0.0039938186237966</text:p>
          </table:table-cell>
          <table:table-cell office:value-type="float" office:value="0.0494301446511031">
            <text:p>0.0494301446511031</text:p>
          </table:table-cell>
          <table:table-cell office:value-type="float" office:value="0.0817091543957477">
            <text:p>0.0817091543957477</text:p>
          </table:table-cell>
          <table:table-cell office:value-type="float" office:value="0.0468381400180944">
            <text:p>0.0468381400180944</text:p>
          </table:table-cell>
          <table:table-cell office:value-type="float" office:value="0.0206525413595418">
            <text:p>0.0206525413595418</text:p>
          </table:table-cell>
          <table:table-cell office:value-type="float" office:value="0.0288575981688474">
            <text:p>0.0288575981688474</text:p>
          </table:table-cell>
          <table:table-cell office:value-type="float" office:value="0.0311235357812855">
            <text:p>0.0311235357812855</text:p>
          </table:table-cell>
          <table:table-cell office:value-type="float" office:value="0.0436986474798098">
            <text:p>0.0436986474798098</text:p>
          </table:table-cell>
          <table:table-cell office:value-type="float" office:value="0.057086480036604">
            <text:p>0.057086480036604</text:p>
          </table:table-cell>
          <table:table-cell office:value-type="float" office:value="0.0681711121092868">
            <text:p>0.0681711121092868</text:p>
          </table:table-cell>
          <table:table-cell office:value-type="float" office:value="0.3878541003750245">
            <text:p>0.3878541003750245</text:p>
          </table:table-cell>
          <table:table-cell office:value-type="float" office:value="26.884976933903648">
            <text:p>26.884976933903648</text:p>
          </table:table-cell>
          <table:table-cell office:value-type="float" office:value="18.407379344943855">
            <text:p>18.407379344943855</text:p>
          </table:table-cell>
          <table:table-cell office:value-type="float" office:value="16.106450901444145">
            <text:p>16.106450901444145</text:p>
          </table:table-cell>
          <table:table-cell office:value-type="float" office:value="1.357898332090863">
            <text:p>1.357898332090863</text:p>
          </table:table-cell>
          <table:table-cell office:value-type="float" office:value="16.80624918137508">
            <text:p>16.80624918137508</text:p>
          </table:table-cell>
          <table:table-cell office:value-type="float" office:value="27.78111249455423">
            <text:p>27.78111249455423</text:p>
          </table:table-cell>
          <table:table-cell office:value-type="float" office:value="15.9249676061521">
            <text:p>15.9249676061521</text:p>
          </table:table-cell>
          <table:table-cell office:value-type="float" office:value="7.021864062244243">
            <text:p>7.021864062244243</text:p>
          </table:table-cell>
          <table:table-cell office:value-type="float" office:value="9.811583377408132">
            <text:p>9.811583377408132</text:p>
          </table:table-cell>
          <table:table-cell office:value-type="float" office:value="10.582002165637087">
            <text:p>10.582002165637087</text:p>
          </table:table-cell>
          <table:table-cell office:value-type="float" office:value="14.85754014313534">
            <text:p>14.85754014313534</text:p>
          </table:table-cell>
          <table:table-cell office:value-type="float" office:value="19.40940321244539">
            <text:p>19.40940321244539</text:p>
          </table:table-cell>
          <table:table-cell office:value-type="float" office:value="23.178178117157543">
            <text:p>23.178178117157543</text:p>
          </table:table-cell>
          <table:table-cell office:value-type="float" office:value="131.87039412750835">
            <text:p>131.87039412750835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.0358810551650166">
            <text:p>1.035881055165016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7">
            <text:p>7</text:p>
          </table:table-cell>
          <table:table-cell office:value-type="float" office:value="0.5780227263125328">
            <text:p>0.578022726312532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438612">
            <text:p>0.438612</text:p>
          </table:table-cell>
          <table:table-cell office:value-type="float" office:value="0.5898311009329015">
            <text:p>0.5898311009329015</text:p>
          </table:table-cell>
          <table:table-cell office:value-type="float" office:value="0.2392467967662702">
            <text:p>0.2392467967662702</text:p>
          </table:table-cell>
          <table:table-cell office:value-type="float" office:value="0.2324743924078651">
            <text:p>0.2324743924078651</text:p>
          </table:table-cell>
          <table:table-cell office:value-type="float" office:value="0.0615522901070369">
            <text:p>0.0615522901070369</text:p>
          </table:table-cell>
          <table:table-cell office:value-type="float" office:value="1e-10">
            <text:p>1e-10</text:p>
          </table:table-cell>
          <table:table-cell office:value-type="float" office:value="0.3278508915763023">
            <text:p>0.3278508915763023</text:p>
          </table:table-cell>
          <table:table-cell office:value-type="float" office:value="0.5837319255546398">
            <text:p>0.5837319255546398</text:p>
          </table:table-cell>
          <table:table-cell office:value-type="float" office:value="0.1766174587010587">
            <text:p>0.1766174587010587</text:p>
          </table:table-cell>
          <table:table-cell office:value-type="float" office:value="0.0288596234032397">
            <text:p>0.0288596234032397</text:p>
          </table:table-cell>
          <table:table-cell office:value-type="float" office:value="0.3751694054742355">
            <text:p>0.3751694054742355</text:p>
          </table:table-cell>
          <table:table-cell office:value-type="float" office:value="0.043714468132546">
            <text:p>0.043714468132546</text:p>
          </table:table-cell>
          <table:table-cell office:value-type="float" office:value="0.0570981374455844">
            <text:p>0.0570981374455844</text:p>
          </table:table-cell>
          <table:table-cell office:value-type="float" office:value="0.5608411536908128">
            <text:p>0.5608411536908128</text:p>
          </table:table-cell>
          <table:table-cell office:value-type="float" office:value="0.4853988133735944">
            <text:p>0.4853988133735944</text:p>
          </table:table-cell>
          <table:table-cell office:value-type="float" office:value="115.9181655485539">
            <text:p>115.9181655485539</text:p>
          </table:table-cell>
          <table:table-cell office:value-type="float" office:value="47.01862914764919">
            <text:p>47.01862914764919</text:p>
          </table:table-cell>
          <table:table-cell office:value-type="float" office:value="45.68766391313089">
            <text:p>45.68766391313089</text:p>
          </table:table-cell>
          <table:table-cell office:value-type="float" office:value="12.096731663072818">
            <text:p>12.096731663072818</text:p>
          </table:table-cell>
          <table:table-cell office:value-type="float" office:value="1.96527726e-08">
            <text:p>1.96527726e-08</text:p>
          </table:table-cell>
          <table:table-cell office:value-type="float" office:value="64.43179049879583">
            <text:p>64.43179049879583</text:p>
          </table:table-cell>
          <table:table-cell office:value-type="float" office:value="114.7195084752175">
            <text:p>114.7195084752175</text:p>
          </table:table-cell>
          <table:table-cell office:value-type="float" office:value="34.710227697544234">
            <text:p>34.710227697544234</text:p>
          </table:table-cell>
          <table:table-cell office:value-type="float" office:value="5.671716187963835">
            <text:p>5.671716187963835</text:p>
          </table:table-cell>
          <table:table-cell office:value-type="float" office:value="73.73119047763171">
            <text:p>73.73119047763171</text:p>
          </table:table-cell>
          <table:table-cell office:value-type="float" office:value="8.591105056754046">
            <text:p>8.591105056754046</text:p>
          </table:table-cell>
          <table:table-cell office:value-type="float" office:value="11.221367165045905">
            <text:p>11.221367165045905</text:p>
          </table:table-cell>
          <table:table-cell office:value-type="float" office:value="110.22083711277416">
            <text:p>110.22083711277416</text:p>
          </table:table-cell>
          <table:table-cell office:value-type="float" office:value="95.39432545472496">
            <text:p>95.39432545472496</text:p>
          </table:table-cell>
          <table:table-cell office:value-type="float" office:value="14.177435798864217">
            <text:p>14.177435798864217</text:p>
          </table:table-cell>
          <table:table-cell office:value-type="float" office:value="3.9182190956374328">
            <text:p>3.9182190956374328</text:p>
          </table:table-cell>
          <table:table-cell office:value-type="float" office:value="2.8554789945706807">
            <text:p>2.8554789945706807</text:p>
          </table:table-cell>
          <table:table-cell office:value-type="float" office:value="0.506817584354807">
            <text:p>0.506817584354807</text:p>
          </table:table-cell>
          <table:table-cell office:value-type="float" office:value="8.2800331e-09">
            <text:p>8.2800331e-09</text:p>
          </table:table-cell>
          <table:table-cell office:value-type="float" office:value="11.801444465440175">
            <text:p>11.801444465440175</text:p>
          </table:table-cell>
          <table:table-cell office:value-type="float" office:value="19.41304650074405">
            <text:p>19.41304650074405</text:p>
          </table:table-cell>
          <table:table-cell office:value-type="float" office:value="4.172514770535598">
            <text:p>4.172514770535598</text:p>
          </table:table-cell>
          <table:table-cell office:value-type="float" office:value="0.9830132280864206">
            <text:p>0.9830132280864206</text:p>
          </table:table-cell>
          <table:table-cell office:value-type="float" office:value="7.096564521804114">
            <text:p>7.096564521804114</text:p>
          </table:table-cell>
          <table:table-cell office:value-type="float" office:value="0.7933299577383262">
            <text:p>0.7933299577383262</text:p>
          </table:table-cell>
          <table:table-cell office:value-type="float" office:value="0.83295471642424">
            <text:p>0.83295471642424</text:p>
          </table:table-cell>
          <table:table-cell office:value-type="float" office:value="15.121740754419124">
            <text:p>15.121740754419124</text:p>
          </table:table-cell>
          <table:table-cell office:value-type="float" office:value="50.35591684071849">
            <text:p>50.35591684071849</text:p>
          </table:table-cell>
          <table:table-cell office:value-type="float" office:value="0.0785160521445313">
            <text:p>0.0785160521445313</text:p>
          </table:table-cell>
          <table:table-cell office:value-type="float" office:value="0.0543918307475002">
            <text:p>0.0543918307475002</text:p>
          </table:table-cell>
          <table:table-cell office:value-type="float" office:value="0.0476194263890951">
            <text:p>0.0476194263890951</text:p>
          </table:table-cell>
          <table:table-cell office:value-type="float" office:value="0.0040178882082234">
            <text:p>0.0040178882082234</text:p>
          </table:table-cell>
          <table:table-cell office:value-type="float" office:value="0.0495185784514896">
            <text:p>0.0495185784514896</text:p>
          </table:table-cell>
          <table:table-cell office:value-type="float" office:value="0.0816217782290313">
            <text:p>0.0816217782290313</text:p>
          </table:table-cell>
          <table:table-cell office:value-type="float" office:value="0.0467874820927903">
            <text:p>0.0467874820927903</text:p>
          </table:table-cell>
          <table:table-cell office:value-type="float" office:value="0.0205170985435701">
            <text:p>0.0205170985435701</text:p>
          </table:table-cell>
          <table:table-cell office:value-type="float" office:value="0.0288596234032397">
            <text:p>0.0288596234032397</text:p>
          </table:table-cell>
          <table:table-cell office:value-type="float" office:value="0.0311204792280259">
            <text:p>0.0311204792280259</text:p>
          </table:table-cell>
          <table:table-cell office:value-type="float" office:value="0.043714468132546">
            <text:p>0.043714468132546</text:p>
          </table:table-cell>
          <table:table-cell office:value-type="float" office:value="0.0570981374455844">
            <text:p>0.0570981374455844</text:p>
          </table:table-cell>
          <table:table-cell office:value-type="float" office:value="0.0678981062854965">
            <text:p>0.0678981062854965</text:p>
          </table:table-cell>
          <table:table-cell office:value-type="float" office:value="0.3883190506988756">
            <text:p>0.3883190506988756</text:p>
          </table:table-cell>
          <table:table-cell office:value-type="float" office:value="26.695457729140664">
            <text:p>26.695457729140664</text:p>
          </table:table-cell>
          <table:table-cell office:value-type="float" office:value="18.49322245415009">
            <text:p>18.49322245415009</text:p>
          </table:table-cell>
          <table:table-cell office:value-type="float" office:value="16.19060497229236">
            <text:p>16.19060497229236</text:p>
          </table:table-cell>
          <table:table-cell office:value-type="float" office:value="1.3660819907959847">
            <text:p>1.3660819907959847</text:p>
          </table:table-cell>
          <table:table-cell office:value-type="float" office:value="16.83631667350648">
            <text:p>16.83631667350648</text:p>
          </table:table-cell>
          <table:table-cell office:value-type="float" office:value="27.751404597870646">
            <text:p>27.751404597870646</text:p>
          </table:table-cell>
          <table:table-cell office:value-type="float" office:value="15.907743911548703">
            <text:p>15.907743911548703</text:p>
          </table:table-cell>
          <table:table-cell office:value-type="float" office:value="6.975813504813842">
            <text:p>6.975813504813842</text:p>
          </table:table-cell>
          <table:table-cell office:value-type="float" office:value="9.812271957101522">
            <text:p>9.812271957101522</text:p>
          </table:table-cell>
          <table:table-cell office:value-type="float" office:value="10.580962937528838">
            <text:p>10.580962937528838</text:p>
          </table:table-cell>
          <table:table-cell office:value-type="float" office:value="14.862919165065655">
            <text:p>14.862919165065655</text:p>
          </table:table-cell>
          <table:table-cell office:value-type="float" office:value="19.4133667314987">
            <text:p>19.4133667314987</text:p>
          </table:table-cell>
          <table:table-cell office:value-type="float" office:value="23.08535613706882">
            <text:p>23.08535613706882</text:p>
          </table:table-cell>
          <table:table-cell office:value-type="float" office:value="132.02847723761772">
            <text:p>132.02847723761772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7968315808961666">
            <text:p>0.796831580896166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8">
            <text:p>8</text:p>
          </table:table-cell>
          <table:table-cell office:value-type="float" office:value="0.5665239008123087">
            <text:p>0.566523900812308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438887">
            <text:p>0.438887</text:p>
          </table:table-cell>
          <table:table-cell office:value-type="float" office:value="0.5889138946821731">
            <text:p>0.5889138946821731</text:p>
          </table:table-cell>
          <table:table-cell office:value-type="float" office:value="0.2396707720500925">
            <text:p>0.2396707720500925</text:p>
          </table:table-cell>
          <table:table-cell office:value-type="float" office:value="0.232887438316279">
            <text:p>0.232887438316279</text:p>
          </table:table-cell>
          <table:table-cell office:value-type="float" office:value="0.061472105048545">
            <text:p>0.061472105048545</text:p>
          </table:table-cell>
          <table:table-cell office:value-type="float" office:value="1e-10">
            <text:p>1e-10</text:p>
          </table:table-cell>
          <table:table-cell office:value-type="float" office:value="0.327827446491099">
            <text:p>0.327827446491099</text:p>
          </table:table-cell>
          <table:table-cell office:value-type="float" office:value="0.5837020336573098">
            <text:p>0.5837020336573098</text:p>
          </table:table-cell>
          <table:table-cell office:value-type="float" office:value="0.1766132222767063">
            <text:p>0.1766132222767063</text:p>
          </table:table-cell>
          <table:table-cell office:value-type="float" office:value="0.0289023254167074">
            <text:p>0.0289023254167074</text:p>
          </table:table-cell>
          <table:table-cell office:value-type="float" office:value="0.3753683186480213">
            <text:p>0.3753683186480213</text:p>
          </table:table-cell>
          <table:table-cell office:value-type="float" office:value="0.0437893152011859">
            <text:p>0.0437893152011859</text:p>
          </table:table-cell>
          <table:table-cell office:value-type="float" office:value="0.0571673078414979">
            <text:p>0.0571673078414979</text:p>
          </table:table-cell>
          <table:table-cell office:value-type="float" office:value="0.5612093644850195">
            <text:p>0.5612093644850195</text:p>
          </table:table-cell>
          <table:table-cell office:value-type="float" office:value="0.4862484677874367">
            <text:p>0.4862484677874367</text:p>
          </table:table-cell>
          <table:table-cell office:value-type="float" office:value="113.43549093169077">
            <text:p>113.43549093169077</text:p>
          </table:table-cell>
          <table:table-cell office:value-type="float" office:value="46.16493503545548">
            <text:p>46.16493503545548</text:p>
          </table:table-cell>
          <table:table-cell office:value-type="float" office:value="44.85834200174229">
            <text:p>44.85834200174229</text:p>
          </table:table-cell>
          <table:table-cell office:value-type="float" office:value="11.840641692703555">
            <text:p>11.840641692703555</text:p>
          </table:table-cell>
          <table:table-cell office:value-type="float" office:value="1.92618126e-08">
            <text:p>1.92618126e-08</text:p>
          </table:table-cell>
          <table:table-cell office:value-type="float" office:value="63.1455084850218">
            <text:p>63.1455084850218</text:p>
          </table:table-cell>
          <table:table-cell office:value-type="float" office:value="112.43159202666972">
            <text:p>112.43159202666972</text:p>
          </table:table-cell>
          <table:table-cell office:value-type="float" office:value="34.01890795053856">
            <text:p>34.01890795053856</text:p>
          </table:table-cell>
          <table:table-cell office:value-type="float" office:value="5.567111766790747">
            <text:p>5.567111766790747</text:p>
          </table:table-cell>
          <table:table-cell office:value-type="float" office:value="72.30274220142383">
            <text:p>72.30274220142383</text:p>
          </table:table-cell>
          <table:table-cell office:value-type="float" office:value="8.434615844969699">
            <text:p>8.434615844969699</text:p>
          </table:table-cell>
          <table:table-cell office:value-type="float" office:value="11.011459720683188">
            <text:p>11.011459720683188</text:p>
          </table:table-cell>
          <table:table-cell office:value-type="float" office:value="108.09909623575304">
            <text:p>108.09909623575304</text:p>
          </table:table-cell>
          <table:table-cell office:value-type="float" office:value="93.66026876988198">
            <text:p>93.66026876988198</text:p>
          </table:table-cell>
          <table:table-cell office:value-type="float" office:value="16.513407874689907">
            <text:p>16.513407874689907</text:p>
          </table:table-cell>
          <table:table-cell office:value-type="float" office:value="3.8470779196212894">
            <text:p>3.8470779196212894</text:p>
          </table:table-cell>
          <table:table-cell office:value-type="float" office:value="2.8036463751088934">
            <text:p>2.8036463751088934</text:p>
          </table:table-cell>
          <table:table-cell office:value-type="float" office:value="0.4914187474731693">
            <text:p>0.4914187474731693</text:p>
          </table:table-cell>
          <table:table-cell office:value-type="float" office:value="8.101192e-09">
            <text:p>8.101192e-09</text:p>
          </table:table-cell>
          <table:table-cell office:value-type="float" office:value="11.56003069400302">
            <text:p>11.56003069400302</text:p>
          </table:table-cell>
          <table:table-cell office:value-type="float" office:value="19.038886693139357">
            <text:p>19.038886693139357</text:p>
          </table:table-cell>
          <table:table-cell office:value-type="float" office:value="4.087292109610475">
            <text:p>4.087292109610475</text:p>
          </table:table-cell>
          <table:table-cell office:value-type="float" office:value="0.9724238505509198">
            <text:p>0.9724238505509198</text:p>
          </table:table-cell>
          <table:table-cell office:value-type="float" office:value="6.996798852691539">
            <text:p>6.996798852691539</text:p>
          </table:table-cell>
          <table:table-cell office:value-type="float" office:value="0.780300752553522">
            <text:p>0.780300752553522</text:p>
          </table:table-cell>
          <table:table-cell office:value-type="float" office:value="0.8204982715187048">
            <text:p>0.8204982715187048</text:p>
          </table:table-cell>
          <table:table-cell office:value-type="float" office:value="14.839290897409885">
            <text:p>14.839290897409885</text:p>
          </table:table-cell>
          <table:table-cell office:value-type="float" office:value="49.508510191710954">
            <text:p>49.508510191710954</text:p>
          </table:table-cell>
          <table:table-cell office:value-type="float" office:value="0.0776252880887254">
            <text:p>0.0776252880887254</text:p>
          </table:table-cell>
          <table:table-cell office:value-type="float" office:value="0.0548249762041793">
            <text:p>0.0548249762041793</text:p>
          </table:table-cell>
          <table:table-cell office:value-type="float" office:value="0.0480416424703659">
            <text:p>0.0480416424703659</text:p>
          </table:table-cell>
          <table:table-cell office:value-type="float" office:value="0.0040933842496747">
            <text:p>0.0040933842496747</text:p>
          </table:table-cell>
          <table:table-cell office:value-type="float" office:value="0.0496463301742076">
            <text:p>0.0496463301742076</text:p>
          </table:table-cell>
          <table:table-cell office:value-type="float" office:value="0.0814846484722319">
            <text:p>0.0814846484722319</text:p>
          </table:table-cell>
          <table:table-cell office:value-type="float" office:value="0.0467100271520318">
            <text:p>0.0467100271520318</text:p>
          </table:table-cell>
          <table:table-cell office:value-type="float" office:value="0.0201045631841662">
            <text:p>0.0201045631841662</text:p>
          </table:table-cell>
          <table:table-cell office:value-type="float" office:value="0.0289023254167074">
            <text:p>0.0289023254167074</text:p>
          </table:table-cell>
          <table:table-cell office:value-type="float" office:value="0.0311466102872513">
            <text:p>0.0311466102872513</text:p>
          </table:table-cell>
          <table:table-cell office:value-type="float" office:value="0.0437893152011859">
            <text:p>0.0437893152011859</text:p>
          </table:table-cell>
          <table:table-cell office:value-type="float" office:value="0.0571673078414979">
            <text:p>0.0571673078414979</text:p>
          </table:table-cell>
          <table:table-cell office:value-type="float" office:value="0.0674648070278245">
            <text:p>0.0674648070278245</text:p>
          </table:table-cell>
          <table:table-cell office:value-type="float" office:value="0.3889987742299494">
            <text:p>0.3889987742299494</text:p>
          </table:table-cell>
          <table:table-cell office:value-type="float" office:value="26.39259795016667">
            <text:p>26.39259795016667</text:p>
          </table:table-cell>
          <table:table-cell office:value-type="float" office:value="18.64049190942098">
            <text:p>18.64049190942098</text:p>
          </table:table-cell>
          <table:table-cell office:value-type="float" office:value="16.334158439924405">
            <text:p>16.334158439924405</text:p>
          </table:table-cell>
          <table:table-cell office:value-type="float" office:value="1.3917506448894272">
            <text:p>1.3917506448894272</text:p>
          </table:table-cell>
          <table:table-cell office:value-type="float" office:value="16.879752259230603">
            <text:p>16.879752259230603</text:p>
          </table:table-cell>
          <table:table-cell office:value-type="float" office:value="27.704780480558856">
            <text:p>27.704780480558856</text:p>
          </table:table-cell>
          <table:table-cell office:value-type="float" office:value="15.881409231690812">
            <text:p>15.881409231690812</text:p>
          </table:table-cell>
          <table:table-cell office:value-type="float" office:value="6.835551482616539">
            <text:p>6.835551482616539</text:p>
          </table:table-cell>
          <table:table-cell office:value-type="float" office:value="9.826790641680532">
            <text:p>9.826790641680532</text:p>
          </table:table-cell>
          <table:table-cell office:value-type="float" office:value="10.58984749766546">
            <text:p>10.58984749766546</text:p>
          </table:table-cell>
          <table:table-cell office:value-type="float" office:value="14.888367168403216">
            <text:p>14.888367168403216</text:p>
          </table:table-cell>
          <table:table-cell office:value-type="float" office:value="19.436884666109293">
            <text:p>19.436884666109293</text:p>
          </table:table-cell>
          <table:table-cell office:value-type="float" office:value="22.93803438946036">
            <text:p>22.93803438946036</text:p>
          </table:table-cell>
          <table:table-cell office:value-type="float" office:value="132.2595832381828">
            <text:p>132.2595832381828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6129473699201281">
            <text:p>0.612947369920128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9">
            <text:p>9</text:p>
          </table:table-cell>
          <table:table-cell office:value-type="float" office:value="0.551504131345492">
            <text:p>0.55150413134549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4535549999999999">
            <text:p>0.4535549999999999</text:p>
          </table:table-cell>
          <table:table-cell office:value-type="float" office:value="0.588883152900543">
            <text:p>0.588883152900543</text:p>
          </table:table-cell>
          <table:table-cell office:value-type="float" office:value="0.2402202741359063">
            <text:p>0.2402202741359063</text:p>
          </table:table-cell>
          <table:table-cell office:value-type="float" office:value="0.2334500382248876">
            <text:p>0.2334500382248876</text:p>
          </table:table-cell>
          <table:table-cell office:value-type="float" office:value="0.0625534652613373">
            <text:p>0.0625534652613373</text:p>
          </table:table-cell>
          <table:table-cell office:value-type="float" office:value="1e-10">
            <text:p>1e-10</text:p>
          </table:table-cell>
          <table:table-cell office:value-type="float" office:value="0.3323355468606377">
            <text:p>0.3323355468606377</text:p>
          </table:table-cell>
          <table:table-cell office:value-type="float" office:value="0.5888026179681369">
            <text:p>0.5888026179681369</text:p>
          </table:table-cell>
          <table:table-cell office:value-type="float" office:value="0.1784935997710449">
            <text:p>0.1784935997710449</text:p>
          </table:table-cell>
          <table:table-cell office:value-type="float" office:value="0.0278028723164507">
            <text:p>0.0278028723164507</text:p>
          </table:table-cell>
          <table:table-cell office:value-type="float" office:value="0.3842583114700449">
            <text:p>0.3842583114700449</text:p>
          </table:table-cell>
          <table:table-cell office:value-type="float" office:value="0.042507738459805">
            <text:p>0.042507738459805</text:p>
          </table:table-cell>
          <table:table-cell office:value-type="float" office:value="0.0554782990794569">
            <text:p>0.0554782990794569</text:p>
          </table:table-cell>
          <table:table-cell office:value-type="float" office:value="0.5776108804155085">
            <text:p>0.5776108804155085</text:p>
          </table:table-cell>
          <table:table-cell office:value-type="float" office:value="0.5034418214173562">
            <text:p>0.5034418214173562</text:p>
          </table:table-cell>
          <table:table-cell office:value-type="float" office:value="110.42230717949892">
            <text:p>110.42230717949892</text:p>
          </table:table-cell>
          <table:table-cell office:value-type="float" office:value="45.04404103042567">
            <text:p>45.04404103042567</text:p>
          </table:table-cell>
          <table:table-cell office:value-type="float" office:value="43.77454458488811">
            <text:p>43.77454458488811</text:p>
          </table:table-cell>
          <table:table-cell office:value-type="float" office:value="11.72948813734544">
            <text:p>11.72948813734544</text:p>
          </table:table-cell>
          <table:table-cell office:value-type="float" office:value="1.87511404e-08">
            <text:p>1.87511404e-08</text:p>
          </table:table-cell>
          <table:table-cell office:value-type="float" office:value="62.31670520944572">
            <text:p>62.31670520944572</text:p>
          </table:table-cell>
          <table:table-cell office:value-type="float" office:value="110.40720596119944">
            <text:p>110.40720596119944</text:p>
          </table:table-cell>
          <table:table-cell office:value-type="float" office:value="33.469585615436415">
            <text:p>33.469585615436415</text:p>
          </table:table-cell>
          <table:table-cell office:value-type="float" office:value="5.213355641569886">
            <text:p>5.213355641569886</text:p>
          </table:table-cell>
          <table:table-cell office:value-type="float" office:value="72.0528157350547">
            <text:p>72.0528157350547</text:p>
          </table:table-cell>
          <table:table-cell office:value-type="float" office:value="7.970685747410296">
            <text:p>7.970685747410296</text:p>
          </table:table-cell>
          <table:table-cell office:value-type="float" office:value="10.402813788396047">
            <text:p>10.402813788396047</text:p>
          </table:table-cell>
          <table:table-cell office:value-type="float" office:value="108.30862753214836">
            <text:p>108.30862753214836</text:p>
          </table:table-cell>
          <table:table-cell office:value-type="float" office:value="94.40108309728227">
            <text:p>94.40108309728227</text:p>
          </table:table-cell>
          <table:table-cell office:value-type="float" office:value="19.717074246972498">
            <text:p>19.717074246972498</text:p>
          </table:table-cell>
          <table:table-cell office:value-type="float" office:value="3.753670085868805">
            <text:p>3.753670085868805</text:p>
          </table:table-cell>
          <table:table-cell office:value-type="float" office:value="2.735909036555507">
            <text:p>2.735909036555507</text:p>
          </table:table-cell>
          <table:table-cell office:value-type="float" office:value="0.4981381689116086">
            <text:p>0.4981381689116086</text:p>
          </table:table-cell>
          <table:table-cell office:value-type="float" office:value="8.1331761e-09">
            <text:p>8.1331761e-09</text:p>
          </table:table-cell>
          <table:table-cell office:value-type="float" office:value="11.607575691428368">
            <text:p>11.607575691428368</text:p>
          </table:table-cell>
          <table:table-cell office:value-type="float" office:value="19.04484125380924">
            <text:p>19.04484125380924</text:p>
          </table:table-cell>
          <table:table-cell office:value-type="float" office:value="4.095771316595068">
            <text:p>4.095771316595068</text:p>
          </table:table-cell>
          <table:table-cell office:value-type="float" office:value="0.9333241824442154">
            <text:p>0.9333241824442154</text:p>
          </table:table-cell>
          <table:table-cell office:value-type="float" office:value="7.136722067821804">
            <text:p>7.136722067821804</text:p>
          </table:table-cell>
          <table:table-cell office:value-type="float" office:value="0.7531968762208294">
            <text:p>0.7531968762208294</text:p>
          </table:table-cell>
          <table:table-cell office:value-type="float" office:value="0.7926722978452208">
            <text:p>0.7926722978452208</text:p>
          </table:table-cell>
          <table:table-cell office:value-type="float" office:value="15.22007796661308">
            <text:p>15.22007796661308</text:p>
          </table:table-cell>
          <table:table-cell office:value-type="float" office:value="50.64720222630152">
            <text:p>50.64720222630152</text:p>
          </table:table-cell>
          <table:table-cell office:value-type="float" office:value="0.0723008252566971">
            <text:p>0.0723008252566971</text:p>
          </table:table-cell>
          <table:table-cell office:value-type="float" office:value="0.0535274758920062">
            <text:p>0.0535274758920062</text:p>
          </table:table-cell>
          <table:table-cell office:value-type="float" office:value="0.0467572399809874">
            <text:p>0.0467572399809874</text:p>
          </table:table-cell>
          <table:table-cell office:value-type="float" office:value="0.0039136441107902">
            <text:p>0.0039136441107902</text:p>
          </table:table-cell>
          <table:table-cell office:value-type="float" office:value="0.0519006731629495">
            <text:p>0.0519006731629495</text:p>
          </table:table-cell>
          <table:table-cell office:value-type="float" office:value="0.0810335456313055">
            <text:p>0.0810335456313055</text:p>
          </table:table-cell>
          <table:table-cell office:value-type="float" office:value="0.0451220637108387">
            <text:p>0.0451220637108387</text:p>
          </table:table-cell>
          <table:table-cell office:value-type="float" office:value="0.0198751348455655">
            <text:p>0.0198751348455655</text:p>
          </table:table-cell>
          <table:table-cell office:value-type="float" office:value="0.0278028723164507">
            <text:p>0.0278028723164507</text:p>
          </table:table-cell>
          <table:table-cell office:value-type="float" office:value="0.0302748773209246">
            <text:p>0.0302748773209246</text:p>
          </table:table-cell>
          <table:table-cell office:value-type="float" office:value="0.042507738459805">
            <text:p>0.042507738459805</text:p>
          </table:table-cell>
          <table:table-cell office:value-type="float" office:value="0.0554782990794569">
            <text:p>0.0554782990794569</text:p>
          </table:table-cell>
          <table:table-cell office:value-type="float" office:value="0.066752153098337">
            <text:p>0.066752153098337</text:p>
          </table:table-cell>
          <table:table-cell office:value-type="float" office:value="0.402753457133885">
            <text:p>0.402753457133885</text:p>
          </table:table-cell>
          <table:table-cell office:value-type="float" office:value="24.582280587277022">
            <text:p>24.582280587277022</text:p>
          </table:table-cell>
          <table:table-cell office:value-type="float" office:value="18.199341803282117">
            <text:p>18.199341803282117</text:p>
          </table:table-cell>
          <table:table-cell office:value-type="float" office:value="15.89746159353575">
            <text:p>15.89746159353575</text:p>
          </table:table-cell>
          <table:table-cell office:value-type="float" office:value="1.3306389976686837">
            <text:p>1.3306389976686837</text:p>
          </table:table-cell>
          <table:table-cell office:value-type="float" office:value="17.64622887540285">
            <text:p>17.64622887540285</text:p>
          </table:table-cell>
          <table:table-cell office:value-type="float" office:value="27.551405514643886">
            <text:p>27.551405514643886</text:p>
          </table:table-cell>
          <table:table-cell office:value-type="float" office:value="15.341501661685172">
            <text:p>15.341501661685172</text:p>
          </table:table-cell>
          <table:table-cell office:value-type="float" office:value="6.757545847492282">
            <text:p>6.757545847492282</text:p>
          </table:table-cell>
          <table:table-cell office:value-type="float" office:value="9.452976587593245">
            <text:p>9.452976587593245</text:p>
          </table:table-cell>
          <table:table-cell office:value-type="float" office:value="10.29345828911438">
            <text:p>10.29345828911438</text:p>
          </table:table-cell>
          <table:table-cell office:value-type="float" office:value="14.452631076333727">
            <text:p>14.452631076333727</text:p>
          </table:table-cell>
          <table:table-cell office:value-type="float" office:value="18.86262168701536">
            <text:p>18.86262168701536</text:p>
          </table:table-cell>
          <table:table-cell office:value-type="float" office:value="22.695732053434597">
            <text:p>22.695732053434597</text:p>
          </table:table-cell>
          <table:table-cell office:value-type="float" office:value="136.93617542552093">
            <text:p>136.93617542552093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4714979768616369">
            <text:p>0.471497976861636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10">
            <text:p>10</text:p>
          </table:table-cell>
          <table:table-cell office:value-type="float" office:value="0.5309437773680037">
            <text:p>0.530943777368003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4405709999999999">
            <text:p>0.4405709999999999</text:p>
          </table:table-cell>
          <table:table-cell office:value-type="float" office:value="0.5872315038083875">
            <text:p>0.5872315038083875</text:p>
          </table:table-cell>
          <table:table-cell office:value-type="float" office:value="0.2409915081716254">
            <text:p>0.2409915081716254</text:p>
          </table:table-cell>
          <table:table-cell office:value-type="float" office:value="0.2342100082590546">
            <text:p>0.2342100082590546</text:p>
          </table:table-cell>
          <table:table-cell office:value-type="float" office:value="0.0624330202390677">
            <text:p>0.0624330202390677</text:p>
          </table:table-cell>
          <table:table-cell office:value-type="float" office:value="1e-10">
            <text:p>1e-10</text:p>
          </table:table-cell>
          <table:table-cell office:value-type="float" office:value="0.3322598402158609">
            <text:p>0.3322598402158609</text:p>
          </table:table-cell>
          <table:table-cell office:value-type="float" office:value="0.5888404876907705">
            <text:p>0.5888404876907705</text:p>
          </table:table-cell>
          <table:table-cell office:value-type="float" office:value="0.1784481503488369">
            <text:p>0.1784481503488369</text:p>
          </table:table-cell>
          <table:table-cell office:value-type="float" office:value="0.0277740115843523">
            <text:p>0.0277740115843523</text:p>
          </table:table-cell>
          <table:table-cell office:value-type="float" office:value="0.3844783473120996">
            <text:p>0.3844783473120996</text:p>
          </table:table-cell>
          <table:table-cell office:value-type="float" office:value="0.0425204761256792">
            <text:p>0.0425204761256792</text:p>
          </table:table-cell>
          <table:table-cell office:value-type="float" office:value="0.0554822787102724">
            <text:p>0.0554822787102724</text:p>
          </table:table-cell>
          <table:table-cell office:value-type="float" office:value="0.5782801942281462">
            <text:p>0.5782801942281462</text:p>
          </table:table-cell>
          <table:table-cell office:value-type="float" office:value="0.5049786949726677">
            <text:p>0.5049786949726677</text:p>
          </table:table-cell>
          <table:table-cell office:value-type="float" office:value="106.00755035931633">
            <text:p>106.00755035931633</text:p>
          </table:table-cell>
          <table:table-cell office:value-type="float" office:value="43.50400016516669">
            <text:p>43.50400016516669</text:p>
          </table:table-cell>
          <table:table-cell office:value-type="float" office:value="42.279797804034295">
            <text:p>42.279797804034295</text:p>
          </table:table-cell>
          <table:table-cell office:value-type="float" office:value="11.270464023396048">
            <text:p>11.270464023396048</text:p>
          </table:table-cell>
          <table:table-cell office:value-type="float" office:value="1.80520884e-08">
            <text:p>1.80520884e-08</text:p>
          </table:table-cell>
          <table:table-cell office:value-type="float" office:value="59.97984017484551">
            <text:p>59.97984017484551</text:p>
          </table:table-cell>
          <table:table-cell office:value-type="float" office:value="106.2980055525968">
            <text:p>106.2980055525968</text:p>
          </table:table-cell>
          <table:table-cell office:value-type="float" office:value="32.21361790358529">
            <text:p>32.21361790358529</text:p>
          </table:table-cell>
          <table:table-cell office:value-type="float" office:value="5.013789131907975">
            <text:p>5.013789131907975</text:p>
          </table:table-cell>
          <table:table-cell office:value-type="float" office:value="69.40637125295179">
            <text:p>69.40637125295179</text:p>
          </table:table-cell>
          <table:table-cell office:value-type="float" office:value="7.6758339512824225">
            <text:p>7.6758339512824225</text:p>
          </table:table-cell>
          <table:table-cell office:value-type="float" office:value="10.01571001604158">
            <text:p>10.01571001604158</text:p>
          </table:table-cell>
          <table:table-cell office:value-type="float" office:value="104.39165203820228">
            <text:p>104.39165203820228</text:p>
          </table:table-cell>
          <table:table-cell office:value-type="float" office:value="91.15920057171208">
            <text:p>91.15920057171208</text:p>
          </table:table-cell>
          <table:table-cell office:value-type="float" office:value="24.04667359045064">
            <text:p>24.04667359045064</text:p>
          </table:table-cell>
          <table:table-cell office:value-type="float" office:value="3.625333347097224">
            <text:p>3.625333347097224</text:p>
          </table:table-cell>
          <table:table-cell office:value-type="float" office:value="2.6424873627521435">
            <text:p>2.6424873627521435</text:p>
          </table:table-cell>
          <table:table-cell office:value-type="float" office:value="0.4721357555603281">
            <text:p>0.4721357555603281</text:p>
          </table:table-cell>
          <table:table-cell office:value-type="float" office:value="7.8137715e-09">
            <text:p>7.8137715e-09</text:p>
          </table:table-cell>
          <table:table-cell office:value-type="float" office:value="11.171446665004188">
            <text:p>11.171446665004188</text:p>
          </table:table-cell>
          <table:table-cell office:value-type="float" office:value="18.370462615492062">
            <text:p>18.370462615492062</text:p>
          </table:table-cell>
          <table:table-cell office:value-type="float" office:value="3.940249035359084">
            <text:p>3.940249035359084</text:p>
          </table:table-cell>
          <table:table-cell office:value-type="float" office:value="0.9014454795132328">
            <text:p>0.9014454795132328</text:p>
          </table:table-cell>
          <table:table-cell office:value-type="float" office:value="6.896924832343937">
            <text:p>6.896924832343937</text:p>
          </table:table-cell>
          <table:table-cell office:value-type="float" office:value="0.7265473782525737">
            <text:p>0.7265473782525737</text:p>
          </table:table-cell>
          <table:table-cell office:value-type="float" office:value="0.7651219289267512">
            <text:p>0.7651219289267512</text:p>
          </table:table-cell>
          <table:table-cell office:value-type="float" office:value="14.713715570456763">
            <text:p>14.713715570456763</text:p>
          </table:table-cell>
          <table:table-cell office:value-type="float" office:value="49.08166146354297">
            <text:p>49.08166146354297</text:p>
          </table:table-cell>
          <table:table-cell office:value-type="float" office:value="0.0706832486722393">
            <text:p>0.0706832486722393</text:p>
          </table:table-cell>
          <table:table-cell office:value-type="float" office:value="0.0543077965321178">
            <text:p>0.0543077965321178</text:p>
          </table:table-cell>
          <table:table-cell office:value-type="float" office:value="0.047526296619547">
            <text:p>0.047526296619547</text:p>
          </table:table-cell>
          <table:table-cell office:value-type="float" office:value="0.0040189478041044">
            <text:p>0.0040189478041044</text:p>
          </table:table-cell>
          <table:table-cell office:value-type="float" office:value="0.0521508165876978">
            <text:p>0.0521508165876978</text:p>
          </table:table-cell>
          <table:table-cell office:value-type="float" office:value="0.0807531195486465">
            <text:p>0.0807531195486465</text:p>
          </table:table-cell>
          <table:table-cell office:value-type="float" office:value="0.044947296468324">
            <text:p>0.044947296468324</text:p>
          </table:table-cell>
          <table:table-cell office:value-type="float" office:value="0.0197013251892898">
            <text:p>0.0197013251892898</text:p>
          </table:table-cell>
          <table:table-cell office:value-type="float" office:value="0.0277740115843523">
            <text:p>0.0277740115843523</text:p>
          </table:table-cell>
          <table:table-cell office:value-type="float" office:value="0.030180080849664">
            <text:p>0.030180080849664</text:p>
          </table:table-cell>
          <table:table-cell office:value-type="float" office:value="0.0425204761256792">
            <text:p>0.0425204761256792</text:p>
          </table:table-cell>
          <table:table-cell office:value-type="float" office:value="0.0554822787102724">
            <text:p>0.0554822787102724</text:p>
          </table:table-cell>
          <table:table-cell office:value-type="float" office:value="0.0659713493299307">
            <text:p>0.0659713493299307</text:p>
          </table:table-cell>
          <table:table-cell office:value-type="float" office:value="0.4039829559781342">
            <text:p>0.4039829559781342</text:p>
          </table:table-cell>
          <table:table-cell office:value-type="float" office:value="24.03230454856138">
            <text:p>24.03230454856138</text:p>
          </table:table-cell>
          <table:table-cell office:value-type="float" office:value="18.464650820920056">
            <text:p>18.464650820920056</text:p>
          </table:table-cell>
          <table:table-cell office:value-type="float" office:value="16.158940850645983">
            <text:p>16.158940850645983</text:p>
          </table:table-cell>
          <table:table-cell office:value-type="float" office:value="1.3664422533955016">
            <text:p>1.3664422533955016</text:p>
          </table:table-cell>
          <table:table-cell office:value-type="float" office:value="17.73127763981725">
            <text:p>17.73127763981725</text:p>
          </table:table-cell>
          <table:table-cell office:value-type="float" office:value="27.45606064653984">
            <text:p>27.45606064653984</text:p>
          </table:table-cell>
          <table:table-cell office:value-type="float" office:value="15.282080799230163">
            <text:p>15.282080799230163</text:p>
          </table:table-cell>
          <table:table-cell office:value-type="float" office:value="6.698450564358536">
            <text:p>6.698450564358536</text:p>
          </table:table-cell>
          <table:table-cell office:value-type="float" office:value="9.443163938679811">
            <text:p>9.443163938679811</text:p>
          </table:table-cell>
          <table:table-cell office:value-type="float" office:value="10.26122748888577">
            <text:p>10.26122748888577</text:p>
          </table:table-cell>
          <table:table-cell office:value-type="float" office:value="14.456961882730958">
            <text:p>14.456961882730958</text:p>
          </table:table-cell>
          <table:table-cell office:value-type="float" office:value="18.863974761492624">
            <text:p>18.863974761492624</text:p>
          </table:table-cell>
          <table:table-cell office:value-type="float" office:value="22.430258772176455">
            <text:p>22.430258772176455</text:p>
          </table:table-cell>
          <table:table-cell office:value-type="float" office:value="137.35420503256563">
            <text:p>137.35420503256563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3626907514320284">
            <text:p>0.362690751432028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11">
            <text:p>11</text:p>
          </table:table-cell>
          <table:table-cell office:value-type="float" office:value="0.5025221180858044">
            <text:p>0.502522118085804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439622">
            <text:p>0.439622</text:p>
          </table:table-cell>
          <table:table-cell office:value-type="float" office:value="0.5844579473664632">
            <text:p>0.5844579473664632</text:p>
          </table:table-cell>
          <table:table-cell office:value-type="float" office:value="0.2422773566262061">
            <text:p>0.2422773566262061</text:p>
          </table:table-cell>
          <table:table-cell office:value-type="float" office:value="0.235453023739936">
            <text:p>0.235453023739936</text:p>
          </table:table-cell>
          <table:table-cell office:value-type="float" office:value="0.0621883277326055">
            <text:p>0.0621883277326055</text:p>
          </table:table-cell>
          <table:table-cell office:value-type="float" office:value="1e-10">
            <text:p>1e-10</text:p>
          </table:table-cell>
          <table:table-cell office:value-type="float" office:value="0.332032705935276">
            <text:p>0.332032705935276</text:p>
          </table:table-cell>
          <table:table-cell office:value-type="float" office:value="0.5886950011700522">
            <text:p>0.5886950011700522</text:p>
          </table:table-cell>
          <table:table-cell office:value-type="float" office:value="0.1783338045975758">
            <text:p>0.1783338045975758</text:p>
          </table:table-cell>
          <table:table-cell office:value-type="float" office:value="0.027743972357841">
            <text:p>0.027743972357841</text:p>
          </table:table-cell>
          <table:table-cell office:value-type="float" office:value="0.384868329368406">
            <text:p>0.384868329368406</text:p>
          </table:table-cell>
          <table:table-cell office:value-type="float" office:value="0.042588263407531">
            <text:p>0.042588263407531</text:p>
          </table:table-cell>
          <table:table-cell office:value-type="float" office:value="0.055538395570892">
            <text:p>0.055538395570892</text:p>
          </table:table-cell>
          <table:table-cell office:value-type="float" office:value="0.579415381875698">
            <text:p>0.579415381875698</text:p>
          </table:table-cell>
          <table:table-cell office:value-type="float" office:value="0.5075555215993792">
            <text:p>0.5075555215993792</text:p>
          </table:table-cell>
          <table:table-cell office:value-type="float" office:value="99.85903551851008">
            <text:p>99.85903551851008</text:p>
          </table:table-cell>
          <table:table-cell office:value-type="float" office:value="41.39490834145052">
            <text:p>41.39490834145052</text:p>
          </table:table-cell>
          <table:table-cell office:value-type="float" office:value="40.22891974782996">
            <text:p>40.22891974782996</text:p>
          </table:table-cell>
          <table:table-cell office:value-type="float" office:value="10.625343458617065">
            <text:p>10.625343458617065</text:p>
          </table:table-cell>
          <table:table-cell office:value-type="float" office:value="1.7085752e-08">
            <text:p>1.7085752e-08</text:p>
          </table:table-cell>
          <table:table-cell office:value-type="float" office:value="56.73028474452104">
            <text:p>56.73028474452104</text:p>
          </table:table-cell>
          <table:table-cell office:value-type="float" office:value="100.58296802412995">
            <text:p>100.58296802412995</text:p>
          </table:table-cell>
          <table:table-cell office:value-type="float" office:value="30.46967161230908">
            <text:p>30.46967161230908</text:p>
          </table:table-cell>
          <table:table-cell office:value-type="float" office:value="4.740266316147933">
            <text:p>4.740266316147933</text:p>
          </table:table-cell>
          <table:table-cell office:value-type="float" office:value="65.75764833984118">
            <text:p>65.75764833984118</text:p>
          </table:table-cell>
          <table:table-cell office:value-type="float" office:value="7.2765250732705375">
            <text:p>7.2765250732705375</text:p>
          </table:table-cell>
          <table:table-cell office:value-type="float" office:value="9.489152540306463">
            <text:p>9.489152540306463</text:p>
          </table:table-cell>
          <table:table-cell office:value-type="float" office:value="98.99747528356816">
            <text:p>98.99747528356816</text:p>
          </table:table-cell>
          <table:table-cell office:value-type="float" office:value="86.7196777584902">
            <text:p>86.7196777584902</text:p>
          </table:table-cell>
          <table:table-cell office:value-type="float" office:value="30.04946045325075">
            <text:p>30.04946045325075</text:p>
          </table:table-cell>
          <table:table-cell office:value-type="float" office:value="3.4495756951208767">
            <text:p>3.4495756951208767</text:p>
          </table:table-cell>
          <table:table-cell office:value-type="float" office:value="2.514307484239372">
            <text:p>2.514307484239372</text:p>
          </table:table-cell>
          <table:table-cell office:value-type="float" office:value="0.4344089975485558">
            <text:p>0.4344089975485558</text:p>
          </table:table-cell>
          <table:table-cell office:value-type="float" office:value="7.3691428e-09">
            <text:p>7.3691428e-09</text:p>
          </table:table-cell>
          <table:table-cell office:value-type="float" office:value="10.56412211213932">
            <text:p>10.56412211213932</text:p>
          </table:table-cell>
          <table:table-cell office:value-type="float" office:value="17.4378963434734">
            <text:p>17.4378963434734</text:p>
          </table:table-cell>
          <table:table-cell office:value-type="float" office:value="3.7243470097840112">
            <text:p>3.7243470097840112</text:p>
          </table:table-cell>
          <table:table-cell office:value-type="float" office:value="0.8644821831509246">
            <text:p>0.8644821831509246</text:p>
          </table:table-cell>
          <table:table-cell office:value-type="float" office:value="6.603130986035157">
            <text:p>6.603130986035157</text:p>
          </table:table-cell>
          <table:table-cell office:value-type="float" office:value="0.6920181386834408">
            <text:p>0.6920181386834408</text:p>
          </table:table-cell>
          <table:table-cell office:value-type="float" office:value="0.7306723091252592">
            <text:p>0.7306723091252592</text:p>
          </table:table-cell>
          <table:table-cell office:value-type="float" office:value="14.028378175543429">
            <text:p>14.028378175543429</text:p>
          </table:table-cell>
          <table:table-cell office:value-type="float" office:value="46.96230197956753">
            <text:p>46.96230197956753</text:p>
          </table:table-cell>
          <table:table-cell office:value-type="float" office:value="0.0681304620785387">
            <text:p>0.0681304620785387</text:p>
          </table:table-cell>
          <table:table-cell office:value-type="float" office:value="0.0556683248691529">
            <text:p>0.0556683248691529</text:p>
          </table:table-cell>
          <table:table-cell office:value-type="float" office:value="0.0488439919828827">
            <text:p>0.0488439919828827</text:p>
          </table:table-cell>
          <table:table-cell office:value-type="float" office:value="0.0042182134544496">
            <text:p>0.0042182134544496</text:p>
          </table:table-cell>
          <table:table-cell office:value-type="float" office:value="0.0525868885001601">
            <text:p>0.0525868885001601</text:p>
          </table:table-cell>
          <table:table-cell office:value-type="float" office:value="0.0802261939239503">
            <text:p>0.0802261939239503</text:p>
          </table:table-cell>
          <table:table-cell office:value-type="float" office:value="0.0446173477626786">
            <text:p>0.0446173477626786</text:p>
          </table:table-cell>
          <table:table-cell office:value-type="float" office:value="0.019086540348377">
            <text:p>0.019086540348377</text:p>
          </table:table-cell>
          <table:table-cell office:value-type="float" office:value="0.027743972357841">
            <text:p>0.027743972357841</text:p>
          </table:table-cell>
          <table:table-cell office:value-type="float" office:value="0.0300331142153553">
            <text:p>0.0300331142153553</text:p>
          </table:table-cell>
          <table:table-cell office:value-type="float" office:value="0.042588263407531">
            <text:p>0.042588263407531</text:p>
          </table:table-cell>
          <table:table-cell office:value-type="float" office:value="0.055538395570892">
            <text:p>0.055538395570892</text:p>
          </table:table-cell>
          <table:table-cell office:value-type="float" office:value="0.064673874248687">
            <text:p>0.064673874248687</text:p>
          </table:table-cell>
          <table:table-cell office:value-type="float" office:value="0.4060444172795034">
            <text:p>0.4060444172795034</text:p>
          </table:table-cell>
          <table:table-cell office:value-type="float" office:value="23.164357106703175">
            <text:p>23.164357106703175</text:p>
          </table:table-cell>
          <table:table-cell office:value-type="float" office:value="18.927230455512">
            <text:p>18.927230455512</text:p>
          </table:table-cell>
          <table:table-cell office:value-type="float" office:value="16.606957274180143">
            <text:p>16.606957274180143</text:p>
          </table:table-cell>
          <table:table-cell office:value-type="float" office:value="1.4341925745128716">
            <text:p>1.4341925745128716</text:p>
          </table:table-cell>
          <table:table-cell office:value-type="float" office:value="17.879542090054436">
            <text:p>17.879542090054436</text:p>
          </table:table-cell>
          <table:table-cell office:value-type="float" office:value="27.276905934143112">
            <text:p>27.276905934143112</text:p>
          </table:table-cell>
          <table:table-cell office:value-type="float" office:value="15.169898239310728">
            <text:p>15.169898239310728</text:p>
          </table:table-cell>
          <table:table-cell office:value-type="float" office:value="6.489423718448199">
            <text:p>6.489423718448199</text:p>
          </table:table-cell>
          <table:table-cell office:value-type="float" office:value="9.43295060166594">
            <text:p>9.43295060166594</text:p>
          </table:table-cell>
          <table:table-cell office:value-type="float" office:value="10.211258833220803">
            <text:p>10.211258833220803</text:p>
          </table:table-cell>
          <table:table-cell office:value-type="float" office:value="14.48000955856054">
            <text:p>14.48000955856054</text:p>
          </table:table-cell>
          <table:table-cell office:value-type="float" office:value="18.88305449410331">
            <text:p>18.88305449410331</text:p>
          </table:table-cell>
          <table:table-cell office:value-type="float" office:value="21.989117244553597">
            <text:p>21.989117244553597</text:p>
          </table:table-cell>
          <table:table-cell office:value-type="float" office:value="138.05510187503117">
            <text:p>138.05510187503117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2789928857169449">
            <text:p>0.278992885716944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12">
            <text:p>12</text:p>
          </table:table-cell>
          <table:table-cell office:value-type="float" office:value="0.4639901353821981">
            <text:p>0.463990135382198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4517499999999999">
            <text:p>0.4517499999999999</text:p>
          </table:table-cell>
          <table:table-cell office:value-type="float" office:value="0.585589565023227">
            <text:p>0.585589565023227</text:p>
          </table:table-cell>
          <table:table-cell office:value-type="float" office:value="0.2427149954516671">
            <text:p>0.2427149954516671</text:p>
          </table:table-cell>
          <table:table-cell office:value-type="float" office:value="0.2359336612983467">
            <text:p>0.2359336612983467</text:p>
          </table:table-cell>
          <table:table-cell office:value-type="float" office:value="0.0642382217732409">
            <text:p>0.0642382217732409</text:p>
          </table:table-cell>
          <table:table-cell office:value-type="float" office:value="1e-10">
            <text:p>1e-10</text:p>
          </table:table-cell>
          <table:table-cell office:value-type="float" office:value="0.3398555254261805">
            <text:p>0.3398555254261805</text:p>
          </table:table-cell>
          <table:table-cell office:value-type="float" office:value="0.5980145521532665">
            <text:p>0.5980145521532665</text:p>
          </table:table-cell>
          <table:table-cell office:value-type="float" office:value="0.1821578611224028">
            <text:p>0.1821578611224028</text:p>
          </table:table-cell>
          <table:table-cell office:value-type="float" office:value="0.0254657428201175">
            <text:p>0.0254657428201175</text:p>
          </table:table-cell>
          <table:table-cell office:value-type="float" office:value="0.4031065548917109">
            <text:p>0.4031065548917109</text:p>
          </table:table-cell>
          <table:table-cell office:value-type="float" office:value="0.0397548457777667">
            <text:p>0.0397548457777667</text:p>
          </table:table-cell>
          <table:table-cell office:value-type="float" office:value="0.0517803656198779">
            <text:p>0.0517803656198779</text:p>
          </table:table-cell>
          <table:table-cell office:value-type="float" office:value="0.6130660986381143">
            <text:p>0.6130660986381143</text:p>
          </table:table-cell>
          <table:table-cell office:value-type="float" office:value="0.5432056858248915">
            <text:p>0.5432056858248915</text:p>
          </table:table-cell>
          <table:table-cell office:value-type="float" office:value="92.3806457282001">
            <text:p>92.3806457282001</text:p>
          </table:table-cell>
          <table:table-cell office:value-type="float" office:value="38.28990362362894">
            <text:p>38.28990362362894</text:p>
          </table:table-cell>
          <table:table-cell office:value-type="float" office:value="37.22010309199279">
            <text:p>37.22010309199279</text:p>
          </table:table-cell>
          <table:table-cell office:value-type="float" office:value="10.134006413874433">
            <text:p>10.134006413874433</text:p>
          </table:table-cell>
          <table:table-cell office:value-type="float" office:value="1.57756646e-08">
            <text:p>1.57756646e-08</text:p>
          </table:table-cell>
          <table:table-cell office:value-type="float" office:value="53.614467825979744">
            <text:p>53.614467825979744</text:p>
          </table:table-cell>
          <table:table-cell office:value-type="float" office:value="94.34077002480035">
            <text:p>94.34077002480035</text:p>
          </table:table-cell>
          <table:table-cell office:value-type="float" office:value="28.736613218659222">
            <text:p>28.736613218659222</text:p>
          </table:table-cell>
          <table:table-cell office:value-type="float" office:value="4.017390175962965">
            <text:p>4.017390175962965</text:p>
          </table:table-cell>
          <table:table-cell office:value-type="float" office:value="63.5927380924032">
            <text:p>63.5927380924032</text:p>
          </table:table-cell>
          <table:table-cell office:value-type="float" office:value="6.2715911333383">
            <text:p>6.2715911333383</text:p>
          </table:table-cell>
          <table:table-cell office:value-type="float" office:value="8.168696810396332">
            <text:p>8.168696810396332</text:p>
          </table:table-cell>
          <table:table-cell office:value-type="float" office:value="96.71525151581379">
            <text:p>96.71525151581379</text:p>
          </table:table-cell>
          <table:table-cell office:value-type="float" office:value="85.69430710013222">
            <text:p>85.69430710013222</text:p>
          </table:table-cell>
          <table:table-cell office:value-type="float" office:value="39.099667655248325">
            <text:p>39.099667655248325</text:p>
          </table:table-cell>
          <table:table-cell office:value-type="float" office:value="3.1908253019690775">
            <text:p>3.1908253019690775</text:p>
          </table:table-cell>
          <table:table-cell office:value-type="float" office:value="2.3262564432495494">
            <text:p>2.3262564432495494</text:p>
          </table:table-cell>
          <table:table-cell office:value-type="float" office:value="0.4412687309668307">
            <text:p>0.4412687309668307</text:p>
          </table:table-cell>
          <table:table-cell office:value-type="float" office:value="7.3070813e-09">
            <text:p>7.3070813e-09</text:p>
          </table:table-cell>
          <table:table-cell office:value-type="float" office:value="10.397542569769216">
            <text:p>10.397542569769216</text:p>
          </table:table-cell>
          <table:table-cell office:value-type="float" office:value="17.04584519669858">
            <text:p>17.04584519669858</text:p>
          </table:table-cell>
          <table:table-cell office:value-type="float" office:value="3.662706869901964">
            <text:p>3.662706869901964</text:p>
          </table:table-cell>
          <table:table-cell office:value-type="float" office:value="0.7844497112506879">
            <text:p>0.7844497112506879</text:p>
          </table:table-cell>
          <table:table-cell office:value-type="float" office:value="6.794128971650259">
            <text:p>6.794128971650259</text:p>
          </table:table-cell>
          <table:table-cell office:value-type="float" office:value="0.6284177825663052">
            <text:p>0.6284177825663052</text:p>
          </table:table-cell>
          <table:table-cell office:value-type="float" office:value="0.6663510712423096">
            <text:p>0.6663510712423096</text:p>
          </table:table-cell>
          <table:table-cell office:value-type="float" office:value="14.473007320550128">
            <text:p>14.473007320550128</text:p>
          </table:table-cell>
          <table:table-cell office:value-type="float" office:value="48.2414789120002">
            <text:p>48.2414789120002</text:p>
          </table:table-cell>
          <table:table-cell office:value-type="float" office:value="0.05956114818492">
            <text:p>0.05956114818492</text:p>
          </table:table-cell>
          <table:table-cell office:value-type="float" office:value="0.0526949602439151">
            <text:p>0.0526949602439151</text:p>
          </table:table-cell>
          <table:table-cell office:value-type="float" office:value="0.0459136260905948">
            <text:p>0.0459136260905948</text:p>
          </table:table-cell>
          <table:table-cell office:value-type="float" office:value="0.0037328833119951">
            <text:p>0.0037328833119951</text:p>
          </table:table-cell>
          <table:table-cell office:value-type="float" office:value="0.0577022095533953">
            <text:p>0.0577022095533953</text:p>
          </table:table-cell>
          <table:table-cell office:value-type="float" office:value="0.0782400006670769">
            <text:p>0.0782400006670769</text:p>
          </table:table-cell>
          <table:table-cell office:value-type="float" office:value="0.0413288552825397">
            <text:p>0.0413288552825397</text:p>
          </table:table-cell>
          <table:table-cell office:value-type="float" office:value="0.0181055878284667">
            <text:p>0.0181055878284667</text:p>
          </table:table-cell>
          <table:table-cell office:value-type="float" office:value="0.0254657428201175">
            <text:p>0.0254657428201175</text:p>
          </table:table-cell>
          <table:table-cell office:value-type="float" office:value="0.02828085442752">
            <text:p>0.02828085442752</text:p>
          </table:table-cell>
          <table:table-cell office:value-type="float" office:value="0.0397548457777667">
            <text:p>0.0397548457777667</text:p>
          </table:table-cell>
          <table:table-cell office:value-type="float" office:value="0.0517803656198779">
            <text:p>0.0517803656198779</text:p>
          </table:table-cell>
          <table:table-cell office:value-type="float" office:value="0.0628743715319004">
            <text:p>0.0628743715319004</text:p>
          </table:table-cell>
          <table:table-cell office:value-type="float" office:value="0.4345645486599132">
            <text:p>0.4345645486599132</text:p>
          </table:table-cell>
          <table:table-cell office:value-type="float" office:value="20.2507903828728">
            <text:p>20.2507903828728</text:p>
          </table:table-cell>
          <table:table-cell office:value-type="float" office:value="17.916286482931156">
            <text:p>17.916286482931156</text:p>
          </table:table-cell>
          <table:table-cell office:value-type="float" office:value="15.610632870802235">
            <text:p>15.610632870802235</text:p>
          </table:table-cell>
          <table:table-cell office:value-type="float" office:value="1.2691803260783538">
            <text:p>1.2691803260783538</text:p>
          </table:table-cell>
          <table:table-cell office:value-type="float" office:value="19.618751248154407">
            <text:p>19.618751248154407</text:p>
          </table:table-cell>
          <table:table-cell office:value-type="float" office:value="26.60160022680616">
            <text:p>26.60160022680616</text:p>
          </table:table-cell>
          <table:table-cell office:value-type="float" office:value="14.051810796063512">
            <text:p>14.051810796063512</text:p>
          </table:table-cell>
          <table:table-cell office:value-type="float" office:value="6.15589986167869">
            <text:p>6.15589986167869</text:p>
          </table:table-cell>
          <table:table-cell office:value-type="float" office:value="8.658352558839983">
            <text:p>8.658352558839983</text:p>
          </table:table-cell>
          <table:table-cell office:value-type="float" office:value="9.615490505356826">
            <text:p>9.615490505356826</text:p>
          </table:table-cell>
          <table:table-cell office:value-type="float" office:value="13.516647564440701">
            <text:p>13.516647564440701</text:p>
          </table:table-cell>
          <table:table-cell office:value-type="float" office:value="17.605324310758487">
            <text:p>17.605324310758487</text:p>
          </table:table-cell>
          <table:table-cell office:value-type="float" office:value="21.377286320846153">
            <text:p>21.377286320846153</text:p>
          </table:table-cell>
          <table:table-cell office:value-type="float" office:value="147.75194654437053">
            <text:p>147.75194654437053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2146099120899576">
            <text:p>0.214609912089957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13">
            <text:p>13</text:p>
          </table:table-cell>
          <table:table-cell office:value-type="float" office:value="0.4073733692215618">
            <text:p>0.407373369221561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467936">
            <text:p>0.467936</text:p>
          </table:table-cell>
          <table:table-cell office:value-type="float" office:value="0.5851460150045973">
            <text:p>0.5851460150045973</text:p>
          </table:table-cell>
          <table:table-cell office:value-type="float" office:value="0.2434930142716833">
            <text:p>0.2434930142716833</text:p>
          </table:table-cell>
          <table:table-cell office:value-type="float" office:value="0.236836370354306">
            <text:p>0.236836370354306</text:p>
          </table:table-cell>
          <table:table-cell office:value-type="float" office:value="0.0654753996305869">
            <text:p>0.0654753996305869</text:p>
          </table:table-cell>
          <table:table-cell office:value-type="float" office:value="1e-10">
            <text:p>1e-10</text:p>
          </table:table-cell>
          <table:table-cell office:value-type="float" office:value="0.3449209017888649">
            <text:p>0.3449209017888649</text:p>
          </table:table-cell>
          <table:table-cell office:value-type="float" office:value="0.6050533063454173">
            <text:p>0.6050533063454173</text:p>
          </table:table-cell>
          <table:table-cell office:value-type="float" office:value="0.1849958455035576">
            <text:p>0.1849958455035576</text:p>
          </table:table-cell>
          <table:table-cell office:value-type="float" office:value="0.0236873410409588">
            <text:p>0.0236873410409588</text:p>
          </table:table-cell>
          <table:table-cell office:value-type="float" office:value="0.4177768812542845">
            <text:p>0.4177768812542845</text:p>
          </table:table-cell>
          <table:table-cell office:value-type="float" office:value="0.0374943765539156">
            <text:p>0.0374943765539156</text:p>
          </table:table-cell>
          <table:table-cell office:value-type="float" office:value="0.0487649188903137">
            <text:p>0.0487649188903137</text:p>
          </table:table-cell>
          <table:table-cell office:value-type="float" office:value="0.640455919140211">
            <text:p>0.640455919140211</text:p>
          </table:table-cell>
          <table:table-cell office:value-type="float" office:value="0.5735973878503188">
            <text:p>0.5735973878503188</text:p>
          </table:table-cell>
          <table:table-cell office:value-type="float" office:value="81.04678723045777">
            <text:p>81.04678723045777</text:p>
          </table:table-cell>
          <table:table-cell office:value-type="float" office:value="33.72547366596163">
            <text:p>33.72547366596163</text:p>
          </table:table-cell>
          <table:table-cell office:value-type="float" office:value="32.80348224944935">
            <text:p>32.80348224944935</text:p>
          </table:table-cell>
          <table:table-cell office:value-type="float" office:value="9.068797610537738">
            <text:p>9.068797610537738</text:p>
          </table:table-cell>
          <table:table-cell office:value-type="float" office:value="1.38506945e-08">
            <text:p>1.38506945e-08</text:p>
          </table:table-cell>
          <table:table-cell office:value-type="float" office:value="47.77394055806759">
            <text:p>47.77394055806759</text:p>
          </table:table-cell>
          <table:table-cell office:value-type="float" office:value="83.80408534795667">
            <text:p>83.80408534795667</text:p>
          </table:table-cell>
          <table:table-cell office:value-type="float" office:value="25.62320949742377">
            <text:p>25.62320949742377</text:p>
          </table:table-cell>
          <table:table-cell office:value-type="float" office:value="3.2808612554368928">
            <text:p>3.2808612554368928</text:p>
          </table:table-cell>
          <table:table-cell office:value-type="float" office:value="57.86499973780764">
            <text:p>57.86499973780764</text:p>
          </table:table-cell>
          <table:table-cell office:value-type="float" office:value="5.19323157123439">
            <text:p>5.19323157123439</text:p>
          </table:table-cell>
          <table:table-cell office:value-type="float" office:value="6.754279964775527">
            <text:p>6.754279964775527</text:p>
          </table:table-cell>
          <table:table-cell office:value-type="float" office:value="88.7075931101336">
            <text:p>88.7075931101336</text:p>
          </table:table-cell>
          <table:table-cell office:value-type="float" office:value="79.44722215819226">
            <text:p>79.44722215819226</text:p>
          </table:table-cell>
          <table:table-cell office:value-type="float" office:value="52.84024236789597">
            <text:p>52.84024236789597</text:p>
          </table:table-cell>
          <table:table-cell office:value-type="float" office:value="2.810456138830136">
            <text:p>2.810456138830136</text:p>
          </table:table-cell>
          <table:table-cell office:value-type="float" office:value="2.0502176405905845">
            <text:p>2.0502176405905845</text:p>
          </table:table-cell>
          <table:table-cell office:value-type="float" office:value="0.4085038246371381">
            <text:p>0.4085038246371381</text:p>
          </table:table-cell>
          <table:table-cell office:value-type="float" office:value="6.869444e-09">
            <text:p>6.869444e-09</text:p>
          </table:table-cell>
          <table:table-cell office:value-type="float" office:value="9.654740043569728">
            <text:p>9.654740043569728</text:p>
          </table:table-cell>
          <table:table-cell office:value-type="float" office:value="15.774182807636045">
            <text:p>15.774182807636045</text:p>
          </table:table-cell>
          <table:table-cell office:value-type="float" office:value="3.3956587579924684">
            <text:p>3.3956587579924684</text:p>
          </table:table-cell>
          <table:table-cell office:value-type="float" office:value="0.6891540935266434">
            <text:p>0.6891540935266434</text:p>
          </table:table-cell>
          <table:table-cell office:value-type="float" office:value="6.591402080847671">
            <text:p>6.591402080847671</text:p>
          </table:table-cell>
          <table:table-cell office:value-type="float" office:value="0.547064144819482">
            <text:p>0.547064144819482</text:p>
          </table:table-cell>
          <table:table-cell office:value-type="float" office:value="0.5838441995652482">
            <text:p>0.5838441995652482</text:p>
          </table:table-cell>
          <table:table-cell office:value-type="float" office:value="14.016043587255828">
            <text:p>14.016043587255828</text:p>
          </table:table-cell>
          <table:table-cell office:value-type="float" office:value="46.656979801250394">
            <text:p>46.656979801250394</text:p>
          </table:table-cell>
          <table:table-cell office:value-type="float" office:value="0.0521530783345639">
            <text:p>0.0521530783345639</text:p>
          </table:table-cell>
          <table:table-cell office:value-type="float" office:value="0.0509910937130018">
            <text:p>0.0509910937130018</text:p>
          </table:table-cell>
          <table:table-cell office:value-type="float" office:value="0.0443344497956245">
            <text:p>0.0443344497956245</text:p>
          </table:table-cell>
          <table:table-cell office:value-type="float" office:value="0.003508780727186">
            <text:p>0.003508780727186</text:p>
          </table:table-cell>
          <table:table-cell office:value-type="float" office:value="0.0624418851184045">
            <text:p>0.0624418851184045</text:p>
          </table:table-cell>
          <table:table-cell office:value-type="float" office:value="0.0755264756471414">
            <text:p>0.0755264756471414</text:p>
          </table:table-cell>
          <table:table-cell office:value-type="float" office:value="0.0384050771251596">
            <text:p>0.0384050771251596</text:p>
          </table:table-cell>
          <table:table-cell office:value-type="float" office:value="0.0168244579714028">
            <text:p>0.0168244579714028</text:p>
          </table:table-cell>
          <table:table-cell office:value-type="float" office:value="0.0236873410409588">
            <text:p>0.0236873410409588</text:p>
          </table:table-cell>
          <table:table-cell office:value-type="float" office:value="0.0268174766411686">
            <text:p>0.0268174766411686</text:p>
          </table:table-cell>
          <table:table-cell office:value-type="float" office:value="0.0374943765539156">
            <text:p>0.0374943765539156</text:p>
          </table:table-cell>
          <table:table-cell office:value-type="float" office:value="0.0487649188903137">
            <text:p>0.0487649188903137</text:p>
          </table:table-cell>
          <table:table-cell office:value-type="float" office:value="0.0601726781609029">
            <text:p>0.0601726781609029</text:p>
          </table:table-cell>
          <table:table-cell office:value-type="float" office:value="0.4588779102802551">
            <text:p>0.4588779102802551</text:p>
          </table:table-cell>
          <table:table-cell office:value-type="float" office:value="17.732046633751743">
            <text:p>17.732046633751743</text:p>
          </table:table-cell>
          <table:table-cell office:value-type="float" office:value="17.336971862420633">
            <text:p>17.336971862420633</text:p>
          </table:table-cell>
          <table:table-cell office:value-type="float" office:value="15.07371293051235">
            <text:p>15.07371293051235</text:p>
          </table:table-cell>
          <table:table-cell office:value-type="float" office:value="1.1929854472432666">
            <text:p>1.1929854472432666</text:p>
          </table:table-cell>
          <table:table-cell office:value-type="float" office:value="21.23024094025753">
            <text:p>21.23024094025753</text:p>
          </table:table-cell>
          <table:table-cell office:value-type="float" office:value="25.679001720028108">
            <text:p>25.679001720028108</text:p>
          </table:table-cell>
          <table:table-cell office:value-type="float" office:value="13.057726222554276">
            <text:p>13.057726222554276</text:p>
          </table:table-cell>
          <table:table-cell office:value-type="float" office:value="5.720315710276968">
            <text:p>5.720315710276968</text:p>
          </table:table-cell>
          <table:table-cell office:value-type="float" office:value="8.053695953925994">
            <text:p>8.053695953925994</text:p>
          </table:table-cell>
          <table:table-cell office:value-type="float" office:value="9.117942057997341">
            <text:p>9.117942057997341</text:p>
          </table:table-cell>
          <table:table-cell office:value-type="float" office:value="12.748088028331328">
            <text:p>12.748088028331328</text:p>
          </table:table-cell>
          <table:table-cell office:value-type="float" office:value="16.58007242270669">
            <text:p>16.58007242270669</text:p>
          </table:table-cell>
          <table:table-cell office:value-type="float" office:value="20.458710574707016">
            <text:p>20.458710574707016</text:p>
          </table:table-cell>
          <table:table-cell office:value-type="float" office:value="156.01848949528676">
            <text:p>156.0184894952867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1650845477615058">
            <text:p>0.165084547761505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14">
            <text:p>14</text:p>
          </table:table-cell>
          <table:table-cell office:value-type="float" office:value="0.3198317637341083">
            <text:p>0.3198317637341083</text:p>
          </table:table-cell>
          <table:table-cell office:value-type="float" office:value="0.9999999999999998">
            <text:p>0.999999999999999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458197">
            <text:p>0.458197</text:p>
          </table:table-cell>
          <table:table-cell office:value-type="float" office:value="0.5832687212557066">
            <text:p>0.5832687212557066</text:p>
          </table:table-cell>
          <table:table-cell office:value-type="float" office:value="0.2446834348495381">
            <text:p>0.2446834348495381</text:p>
          </table:table-cell>
          <table:table-cell office:value-type="float" office:value="0.2381970179150696">
            <text:p>0.2381970179150696</text:p>
          </table:table-cell>
          <table:table-cell office:value-type="float" office:value="0.0661491740203146">
            <text:p>0.0661491740203146</text:p>
          </table:table-cell>
          <table:table-cell office:value-type="float" office:value="0.0022789921906941">
            <text:p>0.0022789921906941</text:p>
          </table:table-cell>
          <table:table-cell office:value-type="float" office:value="0.3468431656857379">
            <text:p>0.3468431656857379</text:p>
          </table:table-cell>
          <table:table-cell office:value-type="float" office:value="0.6134291807726228">
            <text:p>0.6134291807726228</text:p>
          </table:table-cell>
          <table:table-cell office:value-type="float" office:value="0.1889114601401761">
            <text:p>0.1889114601401761</text:p>
          </table:table-cell>
          <table:table-cell office:value-type="float" office:value="0.0209694633412993">
            <text:p>0.0209694633412993</text:p>
          </table:table-cell>
          <table:table-cell office:value-type="float" office:value="0.4382453551337761">
            <text:p>0.4382453551337761</text:p>
          </table:table-cell>
          <table:table-cell office:value-type="float" office:value="0.0339244836700882">
            <text:p>0.0339244836700882</text:p>
          </table:table-cell>
          <table:table-cell office:value-type="float" office:value="0.0440391939166341">
            <text:p>0.0440391939166341</text:p>
          </table:table-cell>
          <table:table-cell office:value-type="float" office:value="0.6794835987221776">
            <text:p>0.6794835987221776</text:p>
          </table:table-cell>
          <table:table-cell office:value-type="float" office:value="0.6179780246166727">
            <text:p>0.6179780246166727</text:p>
          </table:table-cell>
          <table:table-cell office:value-type="float" office:value="63.42627370905123">
            <text:p>63.42627370905123</text:p>
          </table:table-cell>
          <table:table-cell office:value-type="float" office:value="26.607561738312185">
            <text:p>26.607561738312185</text:p>
          </table:table-cell>
          <table:table-cell office:value-type="float" office:value="25.9022106010338">
            <text:p>25.9022106010338</text:p>
          </table:table-cell>
          <table:table-cell office:value-type="float" office:value="7.193246378800381">
            <text:p>7.193246378800381</text:p>
          </table:table-cell>
          <table:table-cell office:value-type="float" office:value="0.2478239912412279">
            <text:p>0.2478239912412279</text:p>
          </table:table-cell>
          <table:table-cell office:value-type="float" office:value="37.71669688293299">
            <text:p>37.71669688293299</text:p>
          </table:table-cell>
          <table:table-cell office:value-type="float" office:value="66.70600651624224">
            <text:p>66.70600651624224</text:p>
          </table:table-cell>
          <table:table-cell office:value-type="float" office:value="20.5427610653142">
            <text:p>20.5427610653142</text:p>
          </table:table-cell>
          <table:table-cell office:value-type="float" office:value="2.2802781513018697">
            <text:p>2.2802781513018697</text:p>
          </table:table-cell>
          <table:table-cell office:value-type="float" office:value="47.656026859443536">
            <text:p>47.656026859443536</text:p>
          </table:table-cell>
          <table:table-cell office:value-type="float" office:value="3.6890433316309137">
            <text:p>3.6890433316309137</text:p>
          </table:table-cell>
          <table:table-cell office:value-type="float" office:value="4.788945241687077">
            <text:p>4.788945241687077</text:p>
          </table:table-cell>
          <table:table-cell office:value-type="float" office:value="73.8889488546225">
            <text:p>73.8889488546225</text:p>
          </table:table-cell>
          <table:table-cell office:value-type="float" office:value="67.20066053110403">
            <text:p>67.20066053110403</text:p>
          </table:table-cell>
          <table:table-cell office:value-type="float" office:value="76.06310726017628">
            <text:p>76.06310726017628</text:p>
          </table:table-cell>
          <table:table-cell office:value-type="float" office:value="2.2172968115260154">
            <text:p>2.2172968115260154</text:p>
          </table:table-cell>
          <table:table-cell office:value-type="float" office:value="1.6188881625646123">
            <text:p>1.6188881625646123</text:p>
          </table:table-cell>
          <table:table-cell office:value-type="float" office:value="0.3404397729158326">
            <text:p>0.3404397729158326</text:p>
          </table:table-cell>
          <table:table-cell office:value-type="float" office:value="0.1372499617922081">
            <text:p>0.1372499617922081</text:p>
          </table:table-cell>
          <table:table-cell office:value-type="float" office:value="8.162182698074643">
            <text:p>8.162182698074643</text:p>
          </table:table-cell>
          <table:table-cell office:value-type="float" office:value="13.432738924963816">
            <text:p>13.432738924963816</text:p>
          </table:table-cell>
          <table:table-cell office:value-type="float" office:value="2.8986042680172472">
            <text:p>2.8986042680172472</text:p>
          </table:table-cell>
          <table:table-cell office:value-type="float" office:value="0.5441499609289139">
            <text:p>0.5441499609289139</text:p>
          </table:table-cell>
          <table:table-cell office:value-type="float" office:value="6.075567942271648">
            <text:p>6.075567942271648</text:p>
          </table:table-cell>
          <table:table-cell office:value-type="float" office:value="0.4244779161508582">
            <text:p>0.4244779161508582</text:p>
          </table:table-cell>
          <table:table-cell office:value-type="float" office:value="0.4584560008077113">
            <text:p>0.4584560008077113</text:p>
          </table:table-cell>
          <table:table-cell office:value-type="float" office:value="12.88256240617283">
            <text:p>12.88256240617283</text:p>
          </table:table-cell>
          <table:table-cell office:value-type="float" office:value="42.83430060937238">
            <text:p>42.83430060937238</text:p>
          </table:table-cell>
          <table:table-cell office:value-type="float" office:value="0.0426774368678037">
            <text:p>0.0426774368678037</text:p>
          </table:table-cell>
          <table:table-cell office:value-type="float" office:value="0.0493030908793351">
            <text:p>0.0493030908793351</text:p>
          </table:table-cell>
          <table:table-cell office:value-type="float" office:value="0.0428166739448666">
            <text:p>0.0428166739448666</text:p>
          </table:table-cell>
          <table:table-cell office:value-type="float" office:value="0.0032194591168329">
            <text:p>0.0032194591168329</text:p>
          </table:table-cell>
          <table:table-cell office:value-type="float" office:value="0.0701034640555226">
            <text:p>0.0701034640555226</text:p>
          </table:table-cell>
          <table:table-cell office:value-type="float" office:value="0.0697732983141196">
            <text:p>0.0697732983141196</text:p>
          </table:table-cell>
          <table:table-cell office:value-type="float" office:value="0.0341235943817229">
            <text:p>0.0341235943817229</text:p>
          </table:table-cell>
          <table:table-cell office:value-type="float" office:value="0.0149077666335628">
            <text:p>0.0149077666335628</text:p>
          </table:table-cell>
          <table:table-cell office:value-type="float" office:value="0.0209694633412993">
            <text:p>0.0209694633412993</text:p>
          </table:table-cell>
          <table:table-cell office:value-type="float" office:value="0.024404638489919">
            <text:p>0.024404638489919</text:p>
          </table:table-cell>
          <table:table-cell office:value-type="float" office:value="0.0339244836700882">
            <text:p>0.0339244836700882</text:p>
          </table:table-cell>
          <table:table-cell office:value-type="float" office:value="0.0440391939166341">
            <text:p>0.0440391939166341</text:p>
          </table:table-cell>
          <table:table-cell office:value-type="float" office:value="0.0553550166949544">
            <text:p>0.0553550166949544</text:p>
          </table:table-cell>
          <table:table-cell office:value-type="float" office:value="0.4943824196933381">
            <text:p>0.4943824196933381</text:p>
          </table:table-cell>
          <table:table-cell office:value-type="float" office:value="14.510328535053269">
            <text:p>14.510328535053269</text:p>
          </table:table-cell>
          <table:table-cell office:value-type="float" office:value="16.763050898973965">
            <text:p>16.763050898973965</text:p>
          </table:table-cell>
          <table:table-cell office:value-type="float" office:value="14.557669141254674">
            <text:p>14.557669141254674</text:p>
          </table:table-cell>
          <table:table-cell office:value-type="float" office:value="1.09461609972319">
            <text:p>1.09461609972319</text:p>
          </table:table-cell>
          <table:table-cell office:value-type="float" office:value="23.83517777887771">
            <text:p>23.83517777887771</text:p>
          </table:table-cell>
          <table:table-cell office:value-type="float" office:value="23.722921426800664">
            <text:p>23.722921426800664</text:p>
          </table:table-cell>
          <table:table-cell office:value-type="float" office:value="11.602022089785809">
            <text:p>11.602022089785809</text:p>
          </table:table-cell>
          <table:table-cell office:value-type="float" office:value="5.068640655411355">
            <text:p>5.068640655411355</text:p>
          </table:table-cell>
          <table:table-cell office:value-type="float" office:value="7.129617536041778">
            <text:p>7.129617536041778</text:p>
          </table:table-cell>
          <table:table-cell office:value-type="float" office:value="8.29757708657247">
            <text:p>8.29757708657247</text:p>
          </table:table-cell>
          <table:table-cell office:value-type="float" office:value="11.534324447829997">
            <text:p>11.534324447829997</text:p>
          </table:table-cell>
          <table:table-cell office:value-type="float" office:value="14.973325931655616">
            <text:p>14.973325931655616</text:p>
          </table:table-cell>
          <table:table-cell office:value-type="float" office:value="18.82070567628452">
            <text:p>18.82070567628452</text:p>
          </table:table-cell>
          <table:table-cell office:value-type="float" office:value="168.09002269573497">
            <text:p>168.09002269573497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1269881136626968">
            <text:p>0.126988113662696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string-value="15">
            <text:p>15</text:p>
          </table:table-cell>
          <table:table-cell office:value-type="float" office:value="0.1642503528543014">
            <text:p>0.164250352854301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55598">
            <text:p>0.55598</text:p>
          </table:table-cell>
          <table:table-cell office:value-type="float" office:value="0.5680032265252427">
            <text:p>0.5680032265252427</text:p>
          </table:table-cell>
          <table:table-cell office:value-type="float" office:value="0.2470806064137766">
            <text:p>0.2470806064137766</text:p>
          </table:table-cell>
          <table:table-cell office:value-type="float" office:value="0.2414547060374863">
            <text:p>0.2414547060374863</text:p>
          </table:table-cell>
          <table:table-cell office:value-type="float" office:value="0.0565385389765057">
            <text:p>0.0565385389765057</text:p>
          </table:table-cell>
          <table:table-cell office:value-type="float" office:value="0.0483277842613757">
            <text:p>0.0483277842613757</text:p>
          </table:table-cell>
          <table:table-cell office:value-type="float" office:value="0.2947466741807515">
            <text:p>0.2947466741807515</text:p>
          </table:table-cell>
          <table:table-cell office:value-type="float" office:value="0.6194920040332828">
            <text:p>0.6194920040332828</text:p>
          </table:table-cell>
          <table:table-cell office:value-type="float" office:value="0.1941879226306577">
            <text:p>0.1941879226306577</text:p>
          </table:table-cell>
          <table:table-cell office:value-type="float" office:value="0.0153438022528303">
            <text:p>0.0153438022528303</text:p>
          </table:table-cell>
          <table:table-cell office:value-type="float" office:value="0.4718455916887849">
            <text:p>0.4718455916887849</text:p>
          </table:table-cell>
          <table:table-cell office:value-type="float" office:value="0.0258463474140789">
            <text:p>0.0258463474140789</text:p>
          </table:table-cell>
          <table:table-cell office:value-type="float" office:value="0.0334570451087444">
            <text:p>0.0334570451087444</text:p>
          </table:table-cell>
          <table:table-cell office:value-type="float" office:value="0.746849391680872">
            <text:p>0.746849391680872</text:p>
          </table:table-cell>
          <table:table-cell office:value-type="float" office:value="0.6982465018099746">
            <text:p>0.6982465018099746</text:p>
          </table:table-cell>
          <table:table-cell office:value-type="float" office:value="31.72020832891197">
            <text:p>31.72020832891197</text:p>
          </table:table-cell>
          <table:table-cell office:value-type="float" office:value="13.798246107551982">
            <text:p>13.798246107551982</text:p>
          </table:table-cell>
          <table:table-cell office:value-type="float" office:value="13.48406702609618">
            <text:p>13.48406702609618</text:p>
          </table:table-cell>
          <table:table-cell office:value-type="float" office:value="3.1574014920976325">
            <text:p>3.1574014920976325</text:p>
          </table:table-cell>
          <table:table-cell office:value-type="float" office:value="2.698870909983157">
            <text:p>2.698870909983157</text:p>
          </table:table-cell>
          <table:table-cell office:value-type="float" office:value="16.460163380518892">
            <text:p>16.460163380518892</text:p>
          </table:table-cell>
          <table:table-cell office:value-type="float" office:value="34.59560528598092">
            <text:p>34.59560528598092</text:p>
          </table:table-cell>
          <table:table-cell office:value-type="float" office:value="10.84444783612397">
            <text:p>10.84444783612397</text:p>
          </table:table-cell>
          <table:table-cell office:value-type="float" office:value="0.8568764776123617">
            <text:p>0.8568764776123617</text:p>
          </table:table-cell>
          <table:table-cell office:value-type="float" office:value="26.35027367539406">
            <text:p>26.35027367539406</text:p>
          </table:table-cell>
          <table:table-cell office:value-type="float" office:value="1.443392372137494">
            <text:p>1.443392372137494</text:p>
          </table:table-cell>
          <table:table-cell office:value-type="float" office:value="1.8684126979550073">
            <text:p>1.8684126979550073</text:p>
          </table:table-cell>
          <table:table-cell office:value-type="float" office:value="41.70789387828525">
            <text:p>41.70789387828525</text:p>
          </table:table-cell>
          <table:table-cell office:value-type="float" office:value="38.993659662533794">
            <text:p>38.993659662533794</text:p>
          </table:table-cell>
          <table:table-cell office:value-type="float" office:value="125.08762502185544">
            <text:p>125.08762502185544</text:p>
          </table:table-cell>
          <table:table-cell office:value-type="float" office:value="1.1498538422959983">
            <text:p>1.1498538422959983</text:p>
          </table:table-cell>
          <table:table-cell office:value-type="float" office:value="0.8427541891310112">
            <text:p>0.8427541891310112</text:p>
          </table:table-cell>
          <table:table-cell office:value-type="float" office:value="0.1801912752685571">
            <text:p>0.1801912752685571</text:p>
          </table:table-cell>
          <table:table-cell office:value-type="float" office:value="1.8712405982853524">
            <text:p>1.8712405982853524</text:p>
          </table:table-cell>
          <table:table-cell office:value-type="float" office:value="4.137651038618791">
            <text:p>4.137651038618791</text:p>
          </table:table-cell>
          <table:table-cell office:value-type="float" office:value="8.07104786319852">
            <text:p>8.07104786319852</text:p>
          </table:table-cell>
          <table:table-cell office:value-type="float" office:value="1.7327296717388216">
            <text:p>1.7327296717388216</text:p>
          </table:table-cell>
          <table:table-cell office:value-type="float" office:value="0.2912836212502533">
            <text:p>0.2912836212502533</text:p>
          </table:table-cell>
          <table:table-cell office:value-type="float" office:value="4.607765514725424">
            <text:p>4.607765514725424</text:p>
          </table:table-cell>
          <table:table-cell office:value-type="float" office:value="0.2132309697499867">
            <text:p>0.2132309697499867</text:p>
          </table:table-cell>
          <table:table-cell office:value-type="float" office:value="0.238601756311514">
            <text:p>0.238601756311514</text:p>
          </table:table-cell>
          <table:table-cell office:value-type="float" office:value="9.623433050869037">
            <text:p>9.623433050869037</text:p>
          </table:table-cell>
          <table:table-cell office:value-type="float" office:value="31.87564007901442">
            <text:p>31.87564007901442</text:p>
          </table:table-cell>
          <table:table-cell office:value-type="float" office:value="0.0287662582425591">
            <text:p>0.0287662582425591</text:p>
          </table:table-cell>
          <table:table-cell office:value-type="float" office:value="0.0500371752367757">
            <text:p>0.0500371752367757</text:p>
          </table:table-cell>
          <table:table-cell office:value-type="float" office:value="0.0444112748604854">
            <text:p>0.0444112748604854</text:p>
          </table:table-cell>
          <table:table-cell office:value-type="float" office:value="0.0024107958596445">
            <text:p>0.0024107958596445</text:p>
          </table:table-cell>
          <table:table-cell office:value-type="float" office:value="0.0838150202124902">
            <text:p>0.0838150202124902</text:p>
          </table:table-cell>
          <table:table-cell office:value-type="float" office:value="0.0582475415904982">
            <text:p>0.0582475415904982</text:p>
          </table:table-cell>
          <table:table-cell office:value-type="float" office:value="0.0253992520314175">
            <text:p>0.0253992520314175</text:p>
          </table:table-cell>
          <table:table-cell office:value-type="float" office:value="0.0110500171655158">
            <text:p>0.0110500171655158</text:p>
          </table:table-cell>
          <table:table-cell office:value-type="float" office:value="0.0153438022528303">
            <text:p>0.0153438022528303</text:p>
          </table:table-cell>
          <table:table-cell office:value-type="float" office:value="0.0188756676931719">
            <text:p>0.0188756676931719</text:p>
          </table:table-cell>
          <table:table-cell office:value-type="float" office:value="0.0258463474140789">
            <text:p>0.0258463474140789</text:p>
          </table:table-cell>
          <table:table-cell office:value-type="float" office:value="0.0334570451087444">
            <text:p>0.0334570451087444</text:p>
          </table:table-cell>
          <table:table-cell office:value-type="float" office:value="0.0437426008838078">
            <text:p>0.0437426008838078</text:p>
          </table:table-cell>
          <table:table-cell office:value-type="float" office:value="0.5585972014479798">
            <text:p>0.5585972014479798</text:p>
          </table:table-cell>
          <table:table-cell office:value-type="float" office:value="9.780527802470113">
            <text:p>9.780527802470113</text:p>
          </table:table-cell>
          <table:table-cell office:value-type="float" office:value="17.01263958050376">
            <text:p>17.01263958050376</text:p>
          </table:table-cell>
          <table:table-cell office:value-type="float" office:value="15.09983345256506">
            <text:p>15.09983345256506</text:p>
          </table:table-cell>
          <table:table-cell office:value-type="float" office:value="0.819670592279159">
            <text:p>0.819670592279159</text:p>
          </table:table-cell>
          <table:table-cell office:value-type="float" office:value="28.49710687224668">
            <text:p>28.49710687224668</text:p>
          </table:table-cell>
          <table:table-cell office:value-type="float" office:value="19.8041641407694">
            <text:p>19.8041641407694</text:p>
          </table:table-cell>
          <table:table-cell office:value-type="float" office:value="8.635745690681956">
            <text:p>8.635745690681956</text:p>
          </table:table-cell>
          <table:table-cell office:value-type="float" office:value="3.757005836275392">
            <text:p>3.757005836275392</text:p>
          </table:table-cell>
          <table:table-cell office:value-type="float" office:value="5.2168927659623066">
            <text:p>5.2168927659623066</text:p>
          </table:table-cell>
          <table:table-cell office:value-type="float" office:value="6.417727015678458">
            <text:p>6.417727015678458</text:p>
          </table:table-cell>
          <table:table-cell office:value-type="float" office:value="8.787758120786854">
            <text:p>8.787758120786854</text:p>
          </table:table-cell>
          <table:table-cell office:value-type="float" office:value="11.375395336973096">
            <text:p>11.375395336973096</text:p>
          </table:table-cell>
          <table:table-cell office:value-type="float" office:value="14.87248430049468">
            <text:p>14.87248430049468</text:p>
          </table:table-cell>
          <table:table-cell office:value-type="float" office:value="189.92304849231311">
            <text:p>189.923048492313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